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756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2965in" fo:break-before="auto" style:use-optimal-row-height="true"/>
    </style:style>
    <style:style style:name="ro3" style:family="table-row">
      <style:table-row-properties style:row-height="0.45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9" table:default-cell-style-name="Default"/>
        <table:table-column table:style-name="co2" table:default-cell-style-name="Default"/>
        <table:table-row table:style-name="ro1">
          <table:table-cell office:value-type="string">
            <text:p>hitid</text:p>
          </table:table-cell>
          <table:table-cell office:value-type="string">
            <text:p>hittyp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keywords</text:p>
          </table:table-cell>
          <table:table-cell office:value-type="string">
            <text:p>reward</text:p>
          </table:table-cell>
          <table:table-cell office:value-type="string">
            <text:p>creationtime</text:p>
          </table:table-cell>
          <table:table-cell office:value-type="string">
            <text:p>assignments</text:p>
          </table:table-cell>
          <table:table-cell office:value-type="string">
            <text:p>numavailable</text:p>
          </table:table-cell>
          <table:table-cell office:value-type="string">
            <text:p>numpending</text:p>
          </table:table-cell>
          <table:table-cell office:value-type="string">
            <text:p>numcomplete</text:p>
          </table:table-cell>
          <table:table-cell office:value-type="string">
            <text:p>hitstatus</text:p>
          </table:table-cell>
          <table:table-cell office:value-type="string">
            <text:p>reviewstatus</text:p>
          </table:table-cell>
          <table:table-cell office:value-type="string">
            <text:p>annotation</text:p>
          </table:table-cell>
          <table:table-cell office:value-type="string">
            <text:p>assignmentduration</text:p>
          </table:table-cell>
          <table:table-cell office:value-type="string">
            <text:p>autoapprovaldelay</text:p>
          </table:table-cell>
          <table:table-cell office:value-type="string">
            <text:p>hitlifetime</text:p>
          </table:table-cell>
          <table:table-cell office:value-type="string">
            <text:p>viewhit</text:p>
          </table:table-cell>
          <table:table-cell office:value-type="string">
            <text:p>assignmentid</text:p>
          </table:table-cell>
          <table:table-cell office:value-type="string">
            <text:p>workerid</text:p>
          </table:table-cell>
          <table:table-cell office:value-type="string">
            <text:p>assignmentstatus</text:p>
          </table:table-cell>
          <table:table-cell office:value-type="string">
            <text:p>autoapprovaltime</text:p>
          </table:table-cell>
          <table:table-cell office:value-type="string">
            <text:p>assignmentaccepttime</text:p>
          </table:table-cell>
          <table:table-cell office:value-type="string">
            <text:p>assignmentsubmittime</text:p>
          </table:table-cell>
          <table:table-cell office:value-type="string">
            <text:p>assignmentapprovaltime</text:p>
          </table:table-cell>
          <table:table-cell office:value-type="string">
            <text:p>assignmentrejecttime</text:p>
          </table:table-cell>
          <table:table-cell office:value-type="string">
            <text:p>deadline</text:p>
          </table:table-cell>
          <table:table-cell office:value-type="string">
            <text:p>feedback</text:p>
          </table:table-cell>
          <table:table-cell office:value-type="string">
            <text:p>reject</text:p>
          </table:table-cell>
          <table:table-cell office:value-type="string">
            <text:p>Answer.best_image</text:p>
          </table:table-cell>
        </table:table-row>
        <table:table-row table:style-name="ro1">
          <table:table-cell office:value-type="string">
            <text:p>2ETNVP3TVOK5AUF128YQPOZF0UC145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A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ETNVP3TVOK5AUF128YQPOZF0UC145</text:p>
          </table:table-cell>
          <table:table-cell office:value-type="string">
            <text:p>2UKSZVXX2Q45A9GMP87NTW1NYMHP7A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41:43 CDT 2014</text:p>
          </table:table-cell>
          <table:table-cell office:value-type="string">
            <text:p>Sun Mar 23 22:39:21 CDT 2014</text:p>
          </table:table-cell>
          <table:table-cell office:value-type="string">
            <text:p>Sun Mar 23 22:41:43 CDT 2014</text:p>
          </table:table-cell>
          <table:table-cell office:value-type="string">
            <text:p>Tue Mar 25 09:34:23 CDT 2014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http://i.imgur.com/4A317cq.jpg</text:p>
          </table:table-cell>
        </table:table-row>
        <table:table-row table:style-name="ro1">
          <table:table-cell office:value-type="string">
            <text:p>2ETNVP3TVOK5AUF128YQPOZF0UC145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A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ETNVP3TVOK5AUF128YQPOZF0UC145</text:p>
          </table:table-cell>
          <table:table-cell office:value-type="string">
            <text:p>2UKSZVXX2Q45A9GMP87NTW1NYMJP7C</text:p>
          </table:table-cell>
          <table:table-cell office:value-type="string">
            <text:p>A3SUTXC5CE4NF5</text:p>
          </table:table-cell>
          <table:table-cell office:value-type="string">
            <text:p>Approved</text:p>
          </table:table-cell>
          <table:table-cell office:value-type="string">
            <text:p>Wed Mar 26 23:23:53 CDT 2014</text:p>
          </table:table-cell>
          <table:table-cell office:value-type="string">
            <text:p>Sun Mar 23 23:22:18 CDT 2014</text:p>
          </table:table-cell>
          <table:table-cell office:value-type="string">
            <text:p>Sun Mar 23 23:23:53 CDT 2014</text:p>
          </table:table-cell>
          <table:table-cell office:value-type="string">
            <text:p>Tue Mar 25 09:34:23 CDT 2014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http://imgur.com/AVBdiB0</text:p>
          </table:table-cell>
        </table:table-row>
        <table:table-row table:style-name="ro1">
          <table:table-cell office:value-type="string">
            <text:p>2ETNVP3TVOK5AUF128YQPOZF0UC145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A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ETNVP3TVOK5AUF128YQPOZF0UC145</text:p>
          </table:table-cell>
          <table:table-cell office:value-type="string">
            <text:p>2FMFJ51Y7QEOFUUMTB3S4MOF35AEB4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Wed Mar 26 23:57:01 CDT 2014</text:p>
          </table:table-cell>
          <table:table-cell office:value-type="string">
            <text:p>Sun Mar 23 23:56:09 CDT 2014</text:p>
          </table:table-cell>
          <table:table-cell office:value-type="string">
            <text:p>Sun Mar 23 23:57:01 CDT 2014</text:p>
          </table:table-cell>
          <table:table-cell office:value-type="string">
            <text:p>Tue Mar 25 09:34:24 CDT 2014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http://imgur.com/M4ZKm98</text:p>
          </table:table-cell>
        </table:table-row>
        <table:table-row table:style-name="ro1">
          <table:table-cell office:value-type="string">
            <text:p>2ETNVP3TVOK5AUF128YQPOZF0UC145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A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ETNVP3TVOK5AUF128YQPOZF0UC145</text:p>
          </table:table-cell>
          <table:table-cell office:value-type="string">
            <text:p>2VCH1Q6SVQ8HONIMVGC5ZBVCOFP3MS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25:28 CDT 2014</text:p>
          </table:table-cell>
          <table:table-cell office:value-type="string">
            <text:p>Mon Mar 24 00:23:52 CDT 2014</text:p>
          </table:table-cell>
          <table:table-cell office:value-type="string">
            <text:p>Mon Mar 24 00:25:28 CDT 2014</text:p>
          </table:table-cell>
          <table:table-cell office:value-type="string">
            <text:p>Tue Mar 25 09:34:25 CDT 2014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http://imgur.com/fTFI0EY</text:p>
          </table:table-cell>
        </table:table-row>
        <table:table-row table:style-name="ro1">
          <table:table-cell office:value-type="string">
            <text:p>2ETNVP3TVOK5AUF128YQPOZF0UC145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A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ETNVP3TVOK5AUF128YQPOZF0UC145</text:p>
          </table:table-cell>
          <table:table-cell office:value-type="string">
            <text:p>2QXR98D8J3VENBOOUXPCR3MCQM9GW5</text:p>
          </table:table-cell>
          <table:table-cell office:value-type="string">
            <text:p>A3ICG6AUFB4AT</text:p>
          </table:table-cell>
          <table:table-cell office:value-type="string">
            <text:p>Approved</text:p>
          </table:table-cell>
          <table:table-cell office:value-type="string">
            <text:p>Thu Mar 27 01:02:41 CDT 2014</text:p>
          </table:table-cell>
          <table:table-cell office:value-type="string">
            <text:p>Mon Mar 24 00:51:32 CDT 2014</text:p>
          </table:table-cell>
          <table:table-cell office:value-type="string">
            <text:p>Mon Mar 24 01:02:41 CDT 2014</text:p>
          </table:table-cell>
          <table:table-cell office:value-type="string">
            <text:p>Tue Mar 25 09:34:26 CDT 2014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http://imgur.com/1Rj9JcK</text:p>
          </table:table-cell>
        </table:table-row>
        <table:table-row table:style-name="ro1">
          <table:table-cell office:value-type="string">
            <text:p>26L6XBAT2D5N6DJ1GDH0UG5T0Q715A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B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6L6XBAT2D5N6DJ1GDH0UG5T0Q715A</text:p>
          </table:table-cell>
          <table:table-cell office:value-type="string">
            <text:p>26TINMHGYQ4JJ2677L6MQFOY4WN8LJ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54:43 CDT 2014</text:p>
          </table:table-cell>
          <table:table-cell office:value-type="string">
            <text:p>Sun Mar 23 22:53:59 CDT 2014</text:p>
          </table:table-cell>
          <table:table-cell office:value-type="string">
            <text:p>Sun Mar 23 22:54:43 CDT 2014</text:p>
          </table:table-cell>
          <table:table-cell office:value-type="string">
            <text:p>Tue Mar 25 09:34:23 CDT 2014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http://imgur.com/QN6Os1P</text:p>
          </table:table-cell>
        </table:table-row>
        <table:table-row table:style-name="ro1">
          <table:table-cell office:value-type="string">
            <text:p>26L6XBAT2D5N6DJ1GDH0UG5T0Q715A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B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6L6XBAT2D5N6DJ1GDH0UG5T0Q715A</text:p>
          </table:table-cell>
          <table:table-cell office:value-type="string">
            <text:p>21JLFQ0ONNVRXGGDPJ5G2B76T96TKT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Wed Mar 26 23:51:21 CDT 2014</text:p>
          </table:table-cell>
          <table:table-cell office:value-type="string">
            <text:p>Sun Mar 23 23:50:05 CDT 2014</text:p>
          </table:table-cell>
          <table:table-cell office:value-type="string">
            <text:p>Sun Mar 23 23:51:21 CDT 2014</text:p>
          </table:table-cell>
          <table:table-cell office:value-type="string">
            <text:p>Tue Mar 25 09:34:23 CDT 2014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http://imgur.com/a6eYOzs</text:p>
          </table:table-cell>
        </table:table-row>
        <table:table-row table:style-name="ro1">
          <table:table-cell office:value-type="string">
            <text:p>26L6XBAT2D5N6DJ1GDH0UG5T0Q715A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B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6L6XBAT2D5N6DJ1GDH0UG5T0Q715A</text:p>
          </table:table-cell>
          <table:table-cell office:value-type="string">
            <text:p>2L2T2D5NQYN5VIMWKQWT9MNC2CA95Q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54:29 CDT 2014</text:p>
          </table:table-cell>
          <table:table-cell office:value-type="string">
            <text:p>Mon Mar 24 00:53:40 CDT 2014</text:p>
          </table:table-cell>
          <table:table-cell office:value-type="string">
            <text:p>Mon Mar 24 00:54:29 CDT 2014</text:p>
          </table:table-cell>
          <table:table-cell office:value-type="string">
            <text:p>Tue Mar 25 09:34:24 CDT 2014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http://imgur.com/aCqhO5S</text:p>
          </table:table-cell>
        </table:table-row>
        <table:table-row table:style-name="ro1">
          <table:table-cell office:value-type="string">
            <text:p>26L6XBAT2D5N6DJ1GDH0UG5T0Q715A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B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6L6XBAT2D5N6DJ1GDH0UG5T0Q715A</text:p>
          </table:table-cell>
          <table:table-cell office:value-type="string">
            <text:p>250ER9Y8TNKI2EOI6U6H32OM63FU7H</text:p>
          </table:table-cell>
          <table:table-cell office:value-type="string">
            <text:p>A2NUBLALZSI6OA</text:p>
          </table:table-cell>
          <table:table-cell office:value-type="string">
            <text:p>Approved</text:p>
          </table:table-cell>
          <table:table-cell office:value-type="string">
            <text:p>Thu Mar 27 00:58:13 CDT 2014</text:p>
          </table:table-cell>
          <table:table-cell office:value-type="string">
            <text:p>Mon Mar 24 00:56:47 CDT 2014</text:p>
          </table:table-cell>
          <table:table-cell office:value-type="string">
            <text:p>Mon Mar 24 00:58:13 CDT 2014</text:p>
          </table:table-cell>
          <table:table-cell office:value-type="string">
            <text:p>Tue Mar 25 09:34:25 CDT 2014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http://imgur.com/gxi8xxm</text:p>
          </table:table-cell>
        </table:table-row>
        <table:table-row table:style-name="ro1">
          <table:table-cell office:value-type="string">
            <text:p>26L6XBAT2D5N6DJ1GDH0UG5T0Q715A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B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6L6XBAT2D5N6DJ1GDH0UG5T0Q715A</text:p>
          </table:table-cell>
          <table:table-cell office:value-type="string">
            <text:p>2S9PCGJ2D21OJB1TIAAP0SI2QDFB56</text:p>
          </table:table-cell>
          <table:table-cell office:value-type="string">
            <text:p>A6Z1WJQAKC0PH</text:p>
          </table:table-cell>
          <table:table-cell office:value-type="string">
            <text:p>Approved</text:p>
          </table:table-cell>
          <table:table-cell office:value-type="string">
            <text:p>Thu Mar 27 01:53:50 CDT 2014</text:p>
          </table:table-cell>
          <table:table-cell office:value-type="string">
            <text:p>Mon Mar 24 01:47:36 CDT 2014</text:p>
          </table:table-cell>
          <table:table-cell office:value-type="string">
            <text:p>Mon Mar 24 01:53:50 CDT 2014</text:p>
          </table:table-cell>
          <table:table-cell office:value-type="string">
            <text:p>Tue Mar 25 09:34:25 CDT 2014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http://imgur.com/qlMJFEM</text:p>
          </table:table-cell>
        </table:table-row>
        <table:table-row table:style-name="ro1">
          <table:table-cell office:value-type="string">
            <text:p>28RZJMJUNU8LFLN31QWRK8D8L7E0GN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C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8RZJMJUNU8LFLN31QWRK8D8L7E0GN</text:p>
          </table:table-cell>
          <table:table-cell office:value-type="string">
            <text:p>2UXUFJ51Y7QE4EBUR2SC3TMOLBLDAC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46:32 CDT 2014</text:p>
          </table:table-cell>
          <table:table-cell office:value-type="string">
            <text:p>Sun Mar 23 22:45:24 CDT 2014</text:p>
          </table:table-cell>
          <table:table-cell office:value-type="string">
            <text:p>Sun Mar 23 22:46:32 CDT 2014</text:p>
          </table:table-cell>
          <table:table-cell office:value-type="string">
            <text:p>Tue Mar 25 09:34:23 CDT 2014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http://imgur.com/8LuBYv8</text:p>
          </table:table-cell>
        </table:table-row>
        <table:table-row table:style-name="ro1">
          <table:table-cell office:value-type="string">
            <text:p>28RZJMJUNU8LFLN31QWRK8D8L7E0GN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C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8RZJMJUNU8LFLN31QWRK8D8L7E0GN</text:p>
          </table:table-cell>
          <table:table-cell office:value-type="string">
            <text:p>26TVP9746OQ182MM80X7B51QQQKL1F</text:p>
          </table:table-cell>
          <table:table-cell office:value-type="string">
            <text:p>A2NUBLALZSI6OA</text:p>
          </table:table-cell>
          <table:table-cell office:value-type="string">
            <text:p>Approved</text:p>
          </table:table-cell>
          <table:table-cell office:value-type="string">
            <text:p>Wed Mar 26 23:55:07 CDT 2014</text:p>
          </table:table-cell>
          <table:table-cell office:value-type="string">
            <text:p>Sun Mar 23 23:44:52 CDT 2014</text:p>
          </table:table-cell>
          <table:table-cell office:value-type="string">
            <text:p>Sun Mar 23 23:55:07 CDT 2014</text:p>
          </table:table-cell>
          <table:table-cell office:value-type="string">
            <text:p>Tue Mar 25 09:34:23 CDT 2014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http://imgur.com/lBJcBWo</text:p>
          </table:table-cell>
        </table:table-row>
        <table:table-row table:style-name="ro1">
          <table:table-cell office:value-type="string">
            <text:p>28RZJMJUNU8LFLN31QWRK8D8L7E0GN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C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8RZJMJUNU8LFLN31QWRK8D8L7E0GN</text:p>
          </table:table-cell>
          <table:table-cell office:value-type="string">
            <text:p>2W0JIA0RYNJ9I2FGNAWBXJTUNCV276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26:32 CDT 2014</text:p>
          </table:table-cell>
          <table:table-cell office:value-type="string">
            <text:p>Mon Mar 24 00:25:53 CDT 2014</text:p>
          </table:table-cell>
          <table:table-cell office:value-type="string">
            <text:p>Mon Mar 24 00:26:32 CDT 2014</text:p>
          </table:table-cell>
          <table:table-cell office:value-type="string">
            <text:p>Tue Mar 25 09:34:24 CDT 2014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http://imgur.com/MHZOp2P</text:p>
          </table:table-cell>
        </table:table-row>
        <table:table-row table:style-name="ro1">
          <table:table-cell office:value-type="string">
            <text:p>28RZJMJUNU8LFLN31QWRK8D8L7E0GN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C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8RZJMJUNU8LFLN31QWRK8D8L7E0GN</text:p>
          </table:table-cell>
          <table:table-cell office:value-type="string">
            <text:p>2GMFBNFSVGULVI51T6XNR1FS91WK6A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28:15 CDT 2014</text:p>
          </table:table-cell>
          <table:table-cell office:value-type="string">
            <text:p>Mon Mar 24 00:27:36 CDT 2014</text:p>
          </table:table-cell>
          <table:table-cell office:value-type="string">
            <text:p>Mon Mar 24 00:28:15 CDT 2014</text:p>
          </table:table-cell>
          <table:table-cell office:value-type="string">
            <text:p>Tue Mar 25 09:34:24 CDT 2014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http://imgur.com/8Xpj0lp</text:p>
          </table:table-cell>
        </table:table-row>
        <table:table-row table:style-name="ro1">
          <table:table-cell office:value-type="string">
            <text:p>28RZJMJUNU8LFLN31QWRK8D8L7E0GN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C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8RZJMJUNU8LFLN31QWRK8D8L7E0GN</text:p>
          </table:table-cell>
          <table:table-cell office:value-type="string">
            <text:p>2TEJUNU8LZ6RNFC1SJZDJJ3VKMW3JS</text:p>
          </table:table-cell>
          <table:table-cell office:value-type="string">
            <text:p>A3ICG6AUFB4AT</text:p>
          </table:table-cell>
          <table:table-cell office:value-type="string">
            <text:p>Approved</text:p>
          </table:table-cell>
          <table:table-cell office:value-type="string">
            <text:p>Thu Mar 27 01:18:09 CDT 2014</text:p>
          </table:table-cell>
          <table:table-cell office:value-type="string">
            <text:p>Mon Mar 24 01:15:38 CDT 2014</text:p>
          </table:table-cell>
          <table:table-cell office:value-type="string">
            <text:p>Mon Mar 24 01:18:09 CDT 2014</text:p>
          </table:table-cell>
          <table:table-cell office:value-type="string">
            <text:p>Tue Mar 25 09:34:25 CDT 2014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http://imgur.com/Rta8kGq</text:p>
          </table:table-cell>
        </table:table-row>
        <table:table-row table:style-name="ro1">
          <table:table-cell office:value-type="string">
            <text:p>294EZZ2MIKMNP94LA8U84WWXK7BO7Y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D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94EZZ2MIKMNP94LA8U84WWXK7BO7Y</text:p>
          </table:table-cell>
          <table:table-cell office:value-type="string">
            <text:p>2TOKUDD8XMB36I5V1LXU4O6TASOODL</text:p>
          </table:table-cell>
          <table:table-cell office:value-type="string">
            <text:p>A1Z048705962W6</text:p>
          </table:table-cell>
          <table:table-cell office:value-type="string">
            <text:p>Approved</text:p>
          </table:table-cell>
          <table:table-cell office:value-type="string">
            <text:p>Wed Mar 26 22:32:51 CDT 2014</text:p>
          </table:table-cell>
          <table:table-cell office:value-type="string">
            <text:p>Sun Mar 23 22:32:06 CDT 2014</text:p>
          </table:table-cell>
          <table:table-cell office:value-type="string">
            <text:p>Sun Mar 23 22:32:51 CDT 2014</text:p>
          </table:table-cell>
          <table:table-cell office:value-type="string">
            <text:p>Tue Mar 25 09:34:23 CDT 2014</text:p>
          </table:table-cell>
          <table:table-cell table:number-columns-repeated="3"/>
          <table:table-cell office:value-type="string">
            <text:p>D</text:p>
          </table:table-cell>
          <table:table-cell office:value-type="string">
            <text:p>http://i.imgur.com/qbK4Xpf.png</text:p>
          </table:table-cell>
        </table:table-row>
        <table:table-row table:style-name="ro1">
          <table:table-cell office:value-type="string">
            <text:p>294EZZ2MIKMNP94LA8U84WWXK7BO7Y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D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94EZZ2MIKMNP94LA8U84WWXK7BO7Y</text:p>
          </table:table-cell>
          <table:table-cell office:value-type="string">
            <text:p>2N867D1X3V0F0F8KLCAECM7PQY4CJS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59:30 CDT 2014</text:p>
          </table:table-cell>
          <table:table-cell office:value-type="string">
            <text:p>Sun Mar 23 22:58:55 CDT 2014</text:p>
          </table:table-cell>
          <table:table-cell office:value-type="string">
            <text:p>Sun Mar 23 22:59:30 CDT 2014</text:p>
          </table:table-cell>
          <table:table-cell office:value-type="string">
            <text:p>Tue Mar 25 09:34:23 CDT 2014</text:p>
          </table:table-cell>
          <table:table-cell table:number-columns-repeated="3"/>
          <table:table-cell office:value-type="string">
            <text:p>D</text:p>
          </table:table-cell>
          <table:table-cell office:value-type="string">
            <text:p>http://imgur.com/6ZT6Y1h</text:p>
          </table:table-cell>
        </table:table-row>
        <table:table-row table:style-name="ro1">
          <table:table-cell office:value-type="string">
            <text:p>294EZZ2MIKMNP94LA8U84WWXK7BO7Y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D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94EZZ2MIKMNP94LA8U84WWXK7BO7Y</text:p>
          </table:table-cell>
          <table:table-cell office:value-type="string">
            <text:p>2I64BLYHVI4447YGM4ZDYEZSHOJV15</text:p>
          </table:table-cell>
          <table:table-cell office:value-type="string">
            <text:p>A3SUTXC5CE4NF5</text:p>
          </table:table-cell>
          <table:table-cell office:value-type="string">
            <text:p>Approved</text:p>
          </table:table-cell>
          <table:table-cell office:value-type="string">
            <text:p>Wed Mar 26 23:07:41 CDT 2014</text:p>
          </table:table-cell>
          <table:table-cell office:value-type="string">
            <text:p>Sun Mar 23 23:06:30 CDT 2014</text:p>
          </table:table-cell>
          <table:table-cell office:value-type="string">
            <text:p>Sun Mar 23 23:07:41 CDT 2014</text:p>
          </table:table-cell>
          <table:table-cell office:value-type="string">
            <text:p>Tue Mar 25 09:34:24 CDT 2014</text:p>
          </table:table-cell>
          <table:table-cell table:number-columns-repeated="3"/>
          <table:table-cell office:value-type="string">
            <text:p>D</text:p>
          </table:table-cell>
          <table:table-cell office:value-type="string">
            <text:p>http://imgur.com/9S7IGz8</text:p>
          </table:table-cell>
        </table:table-row>
        <table:table-row table:style-name="ro1">
          <table:table-cell office:value-type="string">
            <text:p>294EZZ2MIKMNP94LA8U84WWXK7BO7Y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D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94EZZ2MIKMNP94LA8U84WWXK7BO7Y</text:p>
          </table:table-cell>
          <table:table-cell office:value-type="string">
            <text:p>2QCCCVLL3CA3J1D6Q0VCKNQUDBU8YE</text:p>
          </table:table-cell>
          <table:table-cell office:value-type="string">
            <text:p>A2FOHNBJQOK129</text:p>
          </table:table-cell>
          <table:table-cell office:value-type="string">
            <text:p>Approved</text:p>
          </table:table-cell>
          <table:table-cell office:value-type="string">
            <text:p>Wed Mar 26 23:55:06 CDT 2014</text:p>
          </table:table-cell>
          <table:table-cell office:value-type="string">
            <text:p>Sun Mar 23 23:53:02 CDT 2014</text:p>
          </table:table-cell>
          <table:table-cell office:value-type="string">
            <text:p>Sun Mar 23 23:55:06 CDT 2014</text:p>
          </table:table-cell>
          <table:table-cell office:value-type="string">
            <text:p>Tue Mar 25 09:34:25 CDT 2014</text:p>
          </table:table-cell>
          <table:table-cell table:number-columns-repeated="3"/>
          <table:table-cell office:value-type="string">
            <text:p>D</text:p>
          </table:table-cell>
          <table:table-cell office:value-type="string">
            <text:p>http://imgur.com/pDRr8xi</text:p>
          </table:table-cell>
        </table:table-row>
        <table:table-row table:style-name="ro1">
          <table:table-cell office:value-type="string">
            <text:p>294EZZ2MIKMNP94LA8U84WWXK7BO7Y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D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94EZZ2MIKMNP94LA8U84WWXK7BO7Y</text:p>
          </table:table-cell>
          <table:table-cell office:value-type="string">
            <text:p>25H9746OQ1SN653M7HR5CQKCT5Z3NS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25:09 CDT 2014</text:p>
          </table:table-cell>
          <table:table-cell office:value-type="string">
            <text:p>Mon Mar 24 00:23:59 CDT 2014</text:p>
          </table:table-cell>
          <table:table-cell office:value-type="string">
            <text:p>Mon Mar 24 00:25:09 CDT 2014</text:p>
          </table:table-cell>
          <table:table-cell office:value-type="string">
            <text:p>Tue Mar 25 09:34:26 CDT 2014</text:p>
          </table:table-cell>
          <table:table-cell table:number-columns-repeated="3"/>
          <table:table-cell office:value-type="string">
            <text:p>D</text:p>
          </table:table-cell>
          <table:table-cell office:value-type="string">
            <text:p>http://imgur.com/rEHDhHa</text:p>
          </table:table-cell>
        </table:table-row>
        <table:table-row table:style-name="ro1">
          <table:table-cell office:value-type="string">
            <text:p>2ECYT3DHJHP4RS9GHEP82SX9Z7ZU1K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E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ECYT3DHJHP4RS9GHEP82SX9Z7ZU1K</text:p>
          </table:table-cell>
          <table:table-cell office:value-type="string">
            <text:p>2BG3W5XH0JPP8XYGZOGL3P75QZGKER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03:31 CDT 2014</text:p>
          </table:table-cell>
          <table:table-cell office:value-type="string">
            <text:p>Sun Mar 23 23:03:00 CDT 2014</text:p>
          </table:table-cell>
          <table:table-cell office:value-type="string">
            <text:p>Sun Mar 23 23:03:31 CDT 2014</text:p>
          </table:table-cell>
          <table:table-cell office:value-type="string">
            <text:p>Tue Mar 25 09:34:23 CDT 2014</text:p>
          </table:table-cell>
          <table:table-cell table:number-columns-repeated="3"/>
          <table:table-cell office:value-type="string">
            <text:p>E</text:p>
          </table:table-cell>
          <table:table-cell office:value-type="string">
            <text:p>http://imgur.com/eOQADfR</text:p>
          </table:table-cell>
        </table:table-row>
        <table:table-row table:style-name="ro1">
          <table:table-cell office:value-type="string">
            <text:p>2ECYT3DHJHP4RS9GHEP82SX9Z7ZU1K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E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ECYT3DHJHP4RS9GHEP82SX9Z7ZU1K</text:p>
          </table:table-cell>
          <table:table-cell office:value-type="string">
            <text:p>22TCSTMOFXRD8JE82OPDYXJFSFXQTH</text:p>
          </table:table-cell>
          <table:table-cell office:value-type="string">
            <text:p>A3SUTXC5CE4NF5</text:p>
          </table:table-cell>
          <table:table-cell office:value-type="string">
            <text:p>Approved</text:p>
          </table:table-cell>
          <table:table-cell office:value-type="string">
            <text:p>Wed Mar 26 23:30:14 CDT 2014</text:p>
          </table:table-cell>
          <table:table-cell office:value-type="string">
            <text:p>Sun Mar 23 23:29:01 CDT 2014</text:p>
          </table:table-cell>
          <table:table-cell office:value-type="string">
            <text:p>Sun Mar 23 23:30:14 CDT 2014</text:p>
          </table:table-cell>
          <table:table-cell office:value-type="string">
            <text:p>Tue Mar 25 09:34:24 CDT 2014</text:p>
          </table:table-cell>
          <table:table-cell table:number-columns-repeated="3"/>
          <table:table-cell office:value-type="string">
            <text:p>E</text:p>
          </table:table-cell>
          <table:table-cell office:value-type="string">
            <text:p>http://imgur.com/DggjwL3</text:p>
          </table:table-cell>
        </table:table-row>
        <table:table-row table:style-name="ro1">
          <table:table-cell office:value-type="string">
            <text:p>2ECYT3DHJHP4RS9GHEP82SX9Z7ZU1K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E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ECYT3DHJHP4RS9GHEP82SX9Z7ZU1K</text:p>
          </table:table-cell>
          <table:table-cell office:value-type="string">
            <text:p>23H9RA7S5WM1MOUOPPY0UMHLGWQZUC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05:32 CDT 2014</text:p>
          </table:table-cell>
          <table:table-cell office:value-type="string">
            <text:p>Mon Mar 24 00:04:52 CDT 2014</text:p>
          </table:table-cell>
          <table:table-cell office:value-type="string">
            <text:p>Mon Mar 24 00:05:32 CDT 2014</text:p>
          </table:table-cell>
          <table:table-cell office:value-type="string">
            <text:p>Tue Mar 25 09:34:24 CDT 2014</text:p>
          </table:table-cell>
          <table:table-cell table:number-columns-repeated="3"/>
          <table:table-cell office:value-type="string">
            <text:p>E</text:p>
          </table:table-cell>
          <table:table-cell office:value-type="string">
            <text:p>http://imgur.com/9TgJnRp</text:p>
          </table:table-cell>
        </table:table-row>
        <table:table-row table:style-name="ro1">
          <table:table-cell office:value-type="string">
            <text:p>2ECYT3DHJHP4RS9GHEP82SX9Z7ZU1K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E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ECYT3DHJHP4RS9GHEP82SX9Z7ZU1K</text:p>
          </table:table-cell>
          <table:table-cell office:value-type="string">
            <text:p>2L5PGFL6VCPWFONJE69O61S7Y11L6E</text:p>
          </table:table-cell>
          <table:table-cell office:value-type="string">
            <text:p>A1TJE3IG2C77IC</text:p>
          </table:table-cell>
          <table:table-cell office:value-type="string">
            <text:p>Approved</text:p>
          </table:table-cell>
          <table:table-cell office:value-type="string">
            <text:p>Thu Mar 27 00:08:50 CDT 2014</text:p>
          </table:table-cell>
          <table:table-cell office:value-type="string">
            <text:p>Mon Mar 24 00:05:07 CDT 2014</text:p>
          </table:table-cell>
          <table:table-cell office:value-type="string">
            <text:p>Mon Mar 24 00:08:50 CDT 2014</text:p>
          </table:table-cell>
          <table:table-cell office:value-type="string">
            <text:p>Tue Mar 25 09:34:25 CDT 2014</text:p>
          </table:table-cell>
          <table:table-cell table:number-columns-repeated="3"/>
          <table:table-cell office:value-type="string">
            <text:p>E</text:p>
          </table:table-cell>
          <table:table-cell office:value-type="string">
            <text:p>http://imgur.com/wZEpH1o</text:p>
          </table:table-cell>
        </table:table-row>
        <table:table-row table:style-name="ro1">
          <table:table-cell office:value-type="string">
            <text:p>2ECYT3DHJHP4RS9GHEP82SX9Z7ZU1K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E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ECYT3DHJHP4RS9GHEP82SX9Z7ZU1K</text:p>
          </table:table-cell>
          <table:table-cell office:value-type="string">
            <text:p>2Y91XERSQV6670LDJ3UH6WAVQW5918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53:40 CDT 2014</text:p>
          </table:table-cell>
          <table:table-cell office:value-type="string">
            <text:p>Mon Mar 24 00:52:50 CDT 2014</text:p>
          </table:table-cell>
          <table:table-cell office:value-type="string">
            <text:p>Mon Mar 24 00:53:40 CDT 2014</text:p>
          </table:table-cell>
          <table:table-cell office:value-type="string">
            <text:p>Tue Mar 25 09:34:26 CDT 2014</text:p>
          </table:table-cell>
          <table:table-cell table:number-columns-repeated="3"/>
          <table:table-cell office:value-type="string">
            <text:p>E</text:p>
          </table:table-cell>
          <table:table-cell office:value-type="string">
            <text:p>http://imgur.com/vINEHSt</text:p>
          </table:table-cell>
        </table:table-row>
        <table:table-row table:style-name="ro1">
          <table:table-cell office:value-type="string">
            <text:p>2XO7D1X3V0FKGRKG3T51X7PKMD4DKW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F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XO7D1X3V0FKGRKG3T51X7PKMD4DKW</text:p>
          </table:table-cell>
          <table:table-cell office:value-type="string">
            <text:p>20W5UUKQOYGNYBXJTIFGB107Y9BFXU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06:01 CDT 2014</text:p>
          </table:table-cell>
          <table:table-cell office:value-type="string">
            <text:p>Sun Mar 23 23:05:28 CDT 2014</text:p>
          </table:table-cell>
          <table:table-cell office:value-type="string">
            <text:p>Sun Mar 23 23:06:01 CDT 2014</text:p>
          </table:table-cell>
          <table:table-cell office:value-type="string">
            <text:p>Tue Mar 25 09:34:23 CDT 2014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http://imgur.com/HRBYLqA</text:p>
          </table:table-cell>
        </table:table-row>
        <table:table-row table:style-name="ro1">
          <table:table-cell office:value-type="string">
            <text:p>2XO7D1X3V0FKGRKG3T51X7PKMD4DKW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F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XO7D1X3V0FKGRKG3T51X7PKMD4DKW</text:p>
          </table:table-cell>
          <table:table-cell office:value-type="string">
            <text:p>2R08MQU6L5OBBREXS7O4LIJFDURWD9</text:p>
          </table:table-cell>
          <table:table-cell office:value-type="string">
            <text:p>A1TJE3IG2C77IC</text:p>
          </table:table-cell>
          <table:table-cell office:value-type="string">
            <text:p>Approved</text:p>
          </table:table-cell>
          <table:table-cell office:value-type="string">
            <text:p>Thu Mar 27 00:04:41 CDT 2014</text:p>
          </table:table-cell>
          <table:table-cell office:value-type="string">
            <text:p>Sun Mar 23 23:55:09 CDT 2014</text:p>
          </table:table-cell>
          <table:table-cell office:value-type="string">
            <text:p>Mon Mar 24 00:04:41 CDT 2014</text:p>
          </table:table-cell>
          <table:table-cell office:value-type="string">
            <text:p>Tue Mar 25 09:34:23 CDT 2014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http://imgur.com/O4qFVex</text:p>
          </table:table-cell>
        </table:table-row>
        <table:table-row table:style-name="ro1">
          <table:table-cell office:value-type="string">
            <text:p>2XO7D1X3V0FKGRKG3T51X7PKMD4DKW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F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XO7D1X3V0FKGRKG3T51X7PKMD4DKW</text:p>
          </table:table-cell>
          <table:table-cell office:value-type="string">
            <text:p>2K49KSSZVXX26J1QVUHO9GNI2FM4MF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28:12 CDT 2014</text:p>
          </table:table-cell>
          <table:table-cell office:value-type="string">
            <text:p>Mon Mar 24 00:26:33 CDT 2014</text:p>
          </table:table-cell>
          <table:table-cell office:value-type="string">
            <text:p>Mon Mar 24 00:28:12 CDT 2014</text:p>
          </table:table-cell>
          <table:table-cell office:value-type="string">
            <text:p>Tue Mar 25 09:34:24 CDT 2014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http://imgur.com/Dx0bkXa</text:p>
          </table:table-cell>
        </table:table-row>
        <table:table-row table:style-name="ro1">
          <table:table-cell office:value-type="string">
            <text:p>2XO7D1X3V0FKGRKG3T51X7PKMD4DKW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F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XO7D1X3V0FKGRKG3T51X7PKMD4DKW</text:p>
          </table:table-cell>
          <table:table-cell office:value-type="string">
            <text:p>25CCJ011K274ZM5GR6X1JN460BDCAF</text:p>
          </table:table-cell>
          <table:table-cell office:value-type="string">
            <text:p>APWBUB0PDRLS5</text:p>
          </table:table-cell>
          <table:table-cell office:value-type="string">
            <text:p>Approved</text:p>
          </table:table-cell>
          <table:table-cell office:value-type="string">
            <text:p>Thu Mar 27 00:40:52 CDT 2014</text:p>
          </table:table-cell>
          <table:table-cell office:value-type="string">
            <text:p>Mon Mar 24 00:36:34 CDT 2014</text:p>
          </table:table-cell>
          <table:table-cell office:value-type="string">
            <text:p>Mon Mar 24 00:40:52 CDT 2014</text:p>
          </table:table-cell>
          <table:table-cell office:value-type="string">
            <text:p>Tue Mar 25 09:34:25 CDT 2014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http://imgur.com/Igtj5Eo</text:p>
          </table:table-cell>
        </table:table-row>
        <table:table-row table:style-name="ro1">
          <table:table-cell office:value-type="string">
            <text:p>2XO7D1X3V0FKGRKG3T51X7PKMD4DKW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F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XO7D1X3V0FKGRKG3T51X7PKMD4DKW</text:p>
          </table:table-cell>
          <table:table-cell office:value-type="string">
            <text:p>2JRJMJUNU8LZM63WHFI9JD8J99DH16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55:11 CDT 2014</text:p>
          </table:table-cell>
          <table:table-cell office:value-type="string">
            <text:p>Mon Mar 24 00:54:29 CDT 2014</text:p>
          </table:table-cell>
          <table:table-cell office:value-type="string">
            <text:p>Mon Mar 24 00:55:11 CDT 2014</text:p>
          </table:table-cell>
          <table:table-cell office:value-type="string">
            <text:p>Tue Mar 25 09:34:25 CDT 2014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http://imgur.com/p4qMXFp</text:p>
          </table:table-cell>
        </table:table-row>
        <table:table-row table:style-name="ro1">
          <table:table-cell office:value-type="string">
            <text:p>2A30XULRGNTBZIIIE7WF07N64O0R5V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G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A30XULRGNTBZIIIE7WF07N64O0R5V</text:p>
          </table:table-cell>
          <table:table-cell office:value-type="string">
            <text:p>211Y8TNKIMZS2KGBI2TOX0PG1TXXAY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02:16 CDT 2014</text:p>
          </table:table-cell>
          <table:table-cell office:value-type="string">
            <text:p>Sun Mar 23 23:01:31 CDT 2014</text:p>
          </table:table-cell>
          <table:table-cell office:value-type="string">
            <text:p>Sun Mar 23 23:02:16 CDT 2014</text:p>
          </table:table-cell>
          <table:table-cell office:value-type="string">
            <text:p>Tue Mar 25 09:34:23 CDT 2014</text:p>
          </table:table-cell>
          <table:table-cell table:number-columns-repeated="3"/>
          <table:table-cell office:value-type="string">
            <text:p>G</text:p>
          </table:table-cell>
          <table:table-cell office:value-type="string">
            <text:p>http://imgur.com/lUI0aBa</text:p>
          </table:table-cell>
        </table:table-row>
        <table:table-row table:style-name="ro1">
          <table:table-cell office:value-type="string">
            <text:p>2A30XULRGNTBZIIIE7WF07N64O0R5V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G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A30XULRGNTBZIIIE7WF07N64O0R5V</text:p>
          </table:table-cell>
          <table:table-cell office:value-type="string">
            <text:p>2F0B727M0IGF0W9X786S6F4VO2SDYQ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18:54 CDT 2014</text:p>
          </table:table-cell>
          <table:table-cell office:value-type="string">
            <text:p>Mon Mar 24 00:18:07 CDT 2014</text:p>
          </table:table-cell>
          <table:table-cell office:value-type="string">
            <text:p>Mon Mar 24 00:18:54 CDT 2014</text:p>
          </table:table-cell>
          <table:table-cell office:value-type="string">
            <text:p>Tue Mar 25 09:34:23 CDT 2014</text:p>
          </table:table-cell>
          <table:table-cell table:number-columns-repeated="3"/>
          <table:table-cell office:value-type="string">
            <text:p>G</text:p>
          </table:table-cell>
          <table:table-cell office:value-type="string">
            <text:p>http://imgur.com/aLyoL1e</text:p>
          </table:table-cell>
        </table:table-row>
        <table:table-row table:style-name="ro1">
          <table:table-cell office:value-type="string">
            <text:p>2A30XULRGNTBZIIIE7WF07N64O0R5V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G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A30XULRGNTBZIIIE7WF07N64O0R5V</text:p>
          </table:table-cell>
          <table:table-cell office:value-type="string">
            <text:p>2NRKPFE4EGDHT1Y1MI99YZW6NSX8I9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22:25 CDT 2014</text:p>
          </table:table-cell>
          <table:table-cell office:value-type="string">
            <text:p>Mon Mar 24 00:21:00 CDT 2014</text:p>
          </table:table-cell>
          <table:table-cell office:value-type="string">
            <text:p>Mon Mar 24 00:22:25 CDT 2014</text:p>
          </table:table-cell>
          <table:table-cell office:value-type="string">
            <text:p>Tue Mar 25 09:34:24 CDT 2014</text:p>
          </table:table-cell>
          <table:table-cell table:number-columns-repeated="3"/>
          <table:table-cell office:value-type="string">
            <text:p>G</text:p>
          </table:table-cell>
          <table:table-cell office:value-type="string">
            <text:p>http://imgur.com/lvSPiJP</text:p>
          </table:table-cell>
        </table:table-row>
        <table:table-row table:style-name="ro1">
          <table:table-cell office:value-type="string">
            <text:p>2A30XULRGNTBZIIIE7WF07N64O0R5V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G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A30XULRGNTBZIIIE7WF07N64O0R5V</text:p>
          </table:table-cell>
          <table:table-cell office:value-type="string">
            <text:p>2S1NZW6HEZ6OUJMS83Z6KGUM8F0PZ8</text:p>
          </table:table-cell>
          <table:table-cell office:value-type="string">
            <text:p>A3ICG6AUFB4AT</text:p>
          </table:table-cell>
          <table:table-cell office:value-type="string">
            <text:p>Approved</text:p>
          </table:table-cell>
          <table:table-cell office:value-type="string">
            <text:p>Thu Mar 27 01:11:42 CDT 2014</text:p>
          </table:table-cell>
          <table:table-cell office:value-type="string">
            <text:p>Mon Mar 24 01:08:42 CDT 2014</text:p>
          </table:table-cell>
          <table:table-cell office:value-type="string">
            <text:p>Mon Mar 24 01:11:42 CDT 2014</text:p>
          </table:table-cell>
          <table:table-cell office:value-type="string">
            <text:p>Tue Mar 25 09:34:25 CDT 2014</text:p>
          </table:table-cell>
          <table:table-cell table:number-columns-repeated="3"/>
          <table:table-cell office:value-type="string">
            <text:p>G</text:p>
          </table:table-cell>
          <table:table-cell office:value-type="string">
            <text:p>http://imgur.com/THkTWuC</text:p>
          </table:table-cell>
        </table:table-row>
        <table:table-row table:style-name="ro1">
          <table:table-cell office:value-type="string">
            <text:p>2A30XULRGNTBZIIIE7WF07N64O0R5V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G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A30XULRGNTBZIIIE7WF07N64O0R5V</text:p>
          </table:table-cell>
          <table:table-cell office:value-type="string">
            <text:p>2N5P8PJWKUDDOCI740U9A0B608PJ81</text:p>
          </table:table-cell>
          <table:table-cell office:value-type="string">
            <text:p>A6Z1WJQAKC0PH</text:p>
          </table:table-cell>
          <table:table-cell office:value-type="string">
            <text:p>Approved</text:p>
          </table:table-cell>
          <table:table-cell office:value-type="string">
            <text:p>Thu Mar 27 01:58:12 CDT 2014</text:p>
          </table:table-cell>
          <table:table-cell office:value-type="string">
            <text:p>Mon Mar 24 01:53:51 CDT 2014</text:p>
          </table:table-cell>
          <table:table-cell office:value-type="string">
            <text:p>Mon Mar 24 01:58:12 CDT 2014</text:p>
          </table:table-cell>
          <table:table-cell office:value-type="string">
            <text:p>Tue Mar 25 09:34:25 CDT 2014</text:p>
          </table:table-cell>
          <table:table-cell table:number-columns-repeated="3"/>
          <table:table-cell office:value-type="string">
            <text:p>G</text:p>
          </table:table-cell>
          <table:table-cell office:value-type="string">
            <text:p>http://imgur.com/B7OGa4x</text:p>
          </table:table-cell>
        </table:table-row>
        <table:table-row table:style-name="ro1">
          <table:table-cell office:value-type="string">
            <text:p>229GNTBJ3MMDDKBL8XX2VHB9OHGWA9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H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29GNTBJ3MMDDKBL8XX2VHB9OHGWA9</text:p>
          </table:table-cell>
          <table:table-cell office:value-type="string">
            <text:p>2DI0JG5TYMNCCD70AP0S3SHX7FDLHB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49:51 CDT 2014</text:p>
          </table:table-cell>
          <table:table-cell office:value-type="string">
            <text:p>Sun Mar 23 22:49:08 CDT 2014</text:p>
          </table:table-cell>
          <table:table-cell office:value-type="string">
            <text:p>Sun Mar 23 22:49:51 CDT 2014</text:p>
          </table:table-cell>
          <table:table-cell office:value-type="string">
            <text:p>Tue Mar 25 09:34:23 CDT 2014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http://imgur.com/45Vigrn</text:p>
          </table:table-cell>
        </table:table-row>
        <table:table-row table:style-name="ro1">
          <table:table-cell office:value-type="string">
            <text:p>229GNTBJ3MMDDKBL8XX2VHB9OHGWA9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H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29GNTBJ3MMDDKBL8XX2VHB9OHGWA9</text:p>
          </table:table-cell>
          <table:table-cell office:value-type="string">
            <text:p>26TINMHGYQ4JJ2677L6MQFOY4WO8LK</text:p>
          </table:table-cell>
          <table:table-cell office:value-type="string">
            <text:p>A3SUTXC5CE4NF5</text:p>
          </table:table-cell>
          <table:table-cell office:value-type="string">
            <text:p>Approved</text:p>
          </table:table-cell>
          <table:table-cell office:value-type="string">
            <text:p>Wed Mar 26 23:10:04 CDT 2014</text:p>
          </table:table-cell>
          <table:table-cell office:value-type="string">
            <text:p>Sun Mar 23 23:07:43 CDT 2014</text:p>
          </table:table-cell>
          <table:table-cell office:value-type="string">
            <text:p>Sun Mar 23 23:10:04 CDT 2014</text:p>
          </table:table-cell>
          <table:table-cell office:value-type="string">
            <text:p>Tue Mar 25 09:34:24 CDT 2014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http://imgur.com/xBP5Xvc</text:p>
          </table:table-cell>
        </table:table-row>
        <table:table-row table:style-name="ro1">
          <table:table-cell office:value-type="string">
            <text:p>229GNTBJ3MMDDKBL8XX2VHB9OHGWA9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H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29GNTBJ3MMDDKBL8XX2VHB9OHGWA9</text:p>
          </table:table-cell>
          <table:table-cell office:value-type="string">
            <text:p>2WFCWYB49F9S87DT2BAOYST5NJCTPU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Wed Mar 26 23:54:56 CDT 2014</text:p>
          </table:table-cell>
          <table:table-cell office:value-type="string">
            <text:p>Sun Mar 23 23:53:03 CDT 2014</text:p>
          </table:table-cell>
          <table:table-cell office:value-type="string">
            <text:p>Sun Mar 23 23:54:56 CDT 2014</text:p>
          </table:table-cell>
          <table:table-cell office:value-type="string">
            <text:p>Tue Mar 25 09:34:24 CDT 2014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http://imgur.com/dt85AT7</text:p>
          </table:table-cell>
        </table:table-row>
        <table:table-row table:style-name="ro1">
          <table:table-cell office:value-type="string">
            <text:p>229GNTBJ3MMDDKBL8XX2VHB9OHGWA9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H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29GNTBJ3MMDDKBL8XX2VHB9OHGWA9</text:p>
          </table:table-cell>
          <table:table-cell office:value-type="string">
            <text:p>224GW40SPW1I31DCZ0VJENABCPE0DD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34:02 CDT 2014</text:p>
          </table:table-cell>
          <table:table-cell office:value-type="string">
            <text:p>Mon Mar 24 00:33:17 CDT 2014</text:p>
          </table:table-cell>
          <table:table-cell office:value-type="string">
            <text:p>Mon Mar 24 00:34:02 CDT 2014</text:p>
          </table:table-cell>
          <table:table-cell office:value-type="string">
            <text:p>Tue Mar 25 09:34:25 CDT 2014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http://imgur.com/O2SAZW1</text:p>
          </table:table-cell>
        </table:table-row>
        <table:table-row table:style-name="ro1">
          <table:table-cell office:value-type="string">
            <text:p>229GNTBJ3MMDDKBL8XX2VHB9OHGWA9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H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29GNTBJ3MMDDKBL8XX2VHB9OHGWA9</text:p>
          </table:table-cell>
          <table:table-cell office:value-type="string">
            <text:p>28349F9SSSHXHGFKO2K5S5F8PINTXK</text:p>
          </table:table-cell>
          <table:table-cell office:value-type="string">
            <text:p>A1RHA9JFKC1Q12</text:p>
          </table:table-cell>
          <table:table-cell office:value-type="string">
            <text:p>Approved</text:p>
          </table:table-cell>
          <table:table-cell office:value-type="string">
            <text:p>Thu Mar 27 00:58:55 CDT 2014</text:p>
          </table:table-cell>
          <table:table-cell office:value-type="string">
            <text:p>Mon Mar 24 00:52:05 CDT 2014</text:p>
          </table:table-cell>
          <table:table-cell office:value-type="string">
            <text:p>Mon Mar 24 00:58:55 CDT 2014</text:p>
          </table:table-cell>
          <table:table-cell office:value-type="string">
            <text:p>Tue Mar 25 09:34:26 CDT 2014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H charcter drawn and uploaded</text:p>
          </table:table-cell>
        </table:table-row>
        <table:table-row table:style-name="ro1">
          <table:table-cell office:value-type="string">
            <text:p>2RVZXR24SMEZFHIELWE958P907R0HM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I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RVZXR24SMEZFHIELWE958P907R0HM</text:p>
          </table:table-cell>
          <table:table-cell office:value-type="string">
            <text:p>297YQS1CSTMOVCN9TE9CCEYDTBDPMM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01:31 CDT 2014</text:p>
          </table:table-cell>
          <table:table-cell office:value-type="string">
            <text:p>Sun Mar 23 23:00:54 CDT 2014</text:p>
          </table:table-cell>
          <table:table-cell office:value-type="string">
            <text:p>Sun Mar 23 23:01:31 CDT 2014</text:p>
          </table:table-cell>
          <table:table-cell office:value-type="string">
            <text:p>Tue Mar 25 09:34:23 CDT 2014</text:p>
          </table:table-cell>
          <table:table-cell table:number-columns-repeated="3"/>
          <table:table-cell office:value-type="string">
            <text:p>I</text:p>
          </table:table-cell>
          <table:table-cell office:value-type="string">
            <text:p>http://imgur.com/kJ79hHT</text:p>
          </table:table-cell>
        </table:table-row>
        <table:table-row table:style-name="ro1">
          <table:table-cell office:value-type="string">
            <text:p>2RVZXR24SMEZFHIELWE958P907R0HM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I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RVZXR24SMEZFHIELWE958P907R0HM</text:p>
          </table:table-cell>
          <table:table-cell office:value-type="string">
            <text:p>2JR6KW4ZMAZHX6NHG0ROYNVRNFFH8M</text:p>
          </table:table-cell>
          <table:table-cell office:value-type="string">
            <text:p>A3SUTXC5CE4NF5</text:p>
          </table:table-cell>
          <table:table-cell office:value-type="string">
            <text:p>Approved</text:p>
          </table:table-cell>
          <table:table-cell office:value-type="string">
            <text:p>Wed Mar 26 23:18:33 CDT 2014</text:p>
          </table:table-cell>
          <table:table-cell office:value-type="string">
            <text:p>Sun Mar 23 23:17:10 CDT 2014</text:p>
          </table:table-cell>
          <table:table-cell office:value-type="string">
            <text:p>Sun Mar 23 23:18:33 CDT 2014</text:p>
          </table:table-cell>
          <table:table-cell office:value-type="string">
            <text:p>Tue Mar 25 09:34:23 CDT 2014</text:p>
          </table:table-cell>
          <table:table-cell table:number-columns-repeated="3"/>
          <table:table-cell office:value-type="string">
            <text:p>I</text:p>
          </table:table-cell>
          <table:table-cell office:value-type="string">
            <text:p>http://imgur.com/8phUiis</text:p>
          </table:table-cell>
        </table:table-row>
        <table:table-row table:style-name="ro1">
          <table:table-cell office:value-type="string">
            <text:p>2RVZXR24SMEZFHIELWE958P907R0HM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I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RVZXR24SMEZFHIELWE958P907R0HM</text:p>
          </table:table-cell>
          <table:table-cell office:value-type="string">
            <text:p>2P30HFL42J1LEK478CYMBIGFQVAM1I</text:p>
          </table:table-cell>
          <table:table-cell office:value-type="string">
            <text:p>A2FOHNBJQOK129</text:p>
          </table:table-cell>
          <table:table-cell office:value-type="string">
            <text:p>Approved</text:p>
          </table:table-cell>
          <table:table-cell office:value-type="string">
            <text:p>Wed Mar 26 23:59:03 CDT 2014</text:p>
          </table:table-cell>
          <table:table-cell office:value-type="string">
            <text:p>Sun Mar 23 23:56:57 CDT 2014</text:p>
          </table:table-cell>
          <table:table-cell office:value-type="string">
            <text:p>Sun Mar 23 23:59:03 CDT 2014</text:p>
          </table:table-cell>
          <table:table-cell office:value-type="string">
            <text:p>Tue Mar 25 09:34:24 CDT 2014</text:p>
          </table:table-cell>
          <table:table-cell table:number-columns-repeated="3"/>
          <table:table-cell office:value-type="string">
            <text:p>I</text:p>
          </table:table-cell>
          <table:table-cell office:value-type="string">
            <text:p>http://imgur.com/hr9mc4u</text:p>
          </table:table-cell>
        </table:table-row>
        <table:table-row table:style-name="ro1">
          <table:table-cell office:value-type="string">
            <text:p>2RVZXR24SMEZFHIELWE958P907R0HM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I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RVZXR24SMEZFHIELWE958P907R0HM</text:p>
          </table:table-cell>
          <table:table-cell office:value-type="string">
            <text:p>2CWSMEZZ2MIK225Q9Z0YE8TW2BFM50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Wed Mar 26 23:59:36 CDT 2014</text:p>
          </table:table-cell>
          <table:table-cell office:value-type="string">
            <text:p>Sun Mar 23 23:58:08 CDT 2014</text:p>
          </table:table-cell>
          <table:table-cell office:value-type="string">
            <text:p>Sun Mar 23 23:59:36 CDT 2014</text:p>
          </table:table-cell>
          <table:table-cell office:value-type="string">
            <text:p>Tue Mar 25 09:34:25 CDT 2014</text:p>
          </table:table-cell>
          <table:table-cell table:number-columns-repeated="3"/>
          <table:table-cell office:value-type="string">
            <text:p>I</text:p>
          </table:table-cell>
          <table:table-cell office:value-type="string">
            <text:p>http://imgur.com/SwZqPtC</text:p>
          </table:table-cell>
        </table:table-row>
        <table:table-row table:style-name="ro1">
          <table:table-cell office:value-type="string">
            <text:p>2RVZXR24SMEZFHIELWE958P907R0HM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I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RVZXR24SMEZFHIELWE958P907R0HM</text:p>
          </table:table-cell>
          <table:table-cell office:value-type="string">
            <text:p>2VHHIT3HVWAV0X2YOTH2C72ZFNODLY</text:p>
          </table:table-cell>
          <table:table-cell office:value-type="string">
            <text:p>A1TJE3IG2C77IC</text:p>
          </table:table-cell>
          <table:table-cell office:value-type="string">
            <text:p>Approved</text:p>
          </table:table-cell>
          <table:table-cell office:value-type="string">
            <text:p>Thu Mar 27 00:14:23 CDT 2014</text:p>
          </table:table-cell>
          <table:table-cell office:value-type="string">
            <text:p>Mon Mar 24 00:11:51 CDT 2014</text:p>
          </table:table-cell>
          <table:table-cell office:value-type="string">
            <text:p>Mon Mar 24 00:14:23 CDT 2014</text:p>
          </table:table-cell>
          <table:table-cell office:value-type="string">
            <text:p>Tue Mar 25 09:34:25 CDT 2014</text:p>
          </table:table-cell>
          <table:table-cell table:number-columns-repeated="3"/>
          <table:table-cell office:value-type="string">
            <text:p>I</text:p>
          </table:table-cell>
          <table:table-cell office:value-type="string">
            <text:p>http://imgur.com/QyKtK1w</text:p>
          </table:table-cell>
        </table:table-row>
        <table:table-row table:style-name="ro1">
          <table:table-cell office:value-type="string">
            <text:p>2ZO2NJQ2172ZPOMD7LBLNVEBW5LXPI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J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ZO2NJQ2172ZPOMD7LBLNVEBW5LXPI</text:p>
          </table:table-cell>
          <table:table-cell office:value-type="string">
            <text:p>2LUYU98JHSTLRIHWGLA9TOBJKXMDPT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10:26 CDT 2014</text:p>
          </table:table-cell>
          <table:table-cell office:value-type="string">
            <text:p>Sun Mar 23 23:09:48 CDT 2014</text:p>
          </table:table-cell>
          <table:table-cell office:value-type="string">
            <text:p>Sun Mar 23 23:10:26 CDT 2014</text:p>
          </table:table-cell>
          <table:table-cell office:value-type="string">
            <text:p>Tue Mar 25 09:34:23 CDT 2014</text:p>
          </table:table-cell>
          <table:table-cell table:number-columns-repeated="3"/>
          <table:table-cell office:value-type="string">
            <text:p>J</text:p>
          </table:table-cell>
          <table:table-cell office:value-type="string">
            <text:p>http://imgur.com/Tufmgj0</text:p>
          </table:table-cell>
        </table:table-row>
        <table:table-row table:style-name="ro1">
          <table:table-cell office:value-type="string">
            <text:p>2ZO2NJQ2172ZPOMD7LBLNVEBW5LXPI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J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ZO2NJQ2172ZPOMD7LBLNVEBW5LXPI</text:p>
          </table:table-cell>
          <table:table-cell office:value-type="string">
            <text:p>28L3DHJHP4BDTZC0ZIIS89X3MH2W3B</text:p>
          </table:table-cell>
          <table:table-cell office:value-type="string">
            <text:p>A2FOHNBJQOK129</text:p>
          </table:table-cell>
          <table:table-cell office:value-type="string">
            <text:p>Approved</text:p>
          </table:table-cell>
          <table:table-cell office:value-type="string">
            <text:p>Wed Mar 26 23:52:47 CDT 2014</text:p>
          </table:table-cell>
          <table:table-cell office:value-type="string">
            <text:p>Sun Mar 23 23:50:54 CDT 2014</text:p>
          </table:table-cell>
          <table:table-cell office:value-type="string">
            <text:p>Sun Mar 23 23:52:47 CDT 2014</text:p>
          </table:table-cell>
          <table:table-cell office:value-type="string">
            <text:p>Tue Mar 25 09:34:23 CDT 2014</text:p>
          </table:table-cell>
          <table:table-cell table:number-columns-repeated="3"/>
          <table:table-cell office:value-type="string">
            <text:p>J</text:p>
          </table:table-cell>
          <table:table-cell office:value-type="string">
            <text:p>http://imgur.com/CNjr2iC</text:p>
          </table:table-cell>
        </table:table-row>
        <table:table-row table:style-name="ro1">
          <table:table-cell office:value-type="string">
            <text:p>2ZO2NJQ2172ZPOMD7LBLNVEBW5LXPI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J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ZO2NJQ2172ZPOMD7LBLNVEBW5LXPI</text:p>
          </table:table-cell>
          <table:table-cell office:value-type="string">
            <text:p>2UIW618N46UXVR90673E4NDST7IOQV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20:11 CDT 2014</text:p>
          </table:table-cell>
          <table:table-cell office:value-type="string">
            <text:p>Mon Mar 24 00:18:54 CDT 2014</text:p>
          </table:table-cell>
          <table:table-cell office:value-type="string">
            <text:p>Mon Mar 24 00:20:11 CDT 2014</text:p>
          </table:table-cell>
          <table:table-cell office:value-type="string">
            <text:p>Tue Mar 25 09:34:24 CDT 2014</text:p>
          </table:table-cell>
          <table:table-cell table:number-columns-repeated="3"/>
          <table:table-cell office:value-type="string">
            <text:p>J</text:p>
          </table:table-cell>
          <table:table-cell office:value-type="string">
            <text:p>http://imgur.com/q5kyynS</text:p>
          </table:table-cell>
        </table:table-row>
        <table:table-row table:style-name="ro1">
          <table:table-cell office:value-type="string">
            <text:p>2ZO2NJQ2172ZPOMD7LBLNVEBW5LXPI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J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ZO2NJQ2172ZPOMD7LBLNVEBW5LXPI</text:p>
          </table:table-cell>
          <table:table-cell office:value-type="string">
            <text:p>2HSG5R98D8J3BT3ST2KN9CG3SQJEUN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55:53 CDT 2014</text:p>
          </table:table-cell>
          <table:table-cell office:value-type="string">
            <text:p>Mon Mar 24 00:55:11 CDT 2014</text:p>
          </table:table-cell>
          <table:table-cell office:value-type="string">
            <text:p>Mon Mar 24 00:55:53 CDT 2014</text:p>
          </table:table-cell>
          <table:table-cell office:value-type="string">
            <text:p>Tue Mar 25 09:34:25 CDT 2014</text:p>
          </table:table-cell>
          <table:table-cell table:number-columns-repeated="3"/>
          <table:table-cell office:value-type="string">
            <text:p>J</text:p>
          </table:table-cell>
          <table:table-cell office:value-type="string">
            <text:p>http://imgur.com/wkxu9k9</text:p>
          </table:table-cell>
        </table:table-row>
        <table:table-row table:style-name="ro1">
          <table:table-cell office:value-type="string">
            <text:p>2ZO2NJQ2172ZPOMD7LBLNVEBW5LXPI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J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2 CDT 2014</text:p>
          </table:table-cell>
          <table:table-cell office:value-type="string">
            <text:p>https://requester.mturk.com/mturk/manageHIT?HITId=2ZO2NJQ2172ZPOMD7LBLNVEBW5LXPI</text:p>
          </table:table-cell>
          <table:table-cell office:value-type="string">
            <text:p>2AJYNJ92NJKMGK7IK3LH9W2GZ49C7S</text:p>
          </table:table-cell>
          <table:table-cell office:value-type="string">
            <text:p>A1P8RN5GDWJNXO</text:p>
          </table:table-cell>
          <table:table-cell office:value-type="string">
            <text:p>Approved</text:p>
          </table:table-cell>
          <table:table-cell office:value-type="string">
            <text:p>Thu Mar 27 01:38:19 CDT 2014</text:p>
          </table:table-cell>
          <table:table-cell office:value-type="string">
            <text:p>Mon Mar 24 01:30:20 CDT 2014</text:p>
          </table:table-cell>
          <table:table-cell office:value-type="string">
            <text:p>Mon Mar 24 01:38:19 CDT 2014</text:p>
          </table:table-cell>
          <table:table-cell office:value-type="string">
            <text:p>Tue Mar 25 09:34:26 CDT 2014</text:p>
          </table:table-cell>
          <table:table-cell table:number-columns-repeated="3"/>
          <table:table-cell office:value-type="string">
            <text:p>J</text:p>
          </table:table-cell>
          <table:table-cell office:value-type="string">
            <text:p>http://i.imgur.com/e3Eq4kH.jpg</text:p>
          </table:table-cell>
        </table:table-row>
        <table:table-row table:style-name="ro1">
          <table:table-cell office:value-type="string">
            <text:p>29QSV7WGKCCV10Z8BDUMSAPQ6GS2ST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K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9QSV7WGKCCV10Z8BDUMSAPQ6GS2ST</text:p>
          </table:table-cell>
          <table:table-cell office:value-type="string">
            <text:p>2PKVGULF395SCLJC2PJ3YYNJHC8BPI</text:p>
          </table:table-cell>
          <table:table-cell office:value-type="string">
            <text:p>A1Z048705962W6</text:p>
          </table:table-cell>
          <table:table-cell office:value-type="string">
            <text:p>Approved</text:p>
          </table:table-cell>
          <table:table-cell office:value-type="string">
            <text:p>Wed Mar 26 22:35:58 CDT 2014</text:p>
          </table:table-cell>
          <table:table-cell office:value-type="string">
            <text:p>Sun Mar 23 22:35:26 CDT 2014</text:p>
          </table:table-cell>
          <table:table-cell office:value-type="string">
            <text:p>Sun Mar 23 22:35:58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K</text:p>
          </table:table-cell>
          <table:table-cell office:value-type="string">
            <text:p>http://i.imgur.com/JnWVdWa.png</text:p>
          </table:table-cell>
        </table:table-row>
        <table:table-row table:style-name="ro1">
          <table:table-cell office:value-type="string">
            <text:p>29QSV7WGKCCV10Z8BDUMSAPQ6GS2ST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K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9QSV7WGKCCV10Z8BDUMSAPQ6GS2ST</text:p>
          </table:table-cell>
          <table:table-cell office:value-type="string">
            <text:p>2DI39Z0B6UTOM80AW2KV2KGP26QYNP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51:57 CDT 2014</text:p>
          </table:table-cell>
          <table:table-cell office:value-type="string">
            <text:p>Sun Mar 23 22:51:07 CDT 2014</text:p>
          </table:table-cell>
          <table:table-cell office:value-type="string">
            <text:p>Sun Mar 23 22:51:57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K</text:p>
          </table:table-cell>
          <table:table-cell office:value-type="string">
            <text:p>http://imgur.com/4KpoJqq</text:p>
          </table:table-cell>
        </table:table-row>
        <table:table-row table:style-name="ro1">
          <table:table-cell office:value-type="string">
            <text:p>29QSV7WGKCCV10Z8BDUMSAPQ6GS2ST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K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9QSV7WGKCCV10Z8BDUMSAPQ6GS2ST</text:p>
          </table:table-cell>
          <table:table-cell office:value-type="string">
            <text:p>2FJ98D8J3VE7C7OPO83GEMCKEOQHXW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07:09 CDT 2014</text:p>
          </table:table-cell>
          <table:table-cell office:value-type="string">
            <text:p>Mon Mar 24 00:05:32 CDT 2014</text:p>
          </table:table-cell>
          <table:table-cell office:value-type="string">
            <text:p>Mon Mar 24 00:07:09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K</text:p>
          </table:table-cell>
          <table:table-cell office:value-type="string">
            <text:p>http://imgur.com/K5VH92E</text:p>
          </table:table-cell>
        </table:table-row>
        <table:table-row table:style-name="ro1">
          <table:table-cell office:value-type="string">
            <text:p>29QSV7WGKCCV10Z8BDUMSAPQ6GS2ST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K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9QSV7WGKCCV10Z8BDUMSAPQ6GS2ST</text:p>
          </table:table-cell>
          <table:table-cell office:value-type="string">
            <text:p>2S1NZW6HEZ6OUJMS83Z6KGUM8FZZPH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26:47 CDT 2014</text:p>
          </table:table-cell>
          <table:table-cell office:value-type="string">
            <text:p>Mon Mar 24 00:25:28 CDT 2014</text:p>
          </table:table-cell>
          <table:table-cell office:value-type="string">
            <text:p>Mon Mar 24 00:26:47 CDT 2014</text:p>
          </table:table-cell>
          <table:table-cell office:value-type="string">
            <text:p>Tue Mar 25 09:34:28 CDT 2014</text:p>
          </table:table-cell>
          <table:table-cell table:number-columns-repeated="3"/>
          <table:table-cell office:value-type="string">
            <text:p>K</text:p>
          </table:table-cell>
          <table:table-cell office:value-type="string">
            <text:p>http://imgur.com/PcmY2vi</text:p>
          </table:table-cell>
        </table:table-row>
        <table:table-row table:style-name="ro1">
          <table:table-cell office:value-type="string">
            <text:p>29QSV7WGKCCV10Z8BDUMSAPQ6GS2ST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K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9QSV7WGKCCV10Z8BDUMSAPQ6GS2ST</text:p>
          </table:table-cell>
          <table:table-cell office:value-type="string">
            <text:p>22FTL0XULRGN9QFZNW4XGFP7TK0P3A</text:p>
          </table:table-cell>
          <table:table-cell office:value-type="string">
            <text:p>A1RHA9JFKC1Q12</text:p>
          </table:table-cell>
          <table:table-cell office:value-type="string">
            <text:p>Approved</text:p>
          </table:table-cell>
          <table:table-cell office:value-type="string">
            <text:p>Thu Mar 27 00:37:13 CDT 2014</text:p>
          </table:table-cell>
          <table:table-cell office:value-type="string">
            <text:p>Mon Mar 24 00:24:27 CDT 2014</text:p>
          </table:table-cell>
          <table:table-cell office:value-type="string">
            <text:p>Mon Mar 24 00:37:13 CDT 2014</text:p>
          </table:table-cell>
          <table:table-cell office:value-type="string">
            <text:p>Tue Mar 25 09:34:29 CDT 2014</text:p>
          </table:table-cell>
          <table:table-cell table:number-columns-repeated="3"/>
          <table:table-cell office:value-type="string">
            <text:p>K</text:p>
          </table:table-cell>
          <table:table-cell office:value-type="string">
            <text:p>K charcter uploaded</text:p>
          </table:table-cell>
        </table:table-row>
        <table:table-row table:style-name="ro1">
          <table:table-cell office:value-type="string">
            <text:p>20WNLVWJ5OPBGDRC0IPM7B7ERDDU21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L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0WNLVWJ5OPBGDRC0IPM7B7ERDDU21</text:p>
          </table:table-cell>
          <table:table-cell office:value-type="string">
            <text:p>2IAUB2YU98JH88H74VRFMJ9IUPDMA3</text:p>
          </table:table-cell>
          <table:table-cell office:value-type="string">
            <text:p>A3SUTXC5CE4NF5</text:p>
          </table:table-cell>
          <table:table-cell office:value-type="string">
            <text:p>Approved</text:p>
          </table:table-cell>
          <table:table-cell office:value-type="string">
            <text:p>Wed Mar 26 23:01:27 CDT 2014</text:p>
          </table:table-cell>
          <table:table-cell office:value-type="string">
            <text:p>Sun Mar 23 22:57:16 CDT 2014</text:p>
          </table:table-cell>
          <table:table-cell office:value-type="string">
            <text:p>Sun Mar 23 23:01:27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L</text:p>
          </table:table-cell>
          <table:table-cell office:value-type="string">
            <text:p>http://imgur.com/I1Uf9xJ</text:p>
          </table:table-cell>
        </table:table-row>
        <table:table-row table:style-name="ro1">
          <table:table-cell office:value-type="string">
            <text:p>20WNLVWJ5OPBGDRC0IPM7B7ERDDU21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L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0WNLVWJ5OPBGDRC0IPM7B7ERDDU21</text:p>
          </table:table-cell>
          <table:table-cell office:value-type="string">
            <text:p>2JJNDWIOV1S782Z9UQL1EYDZE12XI2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04:04 CDT 2014</text:p>
          </table:table-cell>
          <table:table-cell office:value-type="string">
            <text:p>Sun Mar 23 23:03:32 CDT 2014</text:p>
          </table:table-cell>
          <table:table-cell office:value-type="string">
            <text:p>Sun Mar 23 23:04:04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L</text:p>
          </table:table-cell>
          <table:table-cell office:value-type="string">
            <text:p>http://imgur.com/JX9qg3m</text:p>
          </table:table-cell>
        </table:table-row>
        <table:table-row table:style-name="ro1">
          <table:table-cell office:value-type="string">
            <text:p>20WNLVWJ5OPBGDRC0IPM7B7ERDDU21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L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0WNLVWJ5OPBGDRC0IPM7B7ERDDU21</text:p>
          </table:table-cell>
          <table:table-cell office:value-type="string">
            <text:p>2HIEOZFYQS1C88IKG7ID34IC7SWLI8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11:39 CDT 2014</text:p>
          </table:table-cell>
          <table:table-cell office:value-type="string">
            <text:p>Mon Mar 24 00:07:56 CDT 2014</text:p>
          </table:table-cell>
          <table:table-cell office:value-type="string">
            <text:p>Mon Mar 24 00:11:39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L</text:p>
          </table:table-cell>
          <table:table-cell office:value-type="string">
            <text:p>http://imgur.com/zQng5g7</text:p>
          </table:table-cell>
        </table:table-row>
        <table:table-row table:style-name="ro1">
          <table:table-cell office:value-type="string">
            <text:p>20WNLVWJ5OPBGDRC0IPM7B7ERDDU21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L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0WNLVWJ5OPBGDRC0IPM7B7ERDDU21</text:p>
          </table:table-cell>
          <table:table-cell office:value-type="string">
            <text:p>2QKNTL0XULRG387F4WDD85FPD152OW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32:24 CDT 2014</text:p>
          </table:table-cell>
          <table:table-cell office:value-type="string">
            <text:p>Mon Mar 24 00:31:45 CDT 2014</text:p>
          </table:table-cell>
          <table:table-cell office:value-type="string">
            <text:p>Mon Mar 24 00:32:24 CDT 2014</text:p>
          </table:table-cell>
          <table:table-cell office:value-type="string">
            <text:p>Tue Mar 25 09:34:28 CDT 2014</text:p>
          </table:table-cell>
          <table:table-cell table:number-columns-repeated="3"/>
          <table:table-cell office:value-type="string">
            <text:p>L</text:p>
          </table:table-cell>
          <table:table-cell office:value-type="string">
            <text:p>http://imgur.com/CLd8u29</text:p>
          </table:table-cell>
        </table:table-row>
        <table:table-row table:style-name="ro1">
          <table:table-cell office:value-type="string">
            <text:p>20WNLVWJ5OPBGDRC0IPM7B7ERDDU21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6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L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0WNLVWJ5OPBGDRC0IPM7B7ERDDU21</text:p>
          </table:table-cell>
          <table:table-cell office:value-type="string">
            <text:p>2KTQP6AUC26DWL3927UVBFK0I3L92T</text:p>
          </table:table-cell>
          <table:table-cell office:value-type="string">
            <text:p>A27U5V817N2VHR</text:p>
          </table:table-cell>
          <table:table-cell office:value-type="string">
            <text:p>Approved</text:p>
          </table:table-cell>
          <table:table-cell office:value-type="string">
            <text:p>Thu Mar 27 01:52:15 CDT 2014</text:p>
          </table:table-cell>
          <table:table-cell office:value-type="string">
            <text:p>Mon Mar 24 01:50:06 CDT 2014</text:p>
          </table:table-cell>
          <table:table-cell office:value-type="string">
            <text:p>Mon Mar 24 01:52:15 CDT 2014</text:p>
          </table:table-cell>
          <table:table-cell office:value-type="string">
            <text:p>Tue Mar 25 09:34:28 CDT 2014</text:p>
          </table:table-cell>
          <table:table-cell table:number-columns-repeated="3"/>
          <table:table-cell office:value-type="string">
            <text:p>L</text:p>
          </table:table-cell>
          <table:table-cell office:value-type="string">
            <text:p>http://imgur.com/L5N5JjV</text:p>
          </table:table-cell>
        </table:table-row>
        <table:table-row table:style-name="ro1">
          <table:table-cell office:value-type="string">
            <text:p>2AZV8ER9Y8TN0XIVTWWKQHS2QQJ5SX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M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AZV8ER9Y8TN0XIVTWWKQHS2QQJ5SX</text:p>
          </table:table-cell>
          <table:table-cell office:value-type="string">
            <text:p>2V33L0FBJ9IORYAFSOMEGRPR80UZNH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02:59 CDT 2014</text:p>
          </table:table-cell>
          <table:table-cell office:value-type="string">
            <text:p>Sun Mar 23 23:02:16 CDT 2014</text:p>
          </table:table-cell>
          <table:table-cell office:value-type="string">
            <text:p>Sun Mar 23 23:02:59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http://imgur.com/UnRVWt4</text:p>
          </table:table-cell>
        </table:table-row>
        <table:table-row table:style-name="ro1">
          <table:table-cell office:value-type="string">
            <text:p>2AZV8ER9Y8TN0XIVTWWKQHS2QQJ5SX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M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AZV8ER9Y8TN0XIVTWWKQHS2QQJ5SX</text:p>
          </table:table-cell>
          <table:table-cell office:value-type="string">
            <text:p>2G5G67D1X3V0VZW8PUTJP1M7VYIBIB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23:59 CDT 2014</text:p>
          </table:table-cell>
          <table:table-cell office:value-type="string">
            <text:p>Mon Mar 24 00:22:42 CDT 2014</text:p>
          </table:table-cell>
          <table:table-cell office:value-type="string">
            <text:p>Mon Mar 24 00:23:59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http://imgur.com/HjaBhuQ</text:p>
          </table:table-cell>
        </table:table-row>
        <table:table-row table:style-name="ro1">
          <table:table-cell office:value-type="string">
            <text:p>2AZV8ER9Y8TN0XIVTWWKQHS2QQJ5SX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M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AZV8ER9Y8TN0XIVTWWKQHS2QQJ5SX</text:p>
          </table:table-cell>
          <table:table-cell office:value-type="string">
            <text:p>2NRXR24SMEZZI1EGNX0UJP9Y9MS1IJ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52:49 CDT 2014</text:p>
          </table:table-cell>
          <table:table-cell office:value-type="string">
            <text:p>Mon Mar 24 00:51:58 CDT 2014</text:p>
          </table:table-cell>
          <table:table-cell office:value-type="string">
            <text:p>Mon Mar 24 00:52:49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http://imgur.com/KDH8hkl</text:p>
          </table:table-cell>
        </table:table-row>
        <table:table-row table:style-name="ro1">
          <table:table-cell office:value-type="string">
            <text:p>2AZV8ER9Y8TN0XIVTWWKQHS2QQJ5SX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M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AZV8ER9Y8TN0XIVTWWKQHS2QQJ5SX</text:p>
          </table:table-cell>
          <table:table-cell office:value-type="string">
            <text:p>22FTL0XULRGN9QFZNW4XGFP7TK1P3B</text:p>
          </table:table-cell>
          <table:table-cell office:value-type="string">
            <text:p>A1RHA9JFKC1Q12</text:p>
          </table:table-cell>
          <table:table-cell office:value-type="string">
            <text:p>Approved</text:p>
          </table:table-cell>
          <table:table-cell office:value-type="string">
            <text:p>Thu Mar 27 01:06:48 CDT 2014</text:p>
          </table:table-cell>
          <table:table-cell office:value-type="string">
            <text:p>Mon Mar 24 00:58:56 CDT 2014</text:p>
          </table:table-cell>
          <table:table-cell office:value-type="string">
            <text:p>Mon Mar 24 01:06:48 CDT 2014</text:p>
          </table:table-cell>
          <table:table-cell office:value-type="string">
            <text:p>Tue Mar 25 09:34:28 CDT 2014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 character drawn and uploded</text:p>
          </table:table-cell>
        </table:table-row>
        <table:table-row table:style-name="ro2">
          <table:table-cell office:value-type="string">
            <text:p>2AZV8ER9Y8TN0XIVTWWKQHS2QQJ5SX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M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AZV8ER9Y8TN0XIVTWWKQHS2QQJ5SX</text:p>
          </table:table-cell>
          <table:table-cell office:value-type="string">
            <text:p>2AXBMJTUHYW2W8L5SKYSGWM1COYNIG</text:p>
          </table:table-cell>
          <table:table-cell office:value-type="string">
            <text:p>A27U5V817N2VHR</text:p>
          </table:table-cell>
          <table:table-cell office:value-type="string">
            <text:p>Approved</text:p>
          </table:table-cell>
          <table:table-cell office:value-type="string">
            <text:p>Thu Mar 27 01:53:05 CDT 2014</text:p>
          </table:table-cell>
          <table:table-cell office:value-type="string">
            <text:p>Mon Mar 24 01:52:25 CDT 2014</text:p>
          </table:table-cell>
          <table:table-cell office:value-type="string">
            <text:p>Mon Mar 24 01:53:05 CDT 2014</text:p>
          </table:table-cell>
          <table:table-cell office:value-type="string">
            <text:p>Tue Mar 25 09:34:28 CDT 2014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http://imgur.com/NlOMpg0</text:p>
            <text:p/>
          </table:table-cell>
        </table:table-row>
        <table:table-row table:style-name="ro1">
          <table:table-cell office:value-type="string">
            <text:p>2522JE1M7PKKP0NS7YQAN04L117XQ9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N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522JE1M7PKKP0NS7YQAN04L117XQ9</text:p>
          </table:table-cell>
          <table:table-cell office:value-type="string">
            <text:p>286PLSP75KLMMBFZPK8QPQVJXIHTZD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13:34 CDT 2014</text:p>
          </table:table-cell>
          <table:table-cell office:value-type="string">
            <text:p>Sun Mar 23 23:12:50 CDT 2014</text:p>
          </table:table-cell>
          <table:table-cell office:value-type="string">
            <text:p>Sun Mar 23 23:13:34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http://imgur.com/yond3BR</text:p>
          </table:table-cell>
        </table:table-row>
        <table:table-row table:style-name="ro1">
          <table:table-cell office:value-type="string">
            <text:p>2522JE1M7PKKP0NS7YQAN04L117XQ9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N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522JE1M7PKKP0NS7YQAN04L117XQ9</text:p>
          </table:table-cell>
          <table:table-cell office:value-type="string">
            <text:p>2JR6KW4ZMAZHX6NHG0ROYNVRNFH8HF</text:p>
          </table:table-cell>
          <table:table-cell office:value-type="string">
            <text:p>A2FOHNBJQOK129</text:p>
          </table:table-cell>
          <table:table-cell office:value-type="string">
            <text:p>Approved</text:p>
          </table:table-cell>
          <table:table-cell office:value-type="string">
            <text:p>Wed Mar 26 23:50:48 CDT 2014</text:p>
          </table:table-cell>
          <table:table-cell office:value-type="string">
            <text:p>Sun Mar 23 23:48:06 CDT 2014</text:p>
          </table:table-cell>
          <table:table-cell office:value-type="string">
            <text:p>Sun Mar 23 23:50:48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http://imgur.com/tgUXFur</text:p>
          </table:table-cell>
        </table:table-row>
        <table:table-row table:style-name="ro1">
          <table:table-cell office:value-type="string">
            <text:p>2522JE1M7PKKP0NS7YQAN04L117XQ9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N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522JE1M7PKKP0NS7YQAN04L117XQ9</text:p>
          </table:table-cell>
          <table:table-cell office:value-type="string">
            <text:p>2I3727M0IGFKXSX2ZPJVQ4VIU8WZEV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00:38 CDT 2014</text:p>
          </table:table-cell>
          <table:table-cell office:value-type="string">
            <text:p>Sun Mar 23 23:59:36 CDT 2014</text:p>
          </table:table-cell>
          <table:table-cell office:value-type="string">
            <text:p>Mon Mar 24 00:00:38 CDT 2014</text:p>
          </table:table-cell>
          <table:table-cell office:value-type="string">
            <text:p>Tue Mar 25 09:34:28 CDT 2014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http://imgur.com/YhIzEoE</text:p>
          </table:table-cell>
        </table:table-row>
        <table:table-row table:style-name="ro1">
          <table:table-cell office:value-type="string">
            <text:p>2522JE1M7PKKP0NS7YQAN04L117XQ9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N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522JE1M7PKKP0NS7YQAN04L117XQ9</text:p>
          </table:table-cell>
          <table:table-cell office:value-type="string">
            <text:p>2MB011K274J7PZMS7BZNF6UXLQBECC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23:52 CDT 2014</text:p>
          </table:table-cell>
          <table:table-cell office:value-type="string">
            <text:p>Mon Mar 24 00:22:26 CDT 2014</text:p>
          </table:table-cell>
          <table:table-cell office:value-type="string">
            <text:p>Mon Mar 24 00:23:52 CDT 2014</text:p>
          </table:table-cell>
          <table:table-cell office:value-type="string">
            <text:p>Tue Mar 25 09:34:28 CDT 2014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http://imgur.com/DSUrill</text:p>
          </table:table-cell>
        </table:table-row>
        <table:table-row table:style-name="ro1">
          <table:table-cell office:value-type="string">
            <text:p>2522JE1M7PKKP0NS7YQAN04L117XQ9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N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522JE1M7PKKP0NS7YQAN04L117XQ9</text:p>
          </table:table-cell>
          <table:table-cell office:value-type="string">
            <text:p>2UU74J79KQW6HNJ074OFND453QDHJA</text:p>
          </table:table-cell>
          <table:table-cell office:value-type="string">
            <text:p>A3ICG6AUFB4AT</text:p>
          </table:table-cell>
          <table:table-cell office:value-type="string">
            <text:p>Approved</text:p>
          </table:table-cell>
          <table:table-cell office:value-type="string">
            <text:p>Thu Mar 27 01:06:39 CDT 2014</text:p>
          </table:table-cell>
          <table:table-cell office:value-type="string">
            <text:p>Mon Mar 24 01:02:48 CDT 2014</text:p>
          </table:table-cell>
          <table:table-cell office:value-type="string">
            <text:p>Mon Mar 24 01:06:39 CDT 2014</text:p>
          </table:table-cell>
          <table:table-cell office:value-type="string">
            <text:p>Tue Mar 25 09:34:29 CDT 2014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http://imgur.com/DQW7ODS</text:p>
          </table:table-cell>
        </table:table-row>
        <table:table-row table:style-name="ro1">
          <table:table-cell office:value-type="string">
            <text:p>2U6BDDP8PJWKAS94YW23139Z2FPG5O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O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U6BDDP8PJWKAS94YW23139Z2FPG5O</text:p>
          </table:table-cell>
          <table:table-cell office:value-type="string">
            <text:p>22LLB3L0FBJ9Y37FFTIE6E5RV5XLX5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12:49 CDT 2014</text:p>
          </table:table-cell>
          <table:table-cell office:value-type="string">
            <text:p>Sun Mar 23 23:12:08 CDT 2014</text:p>
          </table:table-cell>
          <table:table-cell office:value-type="string">
            <text:p>Sun Mar 23 23:12:49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http://imgur.com/gjelN8c</text:p>
          </table:table-cell>
        </table:table-row>
        <table:table-row table:style-name="ro1">
          <table:table-cell office:value-type="string">
            <text:p>2U6BDDP8PJWKAS94YW23139Z2FPG5O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O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U6BDDP8PJWKAS94YW23139Z2FPG5O</text:p>
          </table:table-cell>
          <table:table-cell office:value-type="string">
            <text:p>2N5P8PJWKUDDOCI740U9A0B607KJ8U</text:p>
          </table:table-cell>
          <table:table-cell office:value-type="string">
            <text:p>A3ICG6AUFB4AT</text:p>
          </table:table-cell>
          <table:table-cell office:value-type="string">
            <text:p>Approved</text:p>
          </table:table-cell>
          <table:table-cell office:value-type="string">
            <text:p>Wed Mar 26 23:37:56 CDT 2014</text:p>
          </table:table-cell>
          <table:table-cell office:value-type="string">
            <text:p>Sun Mar 23 23:29:21 CDT 2014</text:p>
          </table:table-cell>
          <table:table-cell office:value-type="string">
            <text:p>Sun Mar 23 23:37:56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http://imgur.com/S25WQt7</text:p>
          </table:table-cell>
        </table:table-row>
        <table:table-row table:style-name="ro1">
          <table:table-cell office:value-type="string">
            <text:p>2U6BDDP8PJWKAS94YW23139Z2FPG5O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O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U6BDDP8PJWKAS94YW23139Z2FPG5O</text:p>
          </table:table-cell>
          <table:table-cell office:value-type="string">
            <text:p>2KSRYNJ92NJK2F17NTKUSYW2M7MB6G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Wed Mar 26 23:45:08 CDT 2014</text:p>
          </table:table-cell>
          <table:table-cell office:value-type="string">
            <text:p>Sun Mar 23 23:44:59 CDT 2014</text:p>
          </table:table-cell>
          <table:table-cell office:value-type="string">
            <text:p>Sun Mar 23 23:45:08 CDT 2014</text:p>
          </table:table-cell>
          <table:table-cell office:value-type="string">
            <text:p>Tue Mar 25 09:34:28 CDT 2014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http://imgur.com/yez7WwG</text:p>
          </table:table-cell>
        </table:table-row>
        <table:table-row table:style-name="ro1">
          <table:table-cell office:value-type="string">
            <text:p>2U6BDDP8PJWKAS94YW23139Z2FPG5O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O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U6BDDP8PJWKAS94YW23139Z2FPG5O</text:p>
          </table:table-cell>
          <table:table-cell office:value-type="string">
            <text:p>2TUD21O3W5XHGYLLTSTK9EPLY36AGO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39:52 CDT 2014</text:p>
          </table:table-cell>
          <table:table-cell office:value-type="string">
            <text:p>Mon Mar 24 00:37:58 CDT 2014</text:p>
          </table:table-cell>
          <table:table-cell office:value-type="string">
            <text:p>Mon Mar 24 00:39:52 CDT 2014</text:p>
          </table:table-cell>
          <table:table-cell office:value-type="string">
            <text:p>Tue Mar 25 09:34:28 CDT 2014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http://imgur.com/mSLpwcp</text:p>
          </table:table-cell>
        </table:table-row>
        <table:table-row table:style-name="ro1">
          <table:table-cell office:value-type="string">
            <text:p>2U6BDDP8PJWKAS94YW23139Z2FPG5O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O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6 CDT 2014</text:p>
          </table:table-cell>
          <table:table-cell office:value-type="string">
            <text:p>https://requester.mturk.com/mturk/manageHIT?HITId=2U6BDDP8PJWKAS94YW23139Z2FPG5O</text:p>
          </table:table-cell>
          <table:table-cell office:value-type="string">
            <text:p>2HYO33FDEY5C4BWHH1Q3JCRFRR70RN</text:p>
          </table:table-cell>
          <table:table-cell office:value-type="string">
            <text:p>A9XWAWNLJN8DA</text:p>
          </table:table-cell>
          <table:table-cell office:value-type="string">
            <text:p>Approved</text:p>
          </table:table-cell>
          <table:table-cell office:value-type="string">
            <text:p>Thu Mar 27 01:50:47 CDT 2014</text:p>
          </table:table-cell>
          <table:table-cell office:value-type="string">
            <text:p>Mon Mar 24 01:48:05 CDT 2014</text:p>
          </table:table-cell>
          <table:table-cell office:value-type="string">
            <text:p>Mon Mar 24 01:50:47 CDT 2014</text:p>
          </table:table-cell>
          <table:table-cell office:value-type="string">
            <text:p>Tue Mar 25 09:34:29 CDT 2014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http://imgur.com/OgikHPX</text:p>
          </table:table-cell>
        </table:table-row>
        <table:table-row table:style-name="ro1">
          <table:table-cell office:value-type="string">
            <text:p>2808IUB2YU98ZWOPMLULBFBJBM78KL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P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808IUB2YU98ZWOPMLULBFBJBM78KL</text:p>
          </table:table-cell>
          <table:table-cell office:value-type="string">
            <text:p>2AJYNJ92NJKMGK7IK3LH9W2GZ33C7K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00:13 CDT 2014</text:p>
          </table:table-cell>
          <table:table-cell office:value-type="string">
            <text:p>Sun Mar 23 22:59:30 CDT 2014</text:p>
          </table:table-cell>
          <table:table-cell office:value-type="string">
            <text:p>Sun Mar 23 23:00:13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http://imgur.com/6dCSh1K</text:p>
          </table:table-cell>
        </table:table-row>
        <table:table-row table:style-name="ro1">
          <table:table-cell office:value-type="string">
            <text:p>2808IUB2YU98ZWOPMLULBFBJBM78KL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P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808IUB2YU98ZWOPMLULBFBJBM78KL</text:p>
          </table:table-cell>
          <table:table-cell office:value-type="string">
            <text:p>2YC5UFJ51Y7QU3VBZ0J1NSTMUTS9CU</text:p>
          </table:table-cell>
          <table:table-cell office:value-type="string">
            <text:p>A3SUTXC5CE4NF5</text:p>
          </table:table-cell>
          <table:table-cell office:value-type="string">
            <text:p>Approved</text:p>
          </table:table-cell>
          <table:table-cell office:value-type="string">
            <text:p>Wed Mar 26 23:15:16 CDT 2014</text:p>
          </table:table-cell>
          <table:table-cell office:value-type="string">
            <text:p>Sun Mar 23 23:14:21 CDT 2014</text:p>
          </table:table-cell>
          <table:table-cell office:value-type="string">
            <text:p>Sun Mar 23 23:15:16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http://imgur.com/yFdLZMi</text:p>
          </table:table-cell>
        </table:table-row>
        <table:table-row table:style-name="ro1">
          <table:table-cell office:value-type="string">
            <text:p>2808IUB2YU98ZWOPMLULBFBJBM78KL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P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808IUB2YU98ZWOPMLULBFBJBM78KL</text:p>
          </table:table-cell>
          <table:table-cell office:value-type="string">
            <text:p>2IEQU6L5OBVCYGNTYE1IUF7G0F6YFK</text:p>
          </table:table-cell>
          <table:table-cell office:value-type="string">
            <text:p>A2FOHNBJQOK129</text:p>
          </table:table-cell>
          <table:table-cell office:value-type="string">
            <text:p>Approved</text:p>
          </table:table-cell>
          <table:table-cell office:value-type="string">
            <text:p>Thu Mar 27 00:01:18 CDT 2014</text:p>
          </table:table-cell>
          <table:table-cell office:value-type="string">
            <text:p>Sun Mar 23 23:59:10 CDT 2014</text:p>
          </table:table-cell>
          <table:table-cell office:value-type="string">
            <text:p>Mon Mar 24 00:01:18 CDT 2014</text:p>
          </table:table-cell>
          <table:table-cell office:value-type="string">
            <text:p>Tue Mar 25 09:34:28 CDT 2014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http://imgur.com/2rsAJqM</text:p>
          </table:table-cell>
        </table:table-row>
        <table:table-row table:style-name="ro1">
          <table:table-cell office:value-type="string">
            <text:p>2808IUB2YU98ZWOPMLULBFBJBM78KL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P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808IUB2YU98ZWOPMLULBFBJBM78KL</text:p>
          </table:table-cell>
          <table:table-cell office:value-type="string">
            <text:p>2IEZ9O9Z6KW4F16VIRIRWFQ0U1L3CA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20:56 CDT 2014</text:p>
          </table:table-cell>
          <table:table-cell office:value-type="string">
            <text:p>Mon Mar 24 00:20:11 CDT 2014</text:p>
          </table:table-cell>
          <table:table-cell office:value-type="string">
            <text:p>Mon Mar 24 00:20:56 CDT 2014</text:p>
          </table:table-cell>
          <table:table-cell office:value-type="string">
            <text:p>Tue Mar 25 09:34:29 CDT 2014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http://imgur.com/L9tDnXI</text:p>
          </table:table-cell>
        </table:table-row>
        <table:table-row table:style-name="ro1">
          <table:table-cell office:value-type="string">
            <text:p>2808IUB2YU98ZWOPMLULBFBJBM78KL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P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808IUB2YU98ZWOPMLULBFBJBM78KL</text:p>
          </table:table-cell>
          <table:table-cell office:value-type="string">
            <text:p>2GGQ1SNQQ7Q6NF1XRU3N212TWQ08S2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50:06 CDT 2014</text:p>
          </table:table-cell>
          <table:table-cell office:value-type="string">
            <text:p>Mon Mar 24 00:49:24 CDT 2014</text:p>
          </table:table-cell>
          <table:table-cell office:value-type="string">
            <text:p>Mon Mar 24 00:50:06 CDT 2014</text:p>
          </table:table-cell>
          <table:table-cell office:value-type="string">
            <text:p>Tue Mar 25 09:34:29 CDT 2014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http://imgur.com/i59vn0Q</text:p>
          </table:table-cell>
        </table:table-row>
        <table:table-row table:style-name="ro1">
          <table:table-cell office:value-type="string">
            <text:p>2RT6BFMFFOYYY8XPKP4GPSC0T1FYLS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Q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RT6BFMFFOYYY8XPKP4GPSC0T1FYLS</text:p>
          </table:table-cell>
          <table:table-cell office:value-type="string">
            <text:p>2WGFXRDS4IC1UD9JYT6MC1A2O9RYV5</text:p>
          </table:table-cell>
          <table:table-cell office:value-type="string">
            <text:p>A1Z048705962W6</text:p>
          </table:table-cell>
          <table:table-cell office:value-type="string">
            <text:p>Approved</text:p>
          </table:table-cell>
          <table:table-cell office:value-type="string">
            <text:p>Wed Mar 26 22:36:36 CDT 2014</text:p>
          </table:table-cell>
          <table:table-cell office:value-type="string">
            <text:p>Sun Mar 23 22:36:04 CDT 2014</text:p>
          </table:table-cell>
          <table:table-cell office:value-type="string">
            <text:p>Sun Mar 23 22:36:36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Q</text:p>
          </table:table-cell>
          <table:table-cell office:value-type="string">
            <text:p>http://i.imgur.com/GOMAibd.png</text:p>
          </table:table-cell>
        </table:table-row>
        <table:table-row table:style-name="ro1">
          <table:table-cell office:value-type="string">
            <text:p>2RT6BFMFFOYYY8XPKP4GPSC0T1FYLS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Q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RT6BFMFFOYYY8XPKP4GPSC0T1FYLS</text:p>
          </table:table-cell>
          <table:table-cell office:value-type="string">
            <text:p>2X5WIOV1S7SNJSPCVBUYOZ8NE5QKZY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04:46 CDT 2014</text:p>
          </table:table-cell>
          <table:table-cell office:value-type="string">
            <text:p>Sun Mar 23 23:04:04 CDT 2014</text:p>
          </table:table-cell>
          <table:table-cell office:value-type="string">
            <text:p>Sun Mar 23 23:04:46 CDT 2014</text:p>
          </table:table-cell>
          <table:table-cell office:value-type="string">
            <text:p>Tue Mar 25 09:34:28 CDT 2014</text:p>
          </table:table-cell>
          <table:table-cell table:number-columns-repeated="3"/>
          <table:table-cell office:value-type="string">
            <text:p>Q</text:p>
          </table:table-cell>
          <table:table-cell office:value-type="string">
            <text:p>http://imgur.com/gCL7lzA</text:p>
          </table:table-cell>
        </table:table-row>
        <table:table-row table:style-name="ro1">
          <table:table-cell office:value-type="string">
            <text:p>2RT6BFMFFOYYY8XPKP4GPSC0T1FYLS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Q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RT6BFMFFOYYY8XPKP4GPSC0T1FYLS</text:p>
          </table:table-cell>
          <table:table-cell office:value-type="string">
            <text:p>2ZV6XBAT2D5N6DJ1GDH0UG5T40J51A</text:p>
          </table:table-cell>
          <table:table-cell office:value-type="string">
            <text:p>A3SUTXC5CE4NF5</text:p>
          </table:table-cell>
          <table:table-cell office:value-type="string">
            <text:p>Approved</text:p>
          </table:table-cell>
          <table:table-cell office:value-type="string">
            <text:p>Wed Mar 26 23:22:14 CDT 2014</text:p>
          </table:table-cell>
          <table:table-cell office:value-type="string">
            <text:p>Sun Mar 23 23:19:57 CDT 2014</text:p>
          </table:table-cell>
          <table:table-cell office:value-type="string">
            <text:p>Sun Mar 23 23:22:14 CDT 2014</text:p>
          </table:table-cell>
          <table:table-cell office:value-type="string">
            <text:p>Tue Mar 25 09:34:28 CDT 2014</text:p>
          </table:table-cell>
          <table:table-cell table:number-columns-repeated="3"/>
          <table:table-cell office:value-type="string">
            <text:p>Q</text:p>
          </table:table-cell>
          <table:table-cell office:value-type="string">
            <text:p>http://imgur.com/RqNNzor</text:p>
          </table:table-cell>
        </table:table-row>
        <table:table-row table:style-name="ro1">
          <table:table-cell office:value-type="string">
            <text:p>2RT6BFMFFOYYY8XPKP4GPSC0T1FYLS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Q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RT6BFMFFOYYY8XPKP4GPSC0T1FYLS</text:p>
          </table:table-cell>
          <table:table-cell office:value-type="string">
            <text:p>2X7SVGULF3958B2JHB6SENYNPPWOAO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13:50 CDT 2014</text:p>
          </table:table-cell>
          <table:table-cell office:value-type="string">
            <text:p>Mon Mar 24 00:12:47 CDT 2014</text:p>
          </table:table-cell>
          <table:table-cell office:value-type="string">
            <text:p>Mon Mar 24 00:13:50 CDT 2014</text:p>
          </table:table-cell>
          <table:table-cell office:value-type="string">
            <text:p>Tue Mar 25 09:34:29 CDT 2014</text:p>
          </table:table-cell>
          <table:table-cell table:number-columns-repeated="3"/>
          <table:table-cell office:value-type="string">
            <text:p>Q</text:p>
          </table:table-cell>
          <table:table-cell office:value-type="string">
            <text:p>http://imgur.com/cTQxlHn</text:p>
          </table:table-cell>
        </table:table-row>
        <table:table-row table:style-name="ro1">
          <table:table-cell office:value-type="string">
            <text:p>2RT6BFMFFOYYY8XPKP4GPSC0T1FYLS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Q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RT6BFMFFOYYY8XPKP4GPSC0T1FYLS</text:p>
          </table:table-cell>
          <table:table-cell office:value-type="string">
            <text:p>2QHGSNTL0XUL7VJPCTUMXDX5L35M0G</text:p>
          </table:table-cell>
          <table:table-cell office:value-type="string">
            <text:p>A3KTOGPD4ILUNM</text:p>
          </table:table-cell>
          <table:table-cell office:value-type="string">
            <text:p>Approved</text:p>
          </table:table-cell>
          <table:table-cell office:value-type="string">
            <text:p>Thu Mar 27 00:16:42 CDT 2014</text:p>
          </table:table-cell>
          <table:table-cell office:value-type="string">
            <text:p>Mon Mar 24 00:15:13 CDT 2014</text:p>
          </table:table-cell>
          <table:table-cell office:value-type="string">
            <text:p>Mon Mar 24 00:16:42 CDT 2014</text:p>
          </table:table-cell>
          <table:table-cell office:value-type="string">
            <text:p>Tue Mar 25 09:34:29 CDT 2014</text:p>
          </table:table-cell>
          <table:table-cell table:number-columns-repeated="3"/>
          <table:table-cell office:value-type="string">
            <text:p>Q</text:p>
          </table:table-cell>
          <table:table-cell office:value-type="string">
            <text:p>http://imgur.com/SmNxL4t</text:p>
          </table:table-cell>
        </table:table-row>
        <table:table-row table:style-name="ro1">
          <table:table-cell office:value-type="string">
            <text:p>2J2YEPLSP75K112SKDFASQEQXN9XRA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R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J2YEPLSP75K112SKDFASQEQXN9XRA</text:p>
          </table:table-cell>
          <table:table-cell office:value-type="string">
            <text:p>2AGNNVRH1KHOPTCNCHXN69LK2LQYPK</text:p>
          </table:table-cell>
          <table:table-cell office:value-type="string">
            <text:p>A1Z048705962W6</text:p>
          </table:table-cell>
          <table:table-cell office:value-type="string">
            <text:p>Approved</text:p>
          </table:table-cell>
          <table:table-cell office:value-type="string">
            <text:p>Wed Mar 26 22:34:19 CDT 2014</text:p>
          </table:table-cell>
          <table:table-cell office:value-type="string">
            <text:p>Sun Mar 23 22:33:35 CDT 2014</text:p>
          </table:table-cell>
          <table:table-cell office:value-type="string">
            <text:p>Sun Mar 23 22:34:19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R</text:p>
          </table:table-cell>
          <table:table-cell office:value-type="string">
            <text:p>http://i.imgur.com/WFW57k5.png</text:p>
          </table:table-cell>
        </table:table-row>
        <table:table-row table:style-name="ro1">
          <table:table-cell office:value-type="string">
            <text:p>2J2YEPLSP75K112SKDFASQEQXN9XRA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R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J2YEPLSP75K112SKDFASQEQXN9XRA</text:p>
          </table:table-cell>
          <table:table-cell office:value-type="string">
            <text:p>26W0SPW1INMHWDM0KDEAM6BFST93GG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58:08 CDT 2014</text:p>
          </table:table-cell>
          <table:table-cell office:value-type="string">
            <text:p>Sun Mar 23 22:57:01 CDT 2014</text:p>
          </table:table-cell>
          <table:table-cell office:value-type="string">
            <text:p>Sun Mar 23 22:58:08 CDT 2014</text:p>
          </table:table-cell>
          <table:table-cell office:value-type="string">
            <text:p>Tue Mar 25 09:34:28 CDT 2014</text:p>
          </table:table-cell>
          <table:table-cell table:number-columns-repeated="3"/>
          <table:table-cell office:value-type="string">
            <text:p>R</text:p>
          </table:table-cell>
          <table:table-cell office:value-type="string">
            <text:p>http://imgur.com/a6zcCPb</text:p>
          </table:table-cell>
        </table:table-row>
        <table:table-row table:style-name="ro3">
          <table:table-cell office:value-type="string">
            <text:p>2J2YEPLSP75K112SKDFASQEQXN9XRA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R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J2YEPLSP75K112SKDFASQEQXN9XRA</text:p>
          </table:table-cell>
          <table:table-cell office:value-type="string">
            <text:p>223RI8IUB2YUPNFDT3CBEL0FHX46II</text:p>
          </table:table-cell>
          <table:table-cell office:value-type="string">
            <text:p>A3FEO1JUM0L6HF</text:p>
          </table:table-cell>
          <table:table-cell office:value-type="string">
            <text:p>Approved</text:p>
          </table:table-cell>
          <table:table-cell office:value-type="string">
            <text:p>Wed Mar 26 23:17:43 CDT 2014</text:p>
          </table:table-cell>
          <table:table-cell office:value-type="string">
            <text:p>Sun Mar 23 23:13:38 CDT 2014</text:p>
          </table:table-cell>
          <table:table-cell office:value-type="string">
            <text:p>Sun Mar 23 23:17:43 CDT 2014</text:p>
          </table:table-cell>
          <table:table-cell office:value-type="string">
            <text:p>Tue Mar 25 09:34:28 CDT 2014</text:p>
          </table:table-cell>
          <table:table-cell table:number-columns-repeated="3"/>
          <table:table-cell office:value-type="string">
            <text:p>R</text:p>
          </table:table-cell>
          <table:table-cell office:value-type="string">
            <text:p>http://imgur.com/6VU0sGo</text:p>
            <text:p/>
            <text:p/>
          </table:table-cell>
        </table:table-row>
        <table:table-row table:style-name="ro1">
          <table:table-cell office:value-type="string">
            <text:p>2J2YEPLSP75K112SKDFASQEQXN9XRA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R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J2YEPLSP75K112SKDFASQEQXN9XRA</text:p>
          </table:table-cell>
          <table:table-cell office:value-type="string">
            <text:p>23H9RA7S5WM1MOUOPPY0UMHLGWRUZ8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29:12 CDT 2014</text:p>
          </table:table-cell>
          <table:table-cell office:value-type="string">
            <text:p>Mon Mar 24 00:28:16 CDT 2014</text:p>
          </table:table-cell>
          <table:table-cell office:value-type="string">
            <text:p>Mon Mar 24 00:29:12 CDT 2014</text:p>
          </table:table-cell>
          <table:table-cell office:value-type="string">
            <text:p>Tue Mar 25 09:34:29 CDT 2014</text:p>
          </table:table-cell>
          <table:table-cell table:number-columns-repeated="3"/>
          <table:table-cell office:value-type="string">
            <text:p>R</text:p>
          </table:table-cell>
          <table:table-cell office:value-type="string">
            <text:p>http://imgur.com/VjFhmN0</text:p>
          </table:table-cell>
        </table:table-row>
        <table:table-row table:style-name="ro1">
          <table:table-cell office:value-type="string">
            <text:p>2J2YEPLSP75K112SKDFASQEQXN9XRA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R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J2YEPLSP75K112SKDFASQEQXN9XRA</text:p>
          </table:table-cell>
          <table:table-cell office:value-type="string">
            <text:p>2MFHMVHVKCJ0HGGY8EA7KKQWCF6464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31:57 CDT 2014</text:p>
          </table:table-cell>
          <table:table-cell office:value-type="string">
            <text:p>Mon Mar 24 00:30:48 CDT 2014</text:p>
          </table:table-cell>
          <table:table-cell office:value-type="string">
            <text:p>Mon Mar 24 00:31:57 CDT 2014</text:p>
          </table:table-cell>
          <table:table-cell office:value-type="string">
            <text:p>Tue Mar 25 09:34:29 CDT 2014</text:p>
          </table:table-cell>
          <table:table-cell table:number-columns-repeated="3"/>
          <table:table-cell office:value-type="string">
            <text:p>R</text:p>
          </table:table-cell>
          <table:table-cell office:value-type="string">
            <text:p>http://imgur.com/YF6xL6p</text:p>
          </table:table-cell>
        </table:table-row>
        <table:table-row table:style-name="ro1">
          <table:table-cell office:value-type="string">
            <text:p>22G58B727M0IWUGDEBXYQSVF6Z1WB4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S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2G58B727M0IWUGDEBXYQSVF6Z1WB4</text:p>
          </table:table-cell>
          <table:table-cell office:value-type="string">
            <text:p>23UD5NQYN5F36FFC63PMYCWYHI3B7C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51:07 CDT 2014</text:p>
          </table:table-cell>
          <table:table-cell office:value-type="string">
            <text:p>Sun Mar 23 22:49:51 CDT 2014</text:p>
          </table:table-cell>
          <table:table-cell office:value-type="string">
            <text:p>Sun Mar 23 22:51:07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http://imgur.com/gC9XmhR</text:p>
          </table:table-cell>
        </table:table-row>
        <table:table-row table:style-name="ro1">
          <table:table-cell office:value-type="string">
            <text:p>22G58B727M0IWUGDEBXYQSVF6Z1WB4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S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2G58B727M0IWUGDEBXYQSVF6Z1WB4</text:p>
          </table:table-cell>
          <table:table-cell office:value-type="string">
            <text:p>2YP7H57DZKPFUJACER4MD5L8ONM2CZ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27:36 CDT 2014</text:p>
          </table:table-cell>
          <table:table-cell office:value-type="string">
            <text:p>Mon Mar 24 00:26:47 CDT 2014</text:p>
          </table:table-cell>
          <table:table-cell office:value-type="string">
            <text:p>Mon Mar 24 00:27:36 CDT 2014</text:p>
          </table:table-cell>
          <table:table-cell office:value-type="string">
            <text:p>Tue Mar 25 09:34:28 CDT 2014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http://imgur.com/VyuD6fh</text:p>
          </table:table-cell>
        </table:table-row>
        <table:table-row table:style-name="ro1">
          <table:table-cell office:value-type="string">
            <text:p>22G58B727M0IWUGDEBXYQSVF6Z1WB4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S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2G58B727M0IWUGDEBXYQSVF6Z1WB4</text:p>
          </table:table-cell>
          <table:table-cell office:value-type="string">
            <text:p>28L3DHJHP4BDTZC0ZIIS89X3MH33WJ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29:49 CDT 2014</text:p>
          </table:table-cell>
          <table:table-cell office:value-type="string">
            <text:p>Mon Mar 24 00:28:12 CDT 2014</text:p>
          </table:table-cell>
          <table:table-cell office:value-type="string">
            <text:p>Mon Mar 24 00:29:49 CDT 2014</text:p>
          </table:table-cell>
          <table:table-cell office:value-type="string">
            <text:p>Tue Mar 25 09:34:28 CDT 2014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http://imgur.com/8JJ1FEh</text:p>
          </table:table-cell>
        </table:table-row>
        <table:table-row table:style-name="ro1">
          <table:table-cell office:value-type="string">
            <text:p>22G58B727M0IWUGDEBXYQSVF6Z1WB4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S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2G58B727M0IWUGDEBXYQSVF6Z1WB4</text:p>
          </table:table-cell>
          <table:table-cell office:value-type="string">
            <text:p>2P006UFBNFSVW9HB4JWS76NG7TR3HK</text:p>
          </table:table-cell>
          <table:table-cell office:value-type="string">
            <text:p>APWBUB0PDRLS5</text:p>
          </table:table-cell>
          <table:table-cell office:value-type="string">
            <text:p>Approved</text:p>
          </table:table-cell>
          <table:table-cell office:value-type="string">
            <text:p>Thu Mar 27 00:47:51 CDT 2014</text:p>
          </table:table-cell>
          <table:table-cell office:value-type="string">
            <text:p>Mon Mar 24 00:42:06 CDT 2014</text:p>
          </table:table-cell>
          <table:table-cell office:value-type="string">
            <text:p>Mon Mar 24 00:47:51 CDT 2014</text:p>
          </table:table-cell>
          <table:table-cell office:value-type="string">
            <text:p>Tue Mar 25 09:34:29 CDT 2014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http://imgur.com/lcOBGbw</text:p>
          </table:table-cell>
        </table:table-row>
        <table:table-row table:style-name="ro1">
          <table:table-cell office:value-type="string">
            <text:p>22G58B727M0IWUGDEBXYQSVF6Z1WB4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S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2G58B727M0IWUGDEBXYQSVF6Z1WB4</text:p>
          </table:table-cell>
          <table:table-cell office:value-type="string">
            <text:p>2RQW2GTP9RA78KSI2G0Y3OF76YMUPR</text:p>
          </table:table-cell>
          <table:table-cell office:value-type="string">
            <text:p>A9XWAWNLJN8DA</text:p>
          </table:table-cell>
          <table:table-cell office:value-type="string">
            <text:p>Approved</text:p>
          </table:table-cell>
          <table:table-cell office:value-type="string">
            <text:p>Thu Mar 27 01:47:35 CDT 2014</text:p>
          </table:table-cell>
          <table:table-cell office:value-type="string">
            <text:p>Mon Mar 24 01:45:28 CDT 2014</text:p>
          </table:table-cell>
          <table:table-cell office:value-type="string">
            <text:p>Mon Mar 24 01:47:35 CDT 2014</text:p>
          </table:table-cell>
          <table:table-cell office:value-type="string">
            <text:p>Tue Mar 25 09:34:30 CDT 2014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http://imgur.com/x7csYHG</text:p>
          </table:table-cell>
        </table:table-row>
        <table:table-row table:style-name="ro1">
          <table:table-cell office:value-type="string">
            <text:p>2UV2AC9KSSZVDCYM5FLUVQOYIR1J1D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T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UV2AC9KSSZVDCYM5FLUVQOYIR1J1D</text:p>
          </table:table-cell>
          <table:table-cell office:value-type="string">
            <text:p>2Z9IT3HVWAVKYLYJK0T1I2Z9F4AEMP</text:p>
          </table:table-cell>
          <table:table-cell office:value-type="string">
            <text:p>AZGV0WGL7XMX7</text:p>
          </table:table-cell>
          <table:table-cell office:value-type="string">
            <text:p>Approved</text:p>
          </table:table-cell>
          <table:table-cell office:value-type="string">
            <text:p>Wed Mar 26 22:46:18 CDT 2014</text:p>
          </table:table-cell>
          <table:table-cell office:value-type="string">
            <text:p>Sun Mar 23 22:44:41 CDT 2014</text:p>
          </table:table-cell>
          <table:table-cell office:value-type="string">
            <text:p>Sun Mar 23 22:46:18 CDT 2014</text:p>
          </table:table-cell>
          <table:table-cell office:value-type="string">
            <text:p>Tue Mar 25 09:34:27 CDT 2014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http://imgur.com/jVkUSVj</text:p>
          </table:table-cell>
        </table:table-row>
        <table:table-row table:style-name="ro1">
          <table:table-cell office:value-type="string">
            <text:p>2UV2AC9KSSZVDCYM5FLUVQOYIR1J1D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T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UV2AC9KSSZVDCYM5FLUVQOYIR1J1D</text:p>
          </table:table-cell>
          <table:table-cell office:value-type="string">
            <text:p>26Y18N46UXFCTJ1TDOKNOSNTQWIQSR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08:33 CDT 2014</text:p>
          </table:table-cell>
          <table:table-cell office:value-type="string">
            <text:p>Sun Mar 23 23:07:56 CDT 2014</text:p>
          </table:table-cell>
          <table:table-cell office:value-type="string">
            <text:p>Sun Mar 23 23:08:33 CDT 2014</text:p>
          </table:table-cell>
          <table:table-cell office:value-type="string">
            <text:p>Tue Mar 25 09:34:28 CDT 2014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http://imgur.com/GREovFC</text:p>
          </table:table-cell>
        </table:table-row>
        <table:table-row table:style-name="ro1">
          <table:table-cell office:value-type="string">
            <text:p>2UV2AC9KSSZVDCYM5FLUVQOYIR1J1D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T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UV2AC9KSSZVDCYM5FLUVQOYIR1J1D</text:p>
          </table:table-cell>
          <table:table-cell office:value-type="string">
            <text:p>2FLYMNCWYB49VOOOTRO1CJONY70MQB</text:p>
          </table:table-cell>
          <table:table-cell office:value-type="string">
            <text:p>A3SUTXC5CE4NF5</text:p>
          </table:table-cell>
          <table:table-cell office:value-type="string">
            <text:p>Approved</text:p>
          </table:table-cell>
          <table:table-cell office:value-type="string">
            <text:p>Wed Mar 26 23:19:40 CDT 2014</text:p>
          </table:table-cell>
          <table:table-cell office:value-type="string">
            <text:p>Sun Mar 23 23:18:42 CDT 2014</text:p>
          </table:table-cell>
          <table:table-cell office:value-type="string">
            <text:p>Sun Mar 23 23:19:40 CDT 2014</text:p>
          </table:table-cell>
          <table:table-cell office:value-type="string">
            <text:p>Tue Mar 25 09:34:29 CDT 2014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http://imgur.com/BNQNcaH</text:p>
          </table:table-cell>
        </table:table-row>
        <table:table-row table:style-name="ro1">
          <table:table-cell office:value-type="string">
            <text:p>2UV2AC9KSSZVDCYM5FLUVQOYIR1J1D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T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UV2AC9KSSZVDCYM5FLUVQOYIR1J1D</text:p>
          </table:table-cell>
          <table:table-cell office:value-type="string">
            <text:p>2TCM05BMJTUHEBYCUZ0RL7S520YKFC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04:38 CDT 2014</text:p>
          </table:table-cell>
          <table:table-cell office:value-type="string">
            <text:p>Mon Mar 24 00:03:35 CDT 2014</text:p>
          </table:table-cell>
          <table:table-cell office:value-type="string">
            <text:p>Mon Mar 24 00:04:38 CDT 2014</text:p>
          </table:table-cell>
          <table:table-cell office:value-type="string">
            <text:p>Tue Mar 25 09:34:29 CDT 2014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http://imgur.com/Rokid4S</text:p>
          </table:table-cell>
        </table:table-row>
        <table:table-row table:style-name="ro1">
          <table:table-cell office:value-type="string">
            <text:p>2UV2AC9KSSZVDCYM5FLUVQOYIR1J1D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T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7 CDT 2014</text:p>
          </table:table-cell>
          <table:table-cell office:value-type="string">
            <text:p>https://requester.mturk.com/mturk/manageHIT?HITId=2UV2AC9KSSZVDCYM5FLUVQOYIR1J1D</text:p>
          </table:table-cell>
          <table:table-cell office:value-type="string">
            <text:p>2IBVCNHMVHVKSYWX2UT7FJ79Q4V31L</text:p>
          </table:table-cell>
          <table:table-cell office:value-type="string">
            <text:p>A1RHA9JFKC1Q12</text:p>
          </table:table-cell>
          <table:table-cell office:value-type="string">
            <text:p>Approved</text:p>
          </table:table-cell>
          <table:table-cell office:value-type="string">
            <text:p>Thu Mar 27 00:48:34 CDT 2014</text:p>
          </table:table-cell>
          <table:table-cell office:value-type="string">
            <text:p>Mon Mar 24 00:37:14 CDT 2014</text:p>
          </table:table-cell>
          <table:table-cell office:value-type="string">
            <text:p>Mon Mar 24 00:48:34 CDT 2014</text:p>
          </table:table-cell>
          <table:table-cell office:value-type="string">
            <text:p>Tue Mar 25 09:34:30 CDT 2014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t character uploaded </text:p>
          </table:table-cell>
        </table:table-row>
        <table:table-row table:style-name="ro1">
          <table:table-cell office:value-type="string">
            <text:p>25L3FDEY5COWG0CN0DZC2FLC8Z62TI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U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9 CDT 2014</text:p>
          </table:table-cell>
          <table:table-cell office:value-type="string">
            <text:p>https://requester.mturk.com/mturk/manageHIT?HITId=25L3FDEY5COWG0CN0DZC2FLC8Z62TI</text:p>
          </table:table-cell>
          <table:table-cell office:value-type="string">
            <text:p>2EXUUKQOYGNICGJO9Y70C07S1U3GYY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42:54 CDT 2014</text:p>
          </table:table-cell>
          <table:table-cell office:value-type="string">
            <text:p>Sun Mar 23 22:41:43 CDT 2014</text:p>
          </table:table-cell>
          <table:table-cell office:value-type="string">
            <text:p>Sun Mar 23 22:42:54 CDT 2014</text:p>
          </table:table-cell>
          <table:table-cell office:value-type="string">
            <text:p>Tue Mar 25 09:34:30 CDT 2014</text:p>
          </table:table-cell>
          <table:table-cell table:number-columns-repeated="3"/>
          <table:table-cell office:value-type="string">
            <text:p>U</text:p>
          </table:table-cell>
          <table:table-cell office:value-type="string">
            <text:p>http://i.imgur.com/XCkj5rH.jpg</text:p>
          </table:table-cell>
        </table:table-row>
        <table:table-row table:style-name="ro1">
          <table:table-cell office:value-type="string">
            <text:p>25L3FDEY5COWG0CN0DZC2FLC8Z62TI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U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9 CDT 2014</text:p>
          </table:table-cell>
          <table:table-cell office:value-type="string">
            <text:p>https://requester.mturk.com/mturk/manageHIT?HITId=25L3FDEY5COWG0CN0DZC2FLC8Z62TI</text:p>
          </table:table-cell>
          <table:table-cell office:value-type="string">
            <text:p>2V33L0FBJ9IORYAFSOMEGRPR80VZNI</text:p>
          </table:table-cell>
          <table:table-cell office:value-type="string">
            <text:p>A3SUTXC5CE4NF5</text:p>
          </table:table-cell>
          <table:table-cell office:value-type="string">
            <text:p>Approved</text:p>
          </table:table-cell>
          <table:table-cell office:value-type="string">
            <text:p>Wed Mar 26 23:17:04 CDT 2014</text:p>
          </table:table-cell>
          <table:table-cell office:value-type="string">
            <text:p>Sun Mar 23 23:15:22 CDT 2014</text:p>
          </table:table-cell>
          <table:table-cell office:value-type="string">
            <text:p>Sun Mar 23 23:17:04 CDT 2014</text:p>
          </table:table-cell>
          <table:table-cell office:value-type="string">
            <text:p>Tue Mar 25 09:34:30 CDT 2014</text:p>
          </table:table-cell>
          <table:table-cell table:number-columns-repeated="3"/>
          <table:table-cell office:value-type="string">
            <text:p>U</text:p>
          </table:table-cell>
          <table:table-cell office:value-type="string">
            <text:p>http://imgur.com/OZzCHMW</text:p>
          </table:table-cell>
        </table:table-row>
        <table:table-row table:style-name="ro1">
          <table:table-cell office:value-type="string">
            <text:p>25L3FDEY5COWG0CN0DZC2FLC8Z62TI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U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9 CDT 2014</text:p>
          </table:table-cell>
          <table:table-cell office:value-type="string">
            <text:p>https://requester.mturk.com/mturk/manageHIT?HITId=25L3FDEY5COWG0CN0DZC2FLC8Z62TI</text:p>
          </table:table-cell>
          <table:table-cell office:value-type="string">
            <text:p>2AGHOVR14IXK4HH53R5C7A6X9CL87D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Wed Mar 26 23:46:48 CDT 2014</text:p>
          </table:table-cell>
          <table:table-cell office:value-type="string">
            <text:p>Sun Mar 23 23:45:08 CDT 2014</text:p>
          </table:table-cell>
          <table:table-cell office:value-type="string">
            <text:p>Sun Mar 23 23:46:48 CDT 2014</text:p>
          </table:table-cell>
          <table:table-cell office:value-type="string">
            <text:p>Tue Mar 25 09:34:30 CDT 2014</text:p>
          </table:table-cell>
          <table:table-cell table:number-columns-repeated="3"/>
          <table:table-cell office:value-type="string">
            <text:p>U</text:p>
          </table:table-cell>
          <table:table-cell office:value-type="string">
            <text:p>http://imgur.com/hrIeqIn</text:p>
          </table:table-cell>
        </table:table-row>
        <table:table-row table:style-name="ro1">
          <table:table-cell office:value-type="string">
            <text:p>25L3FDEY5COWG0CN0DZC2FLC8Z62TI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U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9 CDT 2014</text:p>
          </table:table-cell>
          <table:table-cell office:value-type="string">
            <text:p>https://requester.mturk.com/mturk/manageHIT?HITId=25L3FDEY5COWG0CN0DZC2FLC8Z62TI</text:p>
          </table:table-cell>
          <table:table-cell office:value-type="string">
            <text:p>29NXX2Q45UUK63UCOSN1YS8OMEZSAP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37:02 CDT 2014</text:p>
          </table:table-cell>
          <table:table-cell office:value-type="string">
            <text:p>Mon Mar 24 00:36:20 CDT 2014</text:p>
          </table:table-cell>
          <table:table-cell office:value-type="string">
            <text:p>Mon Mar 24 00:37:02 CDT 2014</text:p>
          </table:table-cell>
          <table:table-cell office:value-type="string">
            <text:p>Tue Mar 25 09:34:31 CDT 2014</text:p>
          </table:table-cell>
          <table:table-cell table:number-columns-repeated="3"/>
          <table:table-cell office:value-type="string">
            <text:p>U</text:p>
          </table:table-cell>
          <table:table-cell office:value-type="string">
            <text:p>http://imgur.com/rhT9qIm</text:p>
          </table:table-cell>
        </table:table-row>
        <table:table-row table:style-name="ro1">
          <table:table-cell office:value-type="string">
            <text:p>25L3FDEY5COWG0CN0DZC2FLC8Z62TI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U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9 CDT 2014</text:p>
          </table:table-cell>
          <table:table-cell office:value-type="string">
            <text:p>https://requester.mturk.com/mturk/manageHIT?HITId=25L3FDEY5COWG0CN0DZC2FLC8Z62TI</text:p>
          </table:table-cell>
          <table:table-cell office:value-type="string">
            <text:p>2H5ZKPFE4EGDXSIY6VZIKNZWCWFH77</text:p>
          </table:table-cell>
          <table:table-cell office:value-type="string">
            <text:p>A27U5V817N2VHR</text:p>
          </table:table-cell>
          <table:table-cell office:value-type="string">
            <text:p>Approved</text:p>
          </table:table-cell>
          <table:table-cell office:value-type="string">
            <text:p>Thu Mar 27 01:55:43 CDT 2014</text:p>
          </table:table-cell>
          <table:table-cell office:value-type="string">
            <text:p>Mon Mar 24 01:55:03 CDT 2014</text:p>
          </table:table-cell>
          <table:table-cell office:value-type="string">
            <text:p>Mon Mar 24 01:55:43 CDT 2014</text:p>
          </table:table-cell>
          <table:table-cell office:value-type="string">
            <text:p>Tue Mar 25 09:34:31 CDT 2014</text:p>
          </table:table-cell>
          <table:table-cell table:number-columns-repeated="3"/>
          <table:table-cell office:value-type="string">
            <text:p>U</text:p>
          </table:table-cell>
          <table:table-cell office:value-type="string">
            <text:p>http://imgur.com/YXBosDP</text:p>
          </table:table-cell>
        </table:table-row>
        <table:table-row table:style-name="ro1">
          <table:table-cell office:value-type="string">
            <text:p>22M2J1LY58B7IMIWJQ6KSD160JBR6B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V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9 CDT 2014</text:p>
          </table:table-cell>
          <table:table-cell office:value-type="string">
            <text:p>https://requester.mturk.com/mturk/manageHIT?HITId=22M2J1LY58B7IMIWJQ6KSD160JBR6B</text:p>
          </table:table-cell>
          <table:table-cell office:value-type="string">
            <text:p>2XIY2RCJK63ZBTZDSABUTAQ9PZZV63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09:06 CDT 2014</text:p>
          </table:table-cell>
          <table:table-cell office:value-type="string">
            <text:p>Sun Mar 23 23:08:33 CDT 2014</text:p>
          </table:table-cell>
          <table:table-cell office:value-type="string">
            <text:p>Sun Mar 23 23:09:06 CDT 2014</text:p>
          </table:table-cell>
          <table:table-cell office:value-type="string">
            <text:p>Tue Mar 25 09:34:30 CDT 2014</text:p>
          </table:table-cell>
          <table:table-cell table:number-columns-repeated="3"/>
          <table:table-cell office:value-type="string">
            <text:p>V</text:p>
          </table:table-cell>
          <table:table-cell office:value-type="string">
            <text:p>http://imgur.com/duZfTST</text:p>
          </table:table-cell>
        </table:table-row>
        <table:table-row table:style-name="ro1">
          <table:table-cell office:value-type="string">
            <text:p>22M2J1LY58B7IMIWJQ6KSD160JBR6B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V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9 CDT 2014</text:p>
          </table:table-cell>
          <table:table-cell office:value-type="string">
            <text:p>https://requester.mturk.com/mturk/manageHIT?HITId=22M2J1LY58B7IMIWJQ6KSD160JBR6B</text:p>
          </table:table-cell>
          <table:table-cell office:value-type="string">
            <text:p>23YS8SV7WGKCSAHH4M13EMHAV400QF</text:p>
          </table:table-cell>
          <table:table-cell office:value-type="string">
            <text:p>A3SUTXC5CE4NF5</text:p>
          </table:table-cell>
          <table:table-cell office:value-type="string">
            <text:p>Approved</text:p>
          </table:table-cell>
          <table:table-cell office:value-type="string">
            <text:p>Wed Mar 26 23:25:34 CDT 2014</text:p>
          </table:table-cell>
          <table:table-cell office:value-type="string">
            <text:p>Sun Mar 23 23:24:18 CDT 2014</text:p>
          </table:table-cell>
          <table:table-cell office:value-type="string">
            <text:p>Sun Mar 23 23:25:34 CDT 2014</text:p>
          </table:table-cell>
          <table:table-cell office:value-type="string">
            <text:p>Tue Mar 25 09:34:30 CDT 2014</text:p>
          </table:table-cell>
          <table:table-cell table:number-columns-repeated="3"/>
          <table:table-cell office:value-type="string">
            <text:p>V</text:p>
          </table:table-cell>
          <table:table-cell office:value-type="string">
            <text:p>http://imgur.com/XvafCHw</text:p>
          </table:table-cell>
        </table:table-row>
        <table:table-row table:style-name="ro1">
          <table:table-cell office:value-type="string">
            <text:p>22M2J1LY58B7IMIWJQ6KSD160JBR6B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V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9 CDT 2014</text:p>
          </table:table-cell>
          <table:table-cell office:value-type="string">
            <text:p>https://requester.mturk.com/mturk/manageHIT?HITId=22M2J1LY58B7IMIWJQ6KSD160JBR6B</text:p>
          </table:table-cell>
          <table:table-cell office:value-type="string">
            <text:p>25H9746OQ1SN653M7HR5CQKCT5Y3NR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Wed Mar 26 23:58:07 CDT 2014</text:p>
          </table:table-cell>
          <table:table-cell office:value-type="string">
            <text:p>Sun Mar 23 23:57:01 CDT 2014</text:p>
          </table:table-cell>
          <table:table-cell office:value-type="string">
            <text:p>Sun Mar 23 23:58:07 CDT 2014</text:p>
          </table:table-cell>
          <table:table-cell office:value-type="string">
            <text:p>Tue Mar 25 09:34:30 CDT 2014</text:p>
          </table:table-cell>
          <table:table-cell table:number-columns-repeated="3"/>
          <table:table-cell office:value-type="string">
            <text:p>V</text:p>
          </table:table-cell>
          <table:table-cell office:value-type="string">
            <text:p>http://imgur.com/wMtzzfi</text:p>
          </table:table-cell>
        </table:table-row>
        <table:table-row table:style-name="ro1">
          <table:table-cell office:value-type="string">
            <text:p>22M2J1LY58B7IMIWJQ6KSD160JBR6B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V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9 CDT 2014</text:p>
          </table:table-cell>
          <table:table-cell office:value-type="string">
            <text:p>https://requester.mturk.com/mturk/manageHIT?HITId=22M2J1LY58B7IMIWJQ6KSD160JBR6B</text:p>
          </table:table-cell>
          <table:table-cell office:value-type="string">
            <text:p>2LFFSVGULF39L7S2OQSF33NYTX99NF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37:57 CDT 2014</text:p>
          </table:table-cell>
          <table:table-cell office:value-type="string">
            <text:p>Mon Mar 24 00:37:02 CDT 2014</text:p>
          </table:table-cell>
          <table:table-cell office:value-type="string">
            <text:p>Mon Mar 24 00:37:57 CDT 2014</text:p>
          </table:table-cell>
          <table:table-cell office:value-type="string">
            <text:p>Tue Mar 25 09:34:31 CDT 2014</text:p>
          </table:table-cell>
          <table:table-cell table:number-columns-repeated="3"/>
          <table:table-cell office:value-type="string">
            <text:p>V</text:p>
          </table:table-cell>
          <table:table-cell office:value-type="string">
            <text:p>http://imgur.com/oXtzXB2</text:p>
          </table:table-cell>
        </table:table-row>
        <table:table-row table:style-name="ro1">
          <table:table-cell office:value-type="string">
            <text:p>22M2J1LY58B7IMIWJQ6KSD160JBR6B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V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29 CDT 2014</text:p>
          </table:table-cell>
          <table:table-cell office:value-type="string">
            <text:p>https://requester.mturk.com/mturk/manageHIT?HITId=22M2J1LY58B7IMIWJQ6KSD160JBR6B</text:p>
          </table:table-cell>
          <table:table-cell office:value-type="string">
            <text:p>20K1CSTMOFXRT70EDB5YONXJL0ZSP5</text:p>
          </table:table-cell>
          <table:table-cell office:value-type="string">
            <text:p>A29E2QCMUI6BTY</text:p>
          </table:table-cell>
          <table:table-cell office:value-type="string">
            <text:p>Approved</text:p>
          </table:table-cell>
          <table:table-cell office:value-type="string">
            <text:p>Thu Mar 27 00:49:34 CDT 2014</text:p>
          </table:table-cell>
          <table:table-cell office:value-type="string">
            <text:p>Mon Mar 24 00:43:38 CDT 2014</text:p>
          </table:table-cell>
          <table:table-cell office:value-type="string">
            <text:p>Mon Mar 24 00:49:34 CDT 2014</text:p>
          </table:table-cell>
          <table:table-cell office:value-type="string">
            <text:p>Tue Mar 25 09:34:32 CDT 2014</text:p>
          </table:table-cell>
          <table:table-cell table:number-columns-repeated="3"/>
          <table:table-cell office:value-type="string">
            <text:p>V</text:p>
          </table:table-cell>
          <table:table-cell office:value-type="string">
            <text:p>http://imgur.com/PGPoTTq</text:p>
          </table:table-cell>
        </table:table-row>
        <table:table-row table:style-name="ro1">
          <table:table-cell office:value-type="string">
            <text:p>2JYTP9RA7S5W2G25Z2FFI0JMJPSXSY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W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JYTP9RA7S5W2G25Z2FFI0JMJPSXSY</text:p>
          </table:table-cell>
          <table:table-cell office:value-type="string">
            <text:p>2XB92NJKM05B2YPQI8N2RTP9XO1AFK</text:p>
          </table:table-cell>
          <table:table-cell office:value-type="string">
            <text:p>A2YPGARAKET7N5</text:p>
          </table:table-cell>
          <table:table-cell office:value-type="string">
            <text:p>Approved</text:p>
          </table:table-cell>
          <table:table-cell office:value-type="string">
            <text:p>Wed Mar 26 22:49:12 CDT 2014</text:p>
          </table:table-cell>
          <table:table-cell office:value-type="string">
            <text:p>Sun Mar 23 22:41:53 CDT 2014</text:p>
          </table:table-cell>
          <table:table-cell office:value-type="string">
            <text:p>Sun Mar 23 22:49:12 CDT 2014</text:p>
          </table:table-cell>
          <table:table-cell office:value-type="string">
            <text:p>Tue Mar 25 09:34:30 CDT 2014</text:p>
          </table:table-cell>
          <table:table-cell table:number-columns-repeated="3"/>
          <table:table-cell office:value-type="string">
            <text:p>W</text:p>
          </table:table-cell>
          <table:table-cell office:value-type="string">
            <text:p>http://imgur.com/yBrj38x</text:p>
          </table:table-cell>
        </table:table-row>
        <table:table-row table:style-name="ro1">
          <table:table-cell office:value-type="string">
            <text:p>2JYTP9RA7S5W2G25Z2FFI0JMJPSXSY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W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JYTP9RA7S5W2G25Z2FFI0JMJPSXSY</text:p>
          </table:table-cell>
          <table:table-cell office:value-type="string">
            <text:p>28URCJK63ZVEJWNWL49A19JLB5XX8U</text:p>
          </table:table-cell>
          <table:table-cell office:value-type="string">
            <text:p>A3SUTXC5CE4NF5</text:p>
          </table:table-cell>
          <table:table-cell office:value-type="string">
            <text:p>Approved</text:p>
          </table:table-cell>
          <table:table-cell office:value-type="string">
            <text:p>Wed Mar 26 23:03:23 CDT 2014</text:p>
          </table:table-cell>
          <table:table-cell office:value-type="string">
            <text:p>Sun Mar 23 23:01:35 CDT 2014</text:p>
          </table:table-cell>
          <table:table-cell office:value-type="string">
            <text:p>Sun Mar 23 23:03:23 CDT 2014</text:p>
          </table:table-cell>
          <table:table-cell office:value-type="string">
            <text:p>Tue Mar 25 09:34:30 CDT 2014</text:p>
          </table:table-cell>
          <table:table-cell table:number-columns-repeated="3"/>
          <table:table-cell office:value-type="string">
            <text:p>W</text:p>
          </table:table-cell>
          <table:table-cell office:value-type="string">
            <text:p>http://imgur.com/I1Uf9xJ</text:p>
          </table:table-cell>
        </table:table-row>
        <table:table-row table:style-name="ro1">
          <table:table-cell office:value-type="string">
            <text:p>2JYTP9RA7S5W2G25Z2FFI0JMJPSXSY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W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JYTP9RA7S5W2G25Z2FFI0JMJPSXSY</text:p>
          </table:table-cell>
          <table:table-cell office:value-type="string">
            <text:p>2APULRGNTBJ3219T6PG7Y62KNP4T7L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06:36 CDT 2014</text:p>
          </table:table-cell>
          <table:table-cell office:value-type="string">
            <text:p>Sun Mar 23 23:06:02 CDT 2014</text:p>
          </table:table-cell>
          <table:table-cell office:value-type="string">
            <text:p>Sun Mar 23 23:06:36 CDT 2014</text:p>
          </table:table-cell>
          <table:table-cell office:value-type="string">
            <text:p>Tue Mar 25 09:34:31 CDT 2014</text:p>
          </table:table-cell>
          <table:table-cell table:number-columns-repeated="3"/>
          <table:table-cell office:value-type="string">
            <text:p>W</text:p>
          </table:table-cell>
          <table:table-cell office:value-type="string">
            <text:p>http://imgur.com/iYMLmNw</text:p>
          </table:table-cell>
        </table:table-row>
        <table:table-row table:style-name="ro1">
          <table:table-cell office:value-type="string">
            <text:p>2JYTP9RA7S5W2G25Z2FFI0JMJPSXSY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W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JYTP9RA7S5W2G25Z2FFI0JMJPSXSY</text:p>
          </table:table-cell>
          <table:table-cell office:value-type="string">
            <text:p>23YS8SV7WGKCSAHH4M13EMHAV420QH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18:06 CDT 2014</text:p>
          </table:table-cell>
          <table:table-cell office:value-type="string">
            <text:p>Mon Mar 24 00:16:49 CDT 2014</text:p>
          </table:table-cell>
          <table:table-cell office:value-type="string">
            <text:p>Mon Mar 24 00:18:06 CDT 2014</text:p>
          </table:table-cell>
          <table:table-cell office:value-type="string">
            <text:p>Tue Mar 25 09:34:31 CDT 2014</text:p>
          </table:table-cell>
          <table:table-cell table:number-columns-repeated="3"/>
          <table:table-cell office:value-type="string">
            <text:p>W</text:p>
          </table:table-cell>
          <table:table-cell office:value-type="string">
            <text:p>http://imgur.com/3oz3QP8</text:p>
          </table:table-cell>
        </table:table-row>
        <table:table-row table:style-name="ro1">
          <table:table-cell office:value-type="string">
            <text:p>2JYTP9RA7S5W2G25Z2FFI0JMJPSXSY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W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JYTP9RA7S5W2G25Z2FFI0JMJPSXSY</text:p>
          </table:table-cell>
          <table:table-cell office:value-type="string">
            <text:p>23VHVWAVKI623YMY2HTZK9QHCPIPHH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30:52 CDT 2014</text:p>
          </table:table-cell>
          <table:table-cell office:value-type="string">
            <text:p>Mon Mar 24 00:30:03 CDT 2014</text:p>
          </table:table-cell>
          <table:table-cell office:value-type="string">
            <text:p>Mon Mar 24 00:30:52 CDT 2014</text:p>
          </table:table-cell>
          <table:table-cell office:value-type="string">
            <text:p>Tue Mar 25 09:34:32 CDT 2014</text:p>
          </table:table-cell>
          <table:table-cell table:number-columns-repeated="3"/>
          <table:table-cell office:value-type="string">
            <text:p>W</text:p>
          </table:table-cell>
          <table:table-cell office:value-type="string">
            <text:p>http://imgur.com/BXgKC42</text:p>
          </table:table-cell>
        </table:table-row>
        <table:table-row table:style-name="ro1">
          <table:table-cell office:value-type="string">
            <text:p>29BLB3L0FBJ9Y37FFTIE6E5RRVLLX9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X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9BLB3L0FBJ9Y37FFTIE6E5RRVLLX9</text:p>
          </table:table-cell>
          <table:table-cell office:value-type="string">
            <text:p>2W9GYQ4J3NABMQBIGPFY9IT1ZX9CPR</text:p>
          </table:table-cell>
          <table:table-cell office:value-type="string">
            <text:p>AZGV0WGL7XMX7</text:p>
          </table:table-cell>
          <table:table-cell office:value-type="string">
            <text:p>Approved</text:p>
          </table:table-cell>
          <table:table-cell office:value-type="string">
            <text:p>Wed Mar 26 22:41:25 CDT 2014</text:p>
          </table:table-cell>
          <table:table-cell office:value-type="string">
            <text:p>Sun Mar 23 22:39:54 CDT 2014</text:p>
          </table:table-cell>
          <table:table-cell office:value-type="string">
            <text:p>Sun Mar 23 22:41:25 CDT 2014</text:p>
          </table:table-cell>
          <table:table-cell office:value-type="string">
            <text:p>Tue Mar 25 09:34:30 CDT 2014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http://imgur.com/Z094QDi</text:p>
          </table:table-cell>
        </table:table-row>
        <table:table-row table:style-name="ro1">
          <table:table-cell office:value-type="string">
            <text:p>29BLB3L0FBJ9Y37FFTIE6E5RRVLLX9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X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9BLB3L0FBJ9Y37FFTIE6E5RRVLLX9</text:p>
          </table:table-cell>
          <table:table-cell office:value-type="string">
            <text:p>2CB1LY58B7272FECGU8DC6YFY9A8TN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11:09 CDT 2014</text:p>
          </table:table-cell>
          <table:table-cell office:value-type="string">
            <text:p>Sun Mar 23 23:10:26 CDT 2014</text:p>
          </table:table-cell>
          <table:table-cell office:value-type="string">
            <text:p>Sun Mar 23 23:11:09 CDT 2014</text:p>
          </table:table-cell>
          <table:table-cell office:value-type="string">
            <text:p>Tue Mar 25 09:34:30 CDT 2014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http://imgur.com/t8aMTpB</text:p>
          </table:table-cell>
        </table:table-row>
        <table:table-row table:style-name="ro1">
          <table:table-cell office:value-type="string">
            <text:p>29BLB3L0FBJ9Y37FFTIE6E5RRVLLX9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X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9BLB3L0FBJ9Y37FFTIE6E5RRVLLX9</text:p>
          </table:table-cell>
          <table:table-cell office:value-type="string">
            <text:p>2PB51Y7QEOZFE5OXD2KMZFXRJ61DGR</text:p>
          </table:table-cell>
          <table:table-cell office:value-type="string">
            <text:p>A2FOHNBJQOK129</text:p>
          </table:table-cell>
          <table:table-cell office:value-type="string">
            <text:p>Approved</text:p>
          </table:table-cell>
          <table:table-cell office:value-type="string">
            <text:p>Wed Mar 26 23:47:48 CDT 2014</text:p>
          </table:table-cell>
          <table:table-cell office:value-type="string">
            <text:p>Sun Mar 23 23:44:21 CDT 2014</text:p>
          </table:table-cell>
          <table:table-cell office:value-type="string">
            <text:p>Sun Mar 23 23:47:48 CDT 2014</text:p>
          </table:table-cell>
          <table:table-cell office:value-type="string">
            <text:p>Tue Mar 25 09:34:31 CDT 2014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http://imgur.com/amj8lrA</text:p>
          </table:table-cell>
        </table:table-row>
        <table:table-row table:style-name="ro1">
          <table:table-cell office:value-type="string">
            <text:p>29BLB3L0FBJ9Y37FFTIE6E5RRVLLX9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X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9BLB3L0FBJ9Y37FFTIE6E5RRVLLX9</text:p>
          </table:table-cell>
          <table:table-cell office:value-type="string">
            <text:p>2HOGKCCVLL3CQIZIIKGQFC9NW84W6H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Wed Mar 26 23:53:02 CDT 2014</text:p>
          </table:table-cell>
          <table:table-cell office:value-type="string">
            <text:p>Sun Mar 23 23:52:16 CDT 2014</text:p>
          </table:table-cell>
          <table:table-cell office:value-type="string">
            <text:p>Sun Mar 23 23:53:02 CDT 2014</text:p>
          </table:table-cell>
          <table:table-cell office:value-type="string">
            <text:p>Tue Mar 25 09:34:32 CDT 2014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http://imgur.com/yiQ5h0k</text:p>
          </table:table-cell>
        </table:table-row>
        <table:table-row table:style-name="ro1">
          <table:table-cell office:value-type="string">
            <text:p>29BLB3L0FBJ9Y37FFTIE6E5RRVLLX9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X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9BLB3L0FBJ9Y37FFTIE6E5RRVLLX9</text:p>
          </table:table-cell>
          <table:table-cell office:value-type="string">
            <text:p>2OWEGDHDM25LOX5J06XHPZ6OKIONDA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34:45 CDT 2014</text:p>
          </table:table-cell>
          <table:table-cell office:value-type="string">
            <text:p>Mon Mar 24 00:34:02 CDT 2014</text:p>
          </table:table-cell>
          <table:table-cell office:value-type="string">
            <text:p>Mon Mar 24 00:34:45 CDT 2014</text:p>
          </table:table-cell>
          <table:table-cell office:value-type="string">
            <text:p>Tue Mar 25 09:34:32 CDT 2014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http://imgur.com/ujeaO2C</text:p>
          </table:table-cell>
        </table:table-row>
        <table:table-row table:style-name="ro1">
          <table:table-cell office:value-type="string">
            <text:p>2BQLZ6R70G5RPN94KDMEIWSSVRHO8L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Y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BQLZ6R70G5RPN94KDMEIWSSVRHO8L</text:p>
          </table:table-cell>
          <table:table-cell office:value-type="string">
            <text:p>2MYSK9RJ85OZYEADNK1PXOOQBSPU6C</text:p>
          </table:table-cell>
          <table:table-cell office:value-type="string">
            <text:p>AZGV0WGL7XMX7</text:p>
          </table:table-cell>
          <table:table-cell office:value-type="string">
            <text:p>Approved</text:p>
          </table:table-cell>
          <table:table-cell office:value-type="string">
            <text:p>Wed Mar 26 22:44:40 CDT 2014</text:p>
          </table:table-cell>
          <table:table-cell office:value-type="string">
            <text:p>Sun Mar 23 22:41:25 CDT 2014</text:p>
          </table:table-cell>
          <table:table-cell office:value-type="string">
            <text:p>Sun Mar 23 22:44:40 CDT 2014</text:p>
          </table:table-cell>
          <table:table-cell office:value-type="string">
            <text:p>Tue Mar 25 09:34:30 CDT 2014</text:p>
          </table:table-cell>
          <table:table-cell table:number-columns-repeated="3"/>
          <table:table-cell office:value-type="string">
            <text:p>Y</text:p>
          </table:table-cell>
          <table:table-cell office:value-type="string">
            <text:p>http://imgur.com/XnLH04I</text:p>
          </table:table-cell>
        </table:table-row>
        <table:table-row table:style-name="ro1">
          <table:table-cell office:value-type="string">
            <text:p>2BQLZ6R70G5RPN94KDMEIWSSVRHO8L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Y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BQLZ6R70G5RPN94KDMEIWSSVRHO8L</text:p>
          </table:table-cell>
          <table:table-cell office:value-type="string">
            <text:p>2MU6DG67D1X3BFBG1MFKDJE1SLJG9A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49:08 CDT 2014</text:p>
          </table:table-cell>
          <table:table-cell office:value-type="string">
            <text:p>Sun Mar 23 22:48:21 CDT 2014</text:p>
          </table:table-cell>
          <table:table-cell office:value-type="string">
            <text:p>Sun Mar 23 22:49:08 CDT 2014</text:p>
          </table:table-cell>
          <table:table-cell office:value-type="string">
            <text:p>Tue Mar 25 09:34:31 CDT 2014</text:p>
          </table:table-cell>
          <table:table-cell table:number-columns-repeated="3"/>
          <table:table-cell office:value-type="string">
            <text:p>Y</text:p>
          </table:table-cell>
          <table:table-cell office:value-type="string">
            <text:p>http://imgur.com/oRVVJfQ</text:p>
          </table:table-cell>
        </table:table-row>
        <table:table-row table:style-name="ro1">
          <table:table-cell office:value-type="string">
            <text:p>2BQLZ6R70G5RPN94KDMEIWSSVRHO8L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Y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BQLZ6R70G5RPN94KDMEIWSSVRHO8L</text:p>
          </table:table-cell>
          <table:table-cell office:value-type="string">
            <text:p>2UQEPLSP75KL2LSF4Y1H1EQVP51SYY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14:36 CDT 2014</text:p>
          </table:table-cell>
          <table:table-cell office:value-type="string">
            <text:p>Mon Mar 24 00:13:51 CDT 2014</text:p>
          </table:table-cell>
          <table:table-cell office:value-type="string">
            <text:p>Mon Mar 24 00:14:36 CDT 2014</text:p>
          </table:table-cell>
          <table:table-cell office:value-type="string">
            <text:p>Tue Mar 25 09:34:31 CDT 2014</text:p>
          </table:table-cell>
          <table:table-cell table:number-columns-repeated="3"/>
          <table:table-cell office:value-type="string">
            <text:p>Y</text:p>
          </table:table-cell>
          <table:table-cell office:value-type="string">
            <text:p>http://imgur.com/DPr3cEU</text:p>
          </table:table-cell>
        </table:table-row>
        <table:table-row table:style-name="ro1">
          <table:table-cell office:value-type="string">
            <text:p>2BQLZ6R70G5RPN94KDMEIWSSVRHO8L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Y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BQLZ6R70G5RPN94KDMEIWSSVRHO8L</text:p>
          </table:table-cell>
          <table:table-cell office:value-type="string">
            <text:p>2N9DM25L8I9NFB2DF9XOP4QWD76HR1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36:19 CDT 2014</text:p>
          </table:table-cell>
          <table:table-cell office:value-type="string">
            <text:p>Mon Mar 24 00:35:35 CDT 2014</text:p>
          </table:table-cell>
          <table:table-cell office:value-type="string">
            <text:p>Mon Mar 24 00:36:19 CDT 2014</text:p>
          </table:table-cell>
          <table:table-cell office:value-type="string">
            <text:p>Tue Mar 25 09:34:32 CDT 2014</text:p>
          </table:table-cell>
          <table:table-cell table:number-columns-repeated="3"/>
          <table:table-cell office:value-type="string">
            <text:p>Y</text:p>
          </table:table-cell>
          <table:table-cell office:value-type="string">
            <text:p>http://imgur.com/HEX0Q2Y</text:p>
          </table:table-cell>
        </table:table-row>
        <table:table-row table:style-name="ro1">
          <table:table-cell office:value-type="string">
            <text:p>2BQLZ6R70G5RPN94KDMEIWSSVRHO8L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Y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BQLZ6R70G5RPN94KDMEIWSSVRHO8L</text:p>
          </table:table-cell>
          <table:table-cell office:value-type="string">
            <text:p>2V7Q0ONNVRH10WK5FQIBI6NVFZJVMI</text:p>
          </table:table-cell>
          <table:table-cell office:value-type="string">
            <text:p>A3ICG6AUFB4AT</text:p>
          </table:table-cell>
          <table:table-cell office:value-type="string">
            <text:p>Approved</text:p>
          </table:table-cell>
          <table:table-cell office:value-type="string">
            <text:p>Thu Mar 27 01:26:41 CDT 2014</text:p>
          </table:table-cell>
          <table:table-cell office:value-type="string">
            <text:p>Mon Mar 24 01:21:13 CDT 2014</text:p>
          </table:table-cell>
          <table:table-cell office:value-type="string">
            <text:p>Mon Mar 24 01:26:41 CDT 2014</text:p>
          </table:table-cell>
          <table:table-cell office:value-type="string">
            <text:p>Tue Mar 25 09:34:33 CDT 2014</text:p>
          </table:table-cell>
          <table:table-cell table:number-columns-repeated="3"/>
          <table:table-cell office:value-type="string">
            <text:p>Y</text:p>
          </table:table-cell>
          <table:table-cell office:value-type="string">
            <text:p>http://imgur.com/2gCLtLB</text:p>
          </table:table-cell>
        </table:table-row>
        <table:table-row table:style-name="ro1">
          <table:table-cell office:value-type="string">
            <text:p>2Q9J85OZIZEH2P6LNYFQGEWPZPGAYM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Z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Q9J85OZIZEH2P6LNYFQGEWPZPGAYM</text:p>
          </table:table-cell>
          <table:table-cell office:value-type="string">
            <text:p>24426DG67D1XJAWBLA3OV2JE7028FF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07:12 CDT 2014</text:p>
          </table:table-cell>
          <table:table-cell office:value-type="string">
            <text:p>Sun Mar 23 23:06:37 CDT 2014</text:p>
          </table:table-cell>
          <table:table-cell office:value-type="string">
            <text:p>Sun Mar 23 23:07:12 CDT 2014</text:p>
          </table:table-cell>
          <table:table-cell office:value-type="string">
            <text:p>Tue Mar 25 09:34:30 CDT 2014</text:p>
          </table:table-cell>
          <table:table-cell table:number-columns-repeated="3"/>
          <table:table-cell office:value-type="string">
            <text:p>Z</text:p>
          </table:table-cell>
          <table:table-cell office:value-type="string">
            <text:p>http://imgur.com/3qbf8pb</text:p>
          </table:table-cell>
        </table:table-row>
        <table:table-row table:style-name="ro1">
          <table:table-cell office:value-type="string">
            <text:p>2Q9J85OZIZEH2P6LNYFQGEWPZPGAYM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Z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Q9J85OZIZEH2P6LNYFQGEWPZPGAYM</text:p>
          </table:table-cell>
          <table:table-cell office:value-type="string">
            <text:p>2I0MQU6L5OBVSXXNY7VATJF7M8VEXA</text:p>
          </table:table-cell>
          <table:table-cell office:value-type="string">
            <text:p>A2HZSQBQF7GZR8</text:p>
          </table:table-cell>
          <table:table-cell office:value-type="string">
            <text:p>Approved</text:p>
          </table:table-cell>
          <table:table-cell office:value-type="string">
            <text:p>Wed Mar 26 23:13:14 CDT 2014</text:p>
          </table:table-cell>
          <table:table-cell office:value-type="string">
            <text:p>Sun Mar 23 22:58:56 CDT 2014</text:p>
          </table:table-cell>
          <table:table-cell office:value-type="string">
            <text:p>Sun Mar 23 23:13:14 CDT 2014</text:p>
          </table:table-cell>
          <table:table-cell office:value-type="string">
            <text:p>Tue Mar 25 09:34:31 CDT 2014</text:p>
          </table:table-cell>
          <table:table-cell table:number-columns-repeated="3"/>
          <table:table-cell office:value-type="string">
            <text:p>Z</text:p>
          </table:table-cell>
          <table:table-cell office:value-type="string">
            <text:p>zz</text:p>
          </table:table-cell>
        </table:table-row>
        <table:table-row table:style-name="ro1">
          <table:table-cell office:value-type="string">
            <text:p>2Q9J85OZIZEH2P6LNYFQGEWPZPGAYM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Z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Q9J85OZIZEH2P6LNYFQGEWPZPGAYM</text:p>
          </table:table-cell>
          <table:table-cell office:value-type="string">
            <text:p>20NJ8EBDPGFLMA8LX90RYDWIU9Z1GQ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25:53 CDT 2014</text:p>
          </table:table-cell>
          <table:table-cell office:value-type="string">
            <text:p>Mon Mar 24 00:25:09 CDT 2014</text:p>
          </table:table-cell>
          <table:table-cell office:value-type="string">
            <text:p>Mon Mar 24 00:25:53 CDT 2014</text:p>
          </table:table-cell>
          <table:table-cell office:value-type="string">
            <text:p>Tue Mar 25 09:34:32 CDT 2014</text:p>
          </table:table-cell>
          <table:table-cell table:number-columns-repeated="3"/>
          <table:table-cell office:value-type="string">
            <text:p>Z</text:p>
          </table:table-cell>
          <table:table-cell office:value-type="string">
            <text:p>http://imgur.com/2wvpVjQ</text:p>
          </table:table-cell>
        </table:table-row>
        <table:table-row table:style-name="ro1">
          <table:table-cell office:value-type="string">
            <text:p>2Q9J85OZIZEH2P6LNYFQGEWPZPGAYM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Z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Q9J85OZIZEH2P6LNYFQGEWPZPGAYM</text:p>
          </table:table-cell>
          <table:table-cell office:value-type="string">
            <text:p>2RGVR14IXKO21OYDFMNAHX3YUQBA9X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31:44 CDT 2014</text:p>
          </table:table-cell>
          <table:table-cell office:value-type="string">
            <text:p>Mon Mar 24 00:30:53 CDT 2014</text:p>
          </table:table-cell>
          <table:table-cell office:value-type="string">
            <text:p>Mon Mar 24 00:31:44 CDT 2014</text:p>
          </table:table-cell>
          <table:table-cell office:value-type="string">
            <text:p>Tue Mar 25 09:34:32 CDT 2014</text:p>
          </table:table-cell>
          <table:table-cell table:number-columns-repeated="3"/>
          <table:table-cell office:value-type="string">
            <text:p>Z</text:p>
          </table:table-cell>
          <table:table-cell office:value-type="string">
            <text:p>http://imgur.com/Ym3T8Lb</text:p>
          </table:table-cell>
        </table:table-row>
        <table:table-row table:style-name="ro1">
          <table:table-cell office:value-type="string">
            <text:p>2Q9J85OZIZEH2P6LNYFQGEWPZPGAYM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Z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Q9J85OZIZEH2P6LNYFQGEWPZPGAYM</text:p>
          </table:table-cell>
          <table:table-cell office:value-type="string">
            <text:p>2JZ46OQ1SNQQN5231FSQVCNR7HU5PL</text:p>
          </table:table-cell>
          <table:table-cell office:value-type="string">
            <text:p>A1P8RN5GDWJNXO</text:p>
          </table:table-cell>
          <table:table-cell office:value-type="string">
            <text:p>Approved</text:p>
          </table:table-cell>
          <table:table-cell office:value-type="string">
            <text:p>Thu Mar 27 01:46:08 CDT 2014</text:p>
          </table:table-cell>
          <table:table-cell office:value-type="string">
            <text:p>Mon Mar 24 01:42:51 CDT 2014</text:p>
          </table:table-cell>
          <table:table-cell office:value-type="string">
            <text:p>Mon Mar 24 01:46:08 CDT 2014</text:p>
          </table:table-cell>
          <table:table-cell office:value-type="string">
            <text:p>Tue Mar 25 09:34:33 CDT 2014</text:p>
          </table:table-cell>
          <table:table-cell table:number-columns-repeated="3"/>
          <table:table-cell office:value-type="string">
            <text:p>Z</text:p>
          </table:table-cell>
          <table:table-cell office:value-type="string">
            <text:p>http://imgur.com/Egvbcf6</text:p>
          </table:table-cell>
        </table:table-row>
        <table:table-row table:style-name="ro1">
          <table:table-cell office:value-type="string">
            <text:p>2A3B3L0FBJ9I4QFAK15VP5RPT65YMU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A3B3L0FBJ9I4QFAK15VP5RPT65YMU</text:p>
          </table:table-cell>
          <table:table-cell office:value-type="string">
            <text:p>22TCSTMOFXRD8JE82OPDYXJFSFVTQI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55:53 CDT 2014</text:p>
          </table:table-cell>
          <table:table-cell office:value-type="string">
            <text:p>Sun Mar 23 22:54:43 CDT 2014</text:p>
          </table:table-cell>
          <table:table-cell office:value-type="string">
            <text:p>Sun Mar 23 22:55:53 CDT 2014</text:p>
          </table:table-cell>
          <table:table-cell office:value-type="string">
            <text:p>Tue Mar 25 09:34:31 CDT 201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ttp://imgur.com/ls31L29</text:p>
          </table:table-cell>
        </table:table-row>
        <table:table-row table:style-name="ro1">
          <table:table-cell office:value-type="string">
            <text:p>2A3B3L0FBJ9I4QFAK15VP5RPT65YMU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A3B3L0FBJ9I4QFAK15VP5RPT65YMU</text:p>
          </table:table-cell>
          <table:table-cell office:value-type="string">
            <text:p>26Q2AOO2GMMEW3KCR23MHIAA86966O</text:p>
          </table:table-cell>
          <table:table-cell office:value-type="string">
            <text:p>A3SUTXC5CE4NF5</text:p>
          </table:table-cell>
          <table:table-cell office:value-type="string">
            <text:p>Approved</text:p>
          </table:table-cell>
          <table:table-cell office:value-type="string">
            <text:p>Wed Mar 26 23:12:16 CDT 2014</text:p>
          </table:table-cell>
          <table:table-cell office:value-type="string">
            <text:p>Sun Mar 23 23:10:07 CDT 2014</text:p>
          </table:table-cell>
          <table:table-cell office:value-type="string">
            <text:p>Sun Mar 23 23:12:16 CDT 2014</text:p>
          </table:table-cell>
          <table:table-cell office:value-type="string">
            <text:p>Tue Mar 25 09:34:31 CDT 201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ttp://imgur.com/wUm04ci</text:p>
          </table:table-cell>
        </table:table-row>
        <table:table-row table:style-name="ro1">
          <table:table-cell office:value-type="string">
            <text:p>2A3B3L0FBJ9I4QFAK15VP5RPT65YMU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A3B3L0FBJ9I4QFAK15VP5RPT65YMU</text:p>
          </table:table-cell>
          <table:table-cell office:value-type="string">
            <text:p>2PI0ONNVRH1KX35AH127HNV9RYUWNS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22:42 CDT 2014</text:p>
          </table:table-cell>
          <table:table-cell office:value-type="string">
            <text:p>Mon Mar 24 00:21:58 CDT 2014</text:p>
          </table:table-cell>
          <table:table-cell office:value-type="string">
            <text:p>Mon Mar 24 00:22:42 CDT 2014</text:p>
          </table:table-cell>
          <table:table-cell office:value-type="string">
            <text:p>Tue Mar 25 09:34:32 CDT 201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ttp://imgur.com/kl4T8yh</text:p>
          </table:table-cell>
        </table:table-row>
        <table:table-row table:style-name="ro2">
          <table:table-cell office:value-type="string">
            <text:p>2A3B3L0FBJ9I4QFAK15VP5RPT65YMU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A3B3L0FBJ9I4QFAK15VP5RPT65YMU</text:p>
          </table:table-cell>
          <table:table-cell office:value-type="string">
            <text:p>2JKKMT6YTWX4XIDYQLVDK9GICWGV05</text:p>
          </table:table-cell>
          <table:table-cell office:value-type="string">
            <text:p>A1RHA9JFKC1Q12</text:p>
          </table:table-cell>
          <table:table-cell office:value-type="string">
            <text:p>Approved</text:p>
          </table:table-cell>
          <table:table-cell office:value-type="string">
            <text:p>Thu Mar 27 00:24:27 CDT 2014</text:p>
          </table:table-cell>
          <table:table-cell office:value-type="string">
            <text:p>Mon Mar 24 00:13:56 CDT 2014</text:p>
          </table:table-cell>
          <table:table-cell office:value-type="string">
            <text:p>Mon Mar 24 00:24:27 CDT 2014</text:p>
          </table:table-cell>
          <table:table-cell office:value-type="string">
            <text:p>Tue Mar 25 09:34:33 CDT 201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ingle charcter dot drawn in ms apint and uploaded image to imgur.com</text:p>
            <text:p/>
          </table:table-cell>
        </table:table-row>
        <table:table-row table:style-name="ro1">
          <table:table-cell office:value-type="string">
            <text:p>2A3B3L0FBJ9I4QFAK15VP5RPT65YMU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A3B3L0FBJ9I4QFAK15VP5RPT65YMU</text:p>
          </table:table-cell>
          <table:table-cell office:value-type="string">
            <text:p>2WBTUHYW2GTPP663TFNMC69YY2ELQC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47:56 CDT 2014</text:p>
          </table:table-cell>
          <table:table-cell office:value-type="string">
            <text:p>Mon Mar 24 00:46:43 CDT 2014</text:p>
          </table:table-cell>
          <table:table-cell office:value-type="string">
            <text:p>Mon Mar 24 00:47:56 CDT 2014</text:p>
          </table:table-cell>
          <table:table-cell office:value-type="string">
            <text:p>Tue Mar 25 09:34:33 CDT 201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ttp://imgur.com/O3w0Vn2</text:p>
          </table:table-cell>
        </table:table-row>
        <table:table-row table:style-name="ro1">
          <table:table-cell office:value-type="string">
            <text:p>2RT6BFMFFOYYY8XPKP4GPSC0T1FLYF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,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RT6BFMFFOYYY8XPKP4GPSC0T1FLYF</text:p>
          </table:table-cell>
          <table:table-cell office:value-type="string">
            <text:p>2TEJUNU8LZ6RNFC1SJZDJJ3VKLP3JJ</text:p>
          </table:table-cell>
          <table:table-cell office:value-type="string">
            <text:p>A1Z048705962W6</text:p>
          </table:table-cell>
          <table:table-cell office:value-type="string">
            <text:p>Approved</text:p>
          </table:table-cell>
          <table:table-cell office:value-type="string">
            <text:p>Wed Mar 26 22:38:15 CDT 2014</text:p>
          </table:table-cell>
          <table:table-cell office:value-type="string">
            <text:p>Sun Mar 23 22:36:48 CDT 2014</text:p>
          </table:table-cell>
          <table:table-cell office:value-type="string">
            <text:p>Sun Mar 23 22:38:15 CDT 2014</text:p>
          </table:table-cell>
          <table:table-cell office:value-type="string">
            <text:p>Tue Mar 25 09:34:31 CDT 2014</text:p>
          </table:table-cell>
          <table:table-cell table:number-columns-repeated="3"/>
          <table:table-cell office:value-type="string">
            <text:p>,</text:p>
          </table:table-cell>
          <table:table-cell office:value-type="string">
            <text:p>http://i.imgur.com/3dpuHYr.png</text:p>
          </table:table-cell>
        </table:table-row>
        <table:table-row table:style-name="ro1">
          <table:table-cell office:value-type="string">
            <text:p>2RT6BFMFFOYYY8XPKP4GPSC0T1FLYF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,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RT6BFMFFOYYY8XPKP4GPSC0T1FLYF</text:p>
          </table:table-cell>
          <table:table-cell office:value-type="string">
            <text:p>2TX1Y7QEOZFY67X8T3DOQXRDYIBEHG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44:20 CDT 2014</text:p>
          </table:table-cell>
          <table:table-cell office:value-type="string">
            <text:p>Sun Mar 23 22:42:55 CDT 2014</text:p>
          </table:table-cell>
          <table:table-cell office:value-type="string">
            <text:p>Sun Mar 23 22:44:20 CDT 2014</text:p>
          </table:table-cell>
          <table:table-cell office:value-type="string">
            <text:p>Tue Mar 25 09:34:31 CDT 2014</text:p>
          </table:table-cell>
          <table:table-cell table:number-columns-repeated="3"/>
          <table:table-cell office:value-type="string">
            <text:p>,</text:p>
          </table:table-cell>
          <table:table-cell office:value-type="string">
            <text:p>http://i.imgur.com/T3QXPPn.jpg</text:p>
          </table:table-cell>
        </table:table-row>
        <table:table-row table:style-name="ro1">
          <table:table-cell office:value-type="string">
            <text:p>2RT6BFMFFOYYY8XPKP4GPSC0T1FLYF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,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RT6BFMFFOYYY8XPKP4GPSC0T1FLYF</text:p>
          </table:table-cell>
          <table:table-cell office:value-type="string">
            <text:p>2C55NQYN5F3QGYC1U8DNNWYBANC8C6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Wed Mar 26 23:47:49 CDT 2014</text:p>
          </table:table-cell>
          <table:table-cell office:value-type="string">
            <text:p>Sun Mar 23 23:46:48 CDT 2014</text:p>
          </table:table-cell>
          <table:table-cell office:value-type="string">
            <text:p>Sun Mar 23 23:47:49 CDT 2014</text:p>
          </table:table-cell>
          <table:table-cell office:value-type="string">
            <text:p>Tue Mar 25 09:34:32 CDT 2014</text:p>
          </table:table-cell>
          <table:table-cell table:number-columns-repeated="3"/>
          <table:table-cell office:value-type="string">
            <text:p>,</text:p>
          </table:table-cell>
          <table:table-cell office:value-type="string">
            <text:p>http://imgur.com/6255cYQ</text:p>
          </table:table-cell>
        </table:table-row>
        <table:table-row table:style-name="ro1">
          <table:table-cell office:value-type="string">
            <text:p>2RT6BFMFFOYYY8XPKP4GPSC0T1FLYF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,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RT6BFMFFOYYY8XPKP4GPSC0T1FLYF</text:p>
          </table:table-cell>
          <table:table-cell office:value-type="string">
            <text:p>2CBE1M7PKK9L7B2K0K30FLZXVZ6SZQ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48:46 CDT 2014</text:p>
          </table:table-cell>
          <table:table-cell office:value-type="string">
            <text:p>Mon Mar 24 00:47:56 CDT 2014</text:p>
          </table:table-cell>
          <table:table-cell office:value-type="string">
            <text:p>Mon Mar 24 00:48:46 CDT 2014</text:p>
          </table:table-cell>
          <table:table-cell office:value-type="string">
            <text:p>Tue Mar 25 09:34:33 CDT 2014</text:p>
          </table:table-cell>
          <table:table-cell table:number-columns-repeated="3"/>
          <table:table-cell office:value-type="string">
            <text:p>,</text:p>
          </table:table-cell>
          <table:table-cell office:value-type="string">
            <text:p>http://imgur.com/DSuRavn</text:p>
          </table:table-cell>
        </table:table-row>
        <table:table-row table:style-name="ro1">
          <table:table-cell office:value-type="string">
            <text:p>2RT6BFMFFOYYY8XPKP4GPSC0T1FLYF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,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RT6BFMFFOYYY8XPKP4GPSC0T1FLYF</text:p>
          </table:table-cell>
          <table:table-cell office:value-type="string">
            <text:p>2RE8JIA0RYNJPHJFLWR5MMJT0WZ61Y</text:p>
          </table:table-cell>
          <table:table-cell office:value-type="string">
            <text:p>A6Z1WJQAKC0PH</text:p>
          </table:table-cell>
          <table:table-cell office:value-type="string">
            <text:p>Approved</text:p>
          </table:table-cell>
          <table:table-cell office:value-type="string">
            <text:p>Thu Mar 27 01:47:24 CDT 2014</text:p>
          </table:table-cell>
          <table:table-cell office:value-type="string">
            <text:p>Mon Mar 24 01:47:16 CDT 2014</text:p>
          </table:table-cell>
          <table:table-cell office:value-type="string">
            <text:p>Mon Mar 24 01:47:24 CDT 2014</text:p>
          </table:table-cell>
          <table:table-cell office:value-type="string">
            <text:p>Tue Mar 25 09:34:33 CDT 2014</text:p>
          </table:table-cell>
          <table:table-cell table:number-columns-repeated="3"/>
          <table:table-cell office:value-type="string">
            <text:p>,</text:p>
          </table:table-cell>
          <table:table-cell office:value-type="string">
            <text:p>http://imgur.com/Uckfkv5</text:p>
          </table:table-cell>
        </table:table-row>
        <table:table-row table:style-name="ro1">
          <table:table-cell office:value-type="string">
            <text:p>26U6SK9RJ85OFXVAIW1A0MOOS9X5TM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!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6U6SK9RJ85OFXVAIW1A0MOOS9X5TM</text:p>
          </table:table-cell>
          <table:table-cell office:value-type="string">
            <text:p>2OGZFYQS1CST23BTSNJ4TC1E4RGNKI</text:p>
          </table:table-cell>
          <table:table-cell office:value-type="string">
            <text:p>A1Z048705962W6</text:p>
          </table:table-cell>
          <table:table-cell office:value-type="string">
            <text:p>Approved</text:p>
          </table:table-cell>
          <table:table-cell office:value-type="string">
            <text:p>Wed Mar 26 22:28:34 CDT 2014</text:p>
          </table:table-cell>
          <table:table-cell office:value-type="string">
            <text:p>Sun Mar 23 22:26:14 CDT 2014</text:p>
          </table:table-cell>
          <table:table-cell office:value-type="string">
            <text:p>Sun Mar 23 22:28:34 CDT 2014</text:p>
          </table:table-cell>
          <table:table-cell office:value-type="string">
            <text:p>Tue Mar 25 09:34:31 CDT 2014</text:p>
          </table:table-cell>
          <table:table-cell table:number-columns-repeated="3"/>
          <table:table-cell office:value-type="string">
            <text:p>!</text:p>
          </table:table-cell>
          <table:table-cell office:value-type="string">
            <text:p>http://i.imgur.com/FpDG2Zc.png</text:p>
          </table:table-cell>
        </table:table-row>
        <table:table-row table:style-name="ro1">
          <table:table-cell office:value-type="string">
            <text:p>26U6SK9RJ85OFXVAIW1A0MOOS9X5TM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!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6U6SK9RJ85OFXVAIW1A0MOOS9X5TM</text:p>
          </table:table-cell>
          <table:table-cell office:value-type="string">
            <text:p>22FQQ7Q670516Z8JSBTT1C1XSUBCWL</text:p>
          </table:table-cell>
          <table:table-cell office:value-type="string">
            <text:p>A38HFMRXB5Q13M</text:p>
          </table:table-cell>
          <table:table-cell office:value-type="string">
            <text:p>Approved</text:p>
          </table:table-cell>
          <table:table-cell office:value-type="string">
            <text:p>Wed Mar 26 22:36:43 CDT 2014</text:p>
          </table:table-cell>
          <table:table-cell office:value-type="string">
            <text:p>Sun Mar 23 22:26:00 CDT 2014</text:p>
          </table:table-cell>
          <table:table-cell office:value-type="string">
            <text:p>Sun Mar 23 22:36:43 CDT 2014</text:p>
          </table:table-cell>
          <table:table-cell office:value-type="string">
            <text:p>Tue Mar 25 09:34:32 CDT 2014</text:p>
          </table:table-cell>
          <table:table-cell table:number-columns-repeated="3"/>
          <table:table-cell office:value-type="string">
            <text:p>!</text:p>
          </table:table-cell>
          <table:table-cell office:value-type="string">
            <text:p>http://imgur.com/xFU6p8r</text:p>
          </table:table-cell>
        </table:table-row>
        <table:table-row table:style-name="ro1">
          <table:table-cell office:value-type="string">
            <text:p>26U6SK9RJ85OFXVAIW1A0MOOS9X5TM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!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6U6SK9RJ85OFXVAIW1A0MOOS9X5TM</text:p>
          </table:table-cell>
          <table:table-cell office:value-type="string">
            <text:p>23D0XULRGNTBZIIIE7WF07N68YBR5Q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57:01 CDT 2014</text:p>
          </table:table-cell>
          <table:table-cell office:value-type="string">
            <text:p>Sun Mar 23 22:55:54 CDT 2014</text:p>
          </table:table-cell>
          <table:table-cell office:value-type="string">
            <text:p>Sun Mar 23 22:57:01 CDT 2014</text:p>
          </table:table-cell>
          <table:table-cell office:value-type="string">
            <text:p>Tue Mar 25 09:34:32 CDT 2014</text:p>
          </table:table-cell>
          <table:table-cell table:number-columns-repeated="3"/>
          <table:table-cell office:value-type="string">
            <text:p>!</text:p>
          </table:table-cell>
          <table:table-cell office:value-type="string">
            <text:p>http://imgur.com/vFeFfOP</text:p>
          </table:table-cell>
        </table:table-row>
        <table:table-row table:style-name="ro1">
          <table:table-cell office:value-type="string">
            <text:p>26U6SK9RJ85OFXVAIW1A0MOOS9X5TM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!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6U6SK9RJ85OFXVAIW1A0MOOS9X5TM</text:p>
          </table:table-cell>
          <table:table-cell office:value-type="string">
            <text:p>2V0I9NZW6HEZM3A0R6YTJ69G00WXNI</text:p>
          </table:table-cell>
          <table:table-cell office:value-type="string">
            <text:p>A3SUTXC5CE4NF5</text:p>
          </table:table-cell>
          <table:table-cell office:value-type="string">
            <text:p>Approved</text:p>
          </table:table-cell>
          <table:table-cell office:value-type="string">
            <text:p>Wed Mar 26 23:06:15 CDT 2014</text:p>
          </table:table-cell>
          <table:table-cell office:value-type="string">
            <text:p>Sun Mar 23 23:05:06 CDT 2014</text:p>
          </table:table-cell>
          <table:table-cell office:value-type="string">
            <text:p>Sun Mar 23 23:06:15 CDT 2014</text:p>
          </table:table-cell>
          <table:table-cell office:value-type="string">
            <text:p>Tue Mar 25 09:34:33 CDT 2014</text:p>
          </table:table-cell>
          <table:table-cell table:number-columns-repeated="3"/>
          <table:table-cell office:value-type="string">
            <text:p>!</text:p>
          </table:table-cell>
          <table:table-cell office:value-type="string">
            <text:p>http://imgur.com/Pu83WfS</text:p>
          </table:table-cell>
        </table:table-row>
        <table:table-row table:style-name="ro1">
          <table:table-cell office:value-type="string">
            <text:p>26U6SK9RJ85OFXVAIW1A0MOOS9X5TM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!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6U6SK9RJ85OFXVAIW1A0MOOS9X5TM</text:p>
          </table:table-cell>
          <table:table-cell office:value-type="string">
            <text:p>21QNJ92NJKM0LQIFU48Y72GTVNPD8C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07:55 CDT 2014</text:p>
          </table:table-cell>
          <table:table-cell office:value-type="string">
            <text:p>Mon Mar 24 00:07:10 CDT 2014</text:p>
          </table:table-cell>
          <table:table-cell office:value-type="string">
            <text:p>Mon Mar 24 00:07:55 CDT 2014</text:p>
          </table:table-cell>
          <table:table-cell office:value-type="string">
            <text:p>Tue Mar 25 09:34:33 CDT 2014</text:p>
          </table:table-cell>
          <table:table-cell table:number-columns-repeated="3"/>
          <table:table-cell office:value-type="string">
            <text:p>!</text:p>
          </table:table-cell>
          <table:table-cell office:value-type="string">
            <text:p>http://imgur.com/WuJTBqm</text:p>
          </table:table-cell>
        </table:table-row>
        <table:table-row table:style-name="ro1">
          <table:table-cell office:value-type="string">
            <text:p>2WQ06UFBNFSVW9HB4JWS76NG3JC3HL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?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WQ06UFBNFSVW9HB4JWS76NG3JC3HL</text:p>
          </table:table-cell>
          <table:table-cell office:value-type="string">
            <text:p>2JJNDWIOV1S782Z9UQL1EYDZE12IXN</text:p>
          </table:table-cell>
          <table:table-cell office:value-type="string">
            <text:p>A2ZWBU7PJMG5KJ</text:p>
          </table:table-cell>
          <table:table-cell office:value-type="string">
            <text:p>Approved</text:p>
          </table:table-cell>
          <table:table-cell office:value-type="string">
            <text:p>Wed Mar 26 23:00:28 CDT 2014</text:p>
          </table:table-cell>
          <table:table-cell office:value-type="string">
            <text:p>Sun Mar 23 22:50:12 CDT 2014</text:p>
          </table:table-cell>
          <table:table-cell office:value-type="string">
            <text:p>Sun Mar 23 23:00:28 CDT 2014</text:p>
          </table:table-cell>
          <table:table-cell office:value-type="string">
            <text:p>Tue Mar 25 09:34:31 CDT 2014</text:p>
          </table:table-cell>
          <table:table-cell table:number-columns-repeated="3"/>
          <table:table-cell office:value-type="string">
            <text:p>?</text:p>
          </table:table-cell>
          <table:table-cell office:value-type="string">
            <text:p>AA</text:p>
          </table:table-cell>
        </table:table-row>
        <table:table-row table:style-name="ro1">
          <table:table-cell office:value-type="string">
            <text:p>2WQ06UFBNFSVW9HB4JWS76NG3JC3HL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?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WQ06UFBNFSVW9HB4JWS76NG3JC3HL</text:p>
          </table:table-cell>
          <table:table-cell office:value-type="string">
            <text:p>20AHPCGJ2D214IS1YRRJ0PSI8YTA4X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00:54 CDT 2014</text:p>
          </table:table-cell>
          <table:table-cell office:value-type="string">
            <text:p>Sun Mar 23 23:00:13 CDT 2014</text:p>
          </table:table-cell>
          <table:table-cell office:value-type="string">
            <text:p>Sun Mar 23 23:00:54 CDT 2014</text:p>
          </table:table-cell>
          <table:table-cell office:value-type="string">
            <text:p>Tue Mar 25 09:34:31 CDT 2014</text:p>
          </table:table-cell>
          <table:table-cell table:number-columns-repeated="3"/>
          <table:table-cell office:value-type="string">
            <text:p>?</text:p>
          </table:table-cell>
          <table:table-cell office:value-type="string">
            <text:p>http://imgur.com/SFmAvfr</text:p>
          </table:table-cell>
        </table:table-row>
        <table:table-row table:style-name="ro1">
          <table:table-cell office:value-type="string">
            <text:p>2WQ06UFBNFSVW9HB4JWS76NG3JC3HL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?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WQ06UFBNFSVW9HB4JWS76NG3JC3HL</text:p>
          </table:table-cell>
          <table:table-cell office:value-type="string">
            <text:p>2ERMAZHHRRLF6FKJO5IHCKHOFSDMD8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01:48 CDT 2014</text:p>
          </table:table-cell>
          <table:table-cell office:value-type="string">
            <text:p>Mon Mar 24 00:00:38 CDT 2014</text:p>
          </table:table-cell>
          <table:table-cell office:value-type="string">
            <text:p>Mon Mar 24 00:01:48 CDT 2014</text:p>
          </table:table-cell>
          <table:table-cell office:value-type="string">
            <text:p>Tue Mar 25 09:34:32 CDT 2014</text:p>
          </table:table-cell>
          <table:table-cell table:number-columns-repeated="3"/>
          <table:table-cell office:value-type="string">
            <text:p>?</text:p>
          </table:table-cell>
          <table:table-cell office:value-type="string">
            <text:p>http://imgur.com/lN3APij</text:p>
          </table:table-cell>
        </table:table-row>
        <table:table-row table:style-name="ro1">
          <table:table-cell office:value-type="string">
            <text:p>2WQ06UFBNFSVW9HB4JWS76NG3JC3HL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?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WQ06UFBNFSVW9HB4JWS76NG3JC3HL</text:p>
          </table:table-cell>
          <table:table-cell office:value-type="string">
            <text:p>245D8XMB3Q39FF72V3F644EVY7UGR2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51:09 CDT 2014</text:p>
          </table:table-cell>
          <table:table-cell office:value-type="string">
            <text:p>Mon Mar 24 00:50:07 CDT 2014</text:p>
          </table:table-cell>
          <table:table-cell office:value-type="string">
            <text:p>Mon Mar 24 00:51:09 CDT 2014</text:p>
          </table:table-cell>
          <table:table-cell office:value-type="string">
            <text:p>Tue Mar 25 09:34:33 CDT 2014</text:p>
          </table:table-cell>
          <table:table-cell table:number-columns-repeated="3"/>
          <table:table-cell office:value-type="string">
            <text:p>?</text:p>
          </table:table-cell>
          <table:table-cell office:value-type="string">
            <text:p>http://imgur.com/66Hj2gq</text:p>
          </table:table-cell>
        </table:table-row>
        <table:table-row table:style-name="ro1">
          <table:table-cell office:value-type="string">
            <text:p>2WQ06UFBNFSVW9HB4JWS76NG3JC3HL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string">
            <text:p>?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0 CDT 2014</text:p>
          </table:table-cell>
          <table:table-cell office:value-type="string">
            <text:p>https://requester.mturk.com/mturk/manageHIT?HITId=2WQ06UFBNFSVW9HB4JWS76NG3JC3HL</text:p>
          </table:table-cell>
          <table:table-cell office:value-type="string">
            <text:p>2F0B727M0IGF0W9X786S6F4VO3UYDF</text:p>
          </table:table-cell>
          <table:table-cell office:value-type="string">
            <text:p>A27U5V817N2VHR</text:p>
          </table:table-cell>
          <table:table-cell office:value-type="string">
            <text:p>Approved</text:p>
          </table:table-cell>
          <table:table-cell office:value-type="string">
            <text:p>Thu Mar 27 01:54:51 CDT 2014</text:p>
          </table:table-cell>
          <table:table-cell office:value-type="string">
            <text:p>Mon Mar 24 01:53:12 CDT 2014</text:p>
          </table:table-cell>
          <table:table-cell office:value-type="string">
            <text:p>Mon Mar 24 01:54:51 CDT 2014</text:p>
          </table:table-cell>
          <table:table-cell office:value-type="string">
            <text:p>Tue Mar 25 09:34:33 CDT 2014</text:p>
          </table:table-cell>
          <table:table-cell table:number-columns-repeated="3"/>
          <table:table-cell office:value-type="string">
            <text:p>?</text:p>
          </table:table-cell>
          <table:table-cell office:value-type="string">
            <text:p>http://imgur.com/Bcln27y</text:p>
          </table:table-cell>
        </table:table-row>
        <table:table-row table:style-name="ro1">
          <table:table-cell office:value-type="string">
            <text:p>2MPDZKPFE4EGTW9I3FC8T9NZYA0G64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2 CDT 2014</text:p>
          </table:table-cell>
          <table:table-cell office:value-type="string">
            <text:p>https://requester.mturk.com/mturk/manageHIT?HITId=2MPDZKPFE4EGTW9I3FC8T9NZYA0G64</text:p>
          </table:table-cell>
          <table:table-cell office:value-type="string">
            <text:p>2A4OK2JE1M7P0Z5HS6XOAAC0AZSOVK</text:p>
          </table:table-cell>
          <table:table-cell office:value-type="string">
            <text:p>AZGV0WGL7XMX7</text:p>
          </table:table-cell>
          <table:table-cell office:value-type="string">
            <text:p>Approved</text:p>
          </table:table-cell>
          <table:table-cell office:value-type="string">
            <text:p>Wed Mar 26 22:39:53 CDT 2014</text:p>
          </table:table-cell>
          <table:table-cell office:value-type="string">
            <text:p>Sun Mar 23 22:36:22 CDT 2014</text:p>
          </table:table-cell>
          <table:table-cell office:value-type="string">
            <text:p>Sun Mar 23 22:39:53 CDT 2014</text:p>
          </table:table-cell>
          <table:table-cell office:value-type="string">
            <text:p>Tue Mar 25 09:34:33 CDT 201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http://imgur.com/ZLj2RxA</text:p>
          </table:table-cell>
        </table:table-row>
        <table:table-row table:style-name="ro1">
          <table:table-cell office:value-type="string">
            <text:p>2MPDZKPFE4EGTW9I3FC8T9NZYA0G64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2 CDT 2014</text:p>
          </table:table-cell>
          <table:table-cell office:value-type="string">
            <text:p>https://requester.mturk.com/mturk/manageHIT?HITId=2MPDZKPFE4EGTW9I3FC8T9NZYA0G64</text:p>
          </table:table-cell>
          <table:table-cell office:value-type="string">
            <text:p>214JK63ZVE3H7FGQJKH9UL5R9TWAZ9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07:56 CDT 2014</text:p>
          </table:table-cell>
          <table:table-cell office:value-type="string">
            <text:p>Sun Mar 23 23:07:12 CDT 2014</text:p>
          </table:table-cell>
          <table:table-cell office:value-type="string">
            <text:p>Sun Mar 23 23:07:56 CDT 2014</text:p>
          </table:table-cell>
          <table:table-cell office:value-type="string">
            <text:p>Tue Mar 25 09:34:33 CDT 201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http://imgur.com/CoWdwB6</text:p>
          </table:table-cell>
        </table:table-row>
        <table:table-row table:style-name="ro1">
          <table:table-cell office:value-type="string">
            <text:p>2MPDZKPFE4EGTW9I3FC8T9NZYA0G64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2 CDT 2014</text:p>
          </table:table-cell>
          <table:table-cell office:value-type="string">
            <text:p>https://requester.mturk.com/mturk/manageHIT?HITId=2MPDZKPFE4EGTW9I3FC8T9NZYA0G64</text:p>
          </table:table-cell>
          <table:table-cell office:value-type="string">
            <text:p>2OWBLYHVI44O8HGHVI4NPZSBG332W7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16:49 CDT 2014</text:p>
          </table:table-cell>
          <table:table-cell office:value-type="string">
            <text:p>Mon Mar 24 00:15:53 CDT 2014</text:p>
          </table:table-cell>
          <table:table-cell office:value-type="string">
            <text:p>Mon Mar 24 00:16:49 CDT 2014</text:p>
          </table:table-cell>
          <table:table-cell office:value-type="string">
            <text:p>Tue Mar 25 09:34:34 CDT 201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http://imgur.com/N38G735</text:p>
          </table:table-cell>
        </table:table-row>
        <table:table-row table:style-name="ro1">
          <table:table-cell office:value-type="string">
            <text:p>2MPDZKPFE4EGTW9I3FC8T9NZYA0G64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2 CDT 2014</text:p>
          </table:table-cell>
          <table:table-cell office:value-type="string">
            <text:p>https://requester.mturk.com/mturk/manageHIT?HITId=2MPDZKPFE4EGTW9I3FC8T9NZYA0G64</text:p>
          </table:table-cell>
          <table:table-cell office:value-type="string">
            <text:p>27ZH57DZKPFEKTC9IND2GL8IF1Y3DB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46:42 CDT 2014</text:p>
          </table:table-cell>
          <table:table-cell office:value-type="string">
            <text:p>Mon Mar 24 00:39:52 CDT 2014</text:p>
          </table:table-cell>
          <table:table-cell office:value-type="string">
            <text:p>Mon Mar 24 00:46:42 CDT 2014</text:p>
          </table:table-cell>
          <table:table-cell office:value-type="string">
            <text:p>Tue Mar 25 09:34:34 CDT 201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http://imgur.com/pY5eRrO</text:p>
          </table:table-cell>
        </table:table-row>
        <table:table-row table:style-name="ro1">
          <table:table-cell office:value-type="string">
            <text:p>2MPDZKPFE4EGTW9I3FC8T9NZYA0G64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2 CDT 2014</text:p>
          </table:table-cell>
          <table:table-cell office:value-type="string">
            <text:p>https://requester.mturk.com/mturk/manageHIT?HITId=2MPDZKPFE4EGTW9I3FC8T9NZYA0G64</text:p>
          </table:table-cell>
          <table:table-cell office:value-type="string">
            <text:p>211ZJMJUNU8LFLN31QWRK8D8PIVG06</text:p>
          </table:table-cell>
          <table:table-cell office:value-type="string">
            <text:p>A3ICG6AUFB4AT</text:p>
          </table:table-cell>
          <table:table-cell office:value-type="string">
            <text:p>Approved</text:p>
          </table:table-cell>
          <table:table-cell office:value-type="string">
            <text:p>Thu Mar 27 01:15:37 CDT 2014</text:p>
          </table:table-cell>
          <table:table-cell office:value-type="string">
            <text:p>Mon Mar 24 01:11:42 CDT 2014</text:p>
          </table:table-cell>
          <table:table-cell office:value-type="string">
            <text:p>Mon Mar 24 01:15:37 CDT 2014</text:p>
          </table:table-cell>
          <table:table-cell office:value-type="string">
            <text:p>Tue Mar 25 09:34:36 CDT 201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http://imgur.com/wbOX36q</text:p>
          </table:table-cell>
        </table:table-row>
        <table:table-row table:style-name="ro1">
          <table:table-cell office:value-type="string">
            <text:p>28UJK63ZVE3H7FGQJKH9UL5R5JKAZD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8UJK63ZVE3H7FGQJKH9UL5R5JKAZD</text:p>
          </table:table-cell>
          <table:table-cell office:value-type="string">
            <text:p>25Y6RLPHIT3HBB6RLSX2YJQ27LW9H2</text:p>
          </table:table-cell>
          <table:table-cell office:value-type="string">
            <text:p>A1Z048705962W6</text:p>
          </table:table-cell>
          <table:table-cell office:value-type="string">
            <text:p>Approved</text:p>
          </table:table-cell>
          <table:table-cell office:value-type="string">
            <text:p>Wed Mar 26 22:35:23 CDT 2014</text:p>
          </table:table-cell>
          <table:table-cell office:value-type="string">
            <text:p>Sun Mar 23 22:34:51 CDT 2014</text:p>
          </table:table-cell>
          <table:table-cell office:value-type="string">
            <text:p>Sun Mar 23 22:35:23 CDT 2014</text:p>
          </table:table-cell>
          <table:table-cell office:value-type="string">
            <text:p>Tue Mar 25 09:34:33 CDT 201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http://i.imgur.com/m9Q2isS.png</text:p>
          </table:table-cell>
        </table:table-row>
        <table:table-row table:style-name="ro1">
          <table:table-cell office:value-type="string">
            <text:p>28UJK63ZVE3H7FGQJKH9UL5R5JKAZD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8UJK63ZVE3H7FGQJKH9UL5R5JKAZD</text:p>
          </table:table-cell>
          <table:table-cell office:value-type="string">
            <text:p>2R5M25L8I9NZCLDA0GFEFQW7ZMZSIO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47:35 CDT 2014</text:p>
          </table:table-cell>
          <table:table-cell office:value-type="string">
            <text:p>Sun Mar 23 22:46:32 CDT 2014</text:p>
          </table:table-cell>
          <table:table-cell office:value-type="string">
            <text:p>Sun Mar 23 22:47:35 CDT 2014</text:p>
          </table:table-cell>
          <table:table-cell office:value-type="string">
            <text:p>Tue Mar 25 09:34:34 CDT 201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http://imgur.com/fJYFAi2</text:p>
          </table:table-cell>
        </table:table-row>
        <table:table-row table:style-name="ro1">
          <table:table-cell office:value-type="string">
            <text:p>28UJK63ZVE3H7FGQJKH9UL5R5JKAZD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8UJK63ZVE3H7FGQJKH9UL5R5JKAZD</text:p>
          </table:table-cell>
          <table:table-cell office:value-type="string">
            <text:p>206OZFYQS1CS91KBY14SFIC1KCAMJM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02:46 CDT 2014</text:p>
          </table:table-cell>
          <table:table-cell office:value-type="string">
            <text:p>Mon Mar 24 00:01:48 CDT 2014</text:p>
          </table:table-cell>
          <table:table-cell office:value-type="string">
            <text:p>Mon Mar 24 00:02:46 CDT 2014</text:p>
          </table:table-cell>
          <table:table-cell office:value-type="string">
            <text:p>Tue Mar 25 09:34:34 CDT 201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http://imgur.com/0Szftl0</text:p>
          </table:table-cell>
        </table:table-row>
        <table:table-row table:style-name="ro1">
          <table:table-cell office:value-type="string">
            <text:p>28UJK63ZVE3H7FGQJKH9UL5R5JKAZD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8UJK63ZVE3H7FGQJKH9UL5R5JKAZD</text:p>
          </table:table-cell>
          <table:table-cell office:value-type="string">
            <text:p>2P5EY5COW0LG7EZ4D16LN6VN0DV5WC</text:p>
          </table:table-cell>
          <table:table-cell office:value-type="string">
            <text:p>A29E2QCMUI6BTY</text:p>
          </table:table-cell>
          <table:table-cell office:value-type="string">
            <text:p>Approved</text:p>
          </table:table-cell>
          <table:table-cell office:value-type="string">
            <text:p>Thu Mar 27 00:43:31 CDT 2014</text:p>
          </table:table-cell>
          <table:table-cell office:value-type="string">
            <text:p>Mon Mar 24 00:41:31 CDT 2014</text:p>
          </table:table-cell>
          <table:table-cell office:value-type="string">
            <text:p>Mon Mar 24 00:43:31 CDT 2014</text:p>
          </table:table-cell>
          <table:table-cell office:value-type="string">
            <text:p>Tue Mar 25 09:34:34 CDT 201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http://imgur.com/XrmgVq5</text:p>
          </table:table-cell>
        </table:table-row>
        <table:table-row table:style-name="ro1">
          <table:table-cell office:value-type="string">
            <text:p>28UJK63ZVE3H7FGQJKH9UL5R5JKAZD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8UJK63ZVE3H7FGQJKH9UL5R5JKAZD</text:p>
          </table:table-cell>
          <table:table-cell office:value-type="string">
            <text:p>2Y3DDP8PJWKUTS4TNLUQE9Z0HKT6HT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51:57 CDT 2014</text:p>
          </table:table-cell>
          <table:table-cell office:value-type="string">
            <text:p>Mon Mar 24 00:51:09 CDT 2014</text:p>
          </table:table-cell>
          <table:table-cell office:value-type="string">
            <text:p>Mon Mar 24 00:51:57 CDT 2014</text:p>
          </table:table-cell>
          <table:table-cell office:value-type="string">
            <text:p>Tue Mar 25 09:34:35 CDT 201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http://imgur.com/IgJ6kgx</text:p>
          </table:table-cell>
        </table:table-row>
        <table:table-row table:style-name="ro1">
          <table:table-cell office:value-type="string">
            <text:p>2VVD2AC9KSSZBCTYREWU5KQO0K60IF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VVD2AC9KSSZBCTYREWU5KQO0K60IF</text:p>
          </table:table-cell>
          <table:table-cell office:value-type="string">
            <text:p>2XW6UXFCD45XSTPJE2ETVIN3ZUJUWE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05:28 CDT 2014</text:p>
          </table:table-cell>
          <table:table-cell office:value-type="string">
            <text:p>Sun Mar 23 23:04:46 CDT 2014</text:p>
          </table:table-cell>
          <table:table-cell office:value-type="string">
            <text:p>Sun Mar 23 23:05:28 CDT 2014</text:p>
          </table:table-cell>
          <table:table-cell office:value-type="string">
            <text:p>Tue Mar 25 09:34:33 CDT 2014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http://imgur.com/D6EyGyh</text:p>
          </table:table-cell>
        </table:table-row>
        <table:table-row table:style-name="ro2">
          <table:table-cell office:value-type="string">
            <text:p>2VVD2AC9KSSZBCTYREWU5KQO0K60IF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VVD2AC9KSSZBCTYREWU5KQO0K60IF</text:p>
          </table:table-cell>
          <table:table-cell office:value-type="string">
            <text:p>2SY2NJQ2172ZPOMD7LBLNVEB0FYXPF</text:p>
          </table:table-cell>
          <table:table-cell office:value-type="string">
            <text:p>A3FEO1JUM0L6HF</text:p>
          </table:table-cell>
          <table:table-cell office:value-type="string">
            <text:p>Approved</text:p>
          </table:table-cell>
          <table:table-cell office:value-type="string">
            <text:p>Wed Mar 26 23:23:55 CDT 2014</text:p>
          </table:table-cell>
          <table:table-cell office:value-type="string">
            <text:p>Sun Mar 23 23:22:34 CDT 2014</text:p>
          </table:table-cell>
          <table:table-cell office:value-type="string">
            <text:p>Sun Mar 23 23:23:55 CDT 2014</text:p>
          </table:table-cell>
          <table:table-cell office:value-type="string">
            <text:p>Tue Mar 25 09:34:34 CDT 2014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/>
            <text:p>http://i.imgur.com/HG1OP41.jpg</text:p>
          </table:table-cell>
        </table:table-row>
        <table:table-row table:style-name="ro1">
          <table:table-cell office:value-type="string">
            <text:p>2VVD2AC9KSSZBCTYREWU5KQO0K60IF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VVD2AC9KSSZBCTYREWU5KQO0K60IF</text:p>
          </table:table-cell>
          <table:table-cell office:value-type="string">
            <text:p>2QY7D1X3V0FKGRKG3T51X7PKQNHDKT</text:p>
          </table:table-cell>
          <table:table-cell office:value-type="string">
            <text:p>A3SUTXC5CE4NF5</text:p>
          </table:table-cell>
          <table:table-cell office:value-type="string">
            <text:p>Approved</text:p>
          </table:table-cell>
          <table:table-cell office:value-type="string">
            <text:p>Wed Mar 26 23:28:48 CDT 2014</text:p>
          </table:table-cell>
          <table:table-cell office:value-type="string">
            <text:p>Sun Mar 23 23:27:22 CDT 2014</text:p>
          </table:table-cell>
          <table:table-cell office:value-type="string">
            <text:p>Sun Mar 23 23:28:48 CDT 2014</text:p>
          </table:table-cell>
          <table:table-cell office:value-type="string">
            <text:p>Tue Mar 25 09:34:34 CDT 2014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http://imgur.com/Q1xJiYL</text:p>
          </table:table-cell>
        </table:table-row>
        <table:table-row table:style-name="ro1">
          <table:table-cell office:value-type="string">
            <text:p>2VVD2AC9KSSZBCTYREWU5KQO0K60IF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VVD2AC9KSSZBCTYREWU5KQO0K60IF</text:p>
          </table:table-cell>
          <table:table-cell office:value-type="string">
            <text:p>2JUNJKM05BMJ99DUXC7T09RAD63HCV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30:48 CDT 2014</text:p>
          </table:table-cell>
          <table:table-cell office:value-type="string">
            <text:p>Mon Mar 24 00:29:49 CDT 2014</text:p>
          </table:table-cell>
          <table:table-cell office:value-type="string">
            <text:p>Mon Mar 24 00:30:48 CDT 2014</text:p>
          </table:table-cell>
          <table:table-cell office:value-type="string">
            <text:p>Tue Mar 25 09:34:35 CDT 2014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http://imgur.com/elxK7St</text:p>
          </table:table-cell>
        </table:table-row>
        <table:table-row table:style-name="ro1">
          <table:table-cell office:value-type="string">
            <text:p>2VVD2AC9KSSZBCTYREWU5KQO0K60IF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VVD2AC9KSSZBCTYREWU5KQO0K60IF</text:p>
          </table:table-cell>
          <table:table-cell office:value-type="string">
            <text:p>2JCQW618N46UDU895FOCPTNDY1RPNQ</text:p>
          </table:table-cell>
          <table:table-cell office:value-type="string">
            <text:p>APWBUB0PDRLS5</text:p>
          </table:table-cell>
          <table:table-cell office:value-type="string">
            <text:p>Approved</text:p>
          </table:table-cell>
          <table:table-cell office:value-type="string">
            <text:p>Thu Mar 27 00:39:20 CDT 2014</text:p>
          </table:table-cell>
          <table:table-cell office:value-type="string">
            <text:p>Mon Mar 24 00:32:40 CDT 2014</text:p>
          </table:table-cell>
          <table:table-cell office:value-type="string">
            <text:p>Mon Mar 24 00:39:20 CDT 2014</text:p>
          </table:table-cell>
          <table:table-cell office:value-type="string">
            <text:p>Tue Mar 25 09:34:35 CDT 2014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http://imgur.com/iR36p42</text:p>
          </table:table-cell>
        </table:table-row>
        <table:table-row table:style-name="ro1">
          <table:table-cell office:value-type="string">
            <text:p>2Y48JIA0RYNJPHJFLWR5MMJTWLI16Q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Y48JIA0RYNJPHJFLWR5MMJTWLI16Q</text:p>
          </table:table-cell>
          <table:table-cell office:value-type="string">
            <text:p>26W0SPW1INMHWDM0KDEAM6BFST9G3T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48:21 CDT 2014</text:p>
          </table:table-cell>
          <table:table-cell office:value-type="string">
            <text:p>Sun Mar 23 22:47:35 CDT 2014</text:p>
          </table:table-cell>
          <table:table-cell office:value-type="string">
            <text:p>Sun Mar 23 22:48:21 CDT 2014</text:p>
          </table:table-cell>
          <table:table-cell office:value-type="string">
            <text:p>Tue Mar 25 09:34:34 CDT 201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http://imgur.com/G7XAhe2</text:p>
          </table:table-cell>
        </table:table-row>
        <table:table-row table:style-name="ro3">
          <table:table-cell office:value-type="string">
            <text:p>2Y48JIA0RYNJPHJFLWR5MMJTWLI16Q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Y48JIA0RYNJPHJFLWR5MMJTWLI16Q</text:p>
          </table:table-cell>
          <table:table-cell office:value-type="string">
            <text:p>2N9DM25L8I9NFB2DF9XOP4QWD72HRX</text:p>
          </table:table-cell>
          <table:table-cell office:value-type="string">
            <text:p>A3FEO1JUM0L6HF</text:p>
          </table:table-cell>
          <table:table-cell office:value-type="string">
            <text:p>Approved</text:p>
          </table:table-cell>
          <table:table-cell office:value-type="string">
            <text:p>Wed Mar 26 23:04:35 CDT 2014</text:p>
          </table:table-cell>
          <table:table-cell office:value-type="string">
            <text:p>Sun Mar 23 23:02:02 CDT 2014</text:p>
          </table:table-cell>
          <table:table-cell office:value-type="string">
            <text:p>Sun Mar 23 23:04:35 CDT 2014</text:p>
          </table:table-cell>
          <table:table-cell office:value-type="string">
            <text:p>Tue Mar 25 09:34:34 CDT 201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http://imgur.com/Ie1fQCF</text:p>
            <text:p>http://imgur.com/XKYoeqY</text:p>
            <text:p/>
          </table:table-cell>
        </table:table-row>
        <table:table-row table:style-name="ro1">
          <table:table-cell office:value-type="string">
            <text:p>2Y48JIA0RYNJPHJFLWR5MMJTWLI16Q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Y48JIA0RYNJPHJFLWR5MMJTWLI16Q</text:p>
          </table:table-cell>
          <table:table-cell office:value-type="string">
            <text:p>2A4OK2JE1M7P0Z5HS6XOAAC0AZVVOU</text:p>
          </table:table-cell>
          <table:table-cell office:value-type="string">
            <text:p>A2FOHNBJQOK129</text:p>
          </table:table-cell>
          <table:table-cell office:value-type="string">
            <text:p>Approved</text:p>
          </table:table-cell>
          <table:table-cell office:value-type="string">
            <text:p>Wed Mar 26 23:56:53 CDT 2014</text:p>
          </table:table-cell>
          <table:table-cell office:value-type="string">
            <text:p>Sun Mar 23 23:55:18 CDT 2014</text:p>
          </table:table-cell>
          <table:table-cell office:value-type="string">
            <text:p>Sun Mar 23 23:56:53 CDT 2014</text:p>
          </table:table-cell>
          <table:table-cell office:value-type="string">
            <text:p>Tue Mar 25 09:34:34 CDT 201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http://imgur.com/PSjfMwZ</text:p>
          </table:table-cell>
        </table:table-row>
        <table:table-row table:style-name="ro1">
          <table:table-cell office:value-type="string">
            <text:p>2Y48JIA0RYNJPHJFLWR5MMJTWLI16Q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Y48JIA0RYNJPHJFLWR5MMJTWLI16Q</text:p>
          </table:table-cell>
          <table:table-cell office:value-type="string">
            <text:p>2AXBMJTUHYW2W8L5SKYSGWM1CNVNIB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15:52 CDT 2014</text:p>
          </table:table-cell>
          <table:table-cell office:value-type="string">
            <text:p>Mon Mar 24 00:14:36 CDT 2014</text:p>
          </table:table-cell>
          <table:table-cell office:value-type="string">
            <text:p>Mon Mar 24 00:15:52 CDT 2014</text:p>
          </table:table-cell>
          <table:table-cell office:value-type="string">
            <text:p>Tue Mar 25 09:34:35 CDT 201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http://imgur.com/RtfAEjB</text:p>
          </table:table-cell>
        </table:table-row>
        <table:table-row table:style-name="ro1">
          <table:table-cell office:value-type="string">
            <text:p>2Y48JIA0RYNJPHJFLWR5MMJTWLI16Q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Y48JIA0RYNJPHJFLWR5MMJTWLI16Q</text:p>
          </table:table-cell>
          <table:table-cell office:value-type="string">
            <text:p>26CUDD8XMB3QJOVWCGLTZ6T4K9QPE1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30:02 CDT 2014</text:p>
          </table:table-cell>
          <table:table-cell office:value-type="string">
            <text:p>Mon Mar 24 00:29:13 CDT 2014</text:p>
          </table:table-cell>
          <table:table-cell office:value-type="string">
            <text:p>Mon Mar 24 00:30:02 CDT 2014</text:p>
          </table:table-cell>
          <table:table-cell office:value-type="string">
            <text:p>Tue Mar 25 09:34:36 CDT 201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http://imgur.com/0naeVeL</text:p>
          </table:table-cell>
        </table:table-row>
        <table:table-row table:style-name="ro1">
          <table:table-cell office:value-type="string">
            <text:p>2V9ILKH1Q6SV6ND49WHUHL5ODZV0JR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5">
            <text:p>5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V9ILKH1Q6SV6ND49WHUHL5ODZV0JR</text:p>
          </table:table-cell>
          <table:table-cell office:value-type="string">
            <text:p>2JJJ85OZIZEH2P6LNYFQGEWP3ZRYA5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09:47 CDT 2014</text:p>
          </table:table-cell>
          <table:table-cell office:value-type="string">
            <text:p>Sun Mar 23 23:09:06 CDT 2014</text:p>
          </table:table-cell>
          <table:table-cell office:value-type="string">
            <text:p>Sun Mar 23 23:09:47 CDT 2014</text:p>
          </table:table-cell>
          <table:table-cell office:value-type="string">
            <text:p>Tue Mar 25 09:34:34 CDT 2014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http://imgur.com/y2wU7um</text:p>
          </table:table-cell>
        </table:table-row>
        <table:table-row table:style-name="ro1">
          <table:table-cell office:value-type="string">
            <text:p>2V9ILKH1Q6SV6ND49WHUHL5ODZV0JR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5">
            <text:p>5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V9ILKH1Q6SV6ND49WHUHL5ODZV0JR</text:p>
          </table:table-cell>
          <table:table-cell office:value-type="string">
            <text:p>2R6CWA6X3YOCSUW8QFBX0TINOWUON7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Wed Mar 26 23:56:09 CDT 2014</text:p>
          </table:table-cell>
          <table:table-cell office:value-type="string">
            <text:p>Sun Mar 23 23:54:57 CDT 2014</text:p>
          </table:table-cell>
          <table:table-cell office:value-type="string">
            <text:p>Sun Mar 23 23:56:09 CDT 2014</text:p>
          </table:table-cell>
          <table:table-cell office:value-type="string">
            <text:p>Tue Mar 25 09:34:34 CDT 2014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http://imgur.com/snJhtis</text:p>
          </table:table-cell>
        </table:table-row>
        <table:table-row table:style-name="ro1">
          <table:table-cell office:value-type="string">
            <text:p>2V9ILKH1Q6SV6ND49WHUHL5ODZV0JR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5">
            <text:p>5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V9ILKH1Q6SV6ND49WHUHL5ODZV0JR</text:p>
          </table:table-cell>
          <table:table-cell office:value-type="string">
            <text:p>2JJNDWIOV1S782Z9UQL1EYDZE15XI5</text:p>
          </table:table-cell>
          <table:table-cell office:value-type="string">
            <text:p>A1TJE3IG2C77IC</text:p>
          </table:table-cell>
          <table:table-cell office:value-type="string">
            <text:p>Approved</text:p>
          </table:table-cell>
          <table:table-cell office:value-type="string">
            <text:p>Thu Mar 27 00:11:50 CDT 2014</text:p>
          </table:table-cell>
          <table:table-cell office:value-type="string">
            <text:p>Mon Mar 24 00:08:51 CDT 2014</text:p>
          </table:table-cell>
          <table:table-cell office:value-type="string">
            <text:p>Mon Mar 24 00:11:50 CDT 2014</text:p>
          </table:table-cell>
          <table:table-cell office:value-type="string">
            <text:p>Tue Mar 25 09:34:35 CDT 2014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http://imgur.com/VA0yK45</text:p>
          </table:table-cell>
        </table:table-row>
        <table:table-row table:style-name="ro1">
          <table:table-cell office:value-type="string">
            <text:p>2V9ILKH1Q6SV6ND49WHUHL5ODZV0JR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5">
            <text:p>5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V9ILKH1Q6SV6ND49WHUHL5ODZV0JR</text:p>
          </table:table-cell>
          <table:table-cell office:value-type="string">
            <text:p>2OQ5COW0LGRZJN8NGV366NUZ2ROY7H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20:59 CDT 2014</text:p>
          </table:table-cell>
          <table:table-cell office:value-type="string">
            <text:p>Mon Mar 24 00:16:59 CDT 2014</text:p>
          </table:table-cell>
          <table:table-cell office:value-type="string">
            <text:p>Mon Mar 24 00:20:59 CDT 2014</text:p>
          </table:table-cell>
          <table:table-cell office:value-type="string">
            <text:p>Tue Mar 25 09:34:35 CDT 2014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http://imgur.com/qbQYFB0</text:p>
          </table:table-cell>
        </table:table-row>
        <table:table-row table:style-name="ro1">
          <table:table-cell office:value-type="string">
            <text:p>2V9ILKH1Q6SV6ND49WHUHL5ODZV0JR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5">
            <text:p>5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3 CDT 2014</text:p>
          </table:table-cell>
          <table:table-cell office:value-type="string">
            <text:p>https://requester.mturk.com/mturk/manageHIT?HITId=2V9ILKH1Q6SV6ND49WHUHL5ODZV0JR</text:p>
          </table:table-cell>
          <table:table-cell office:value-type="string">
            <text:p>2UUJE1M7PKK916S2P91CB4LZ33KRYB</text:p>
          </table:table-cell>
          <table:table-cell office:value-type="string">
            <text:p>A3ICG6AUFB4AT</text:p>
          </table:table-cell>
          <table:table-cell office:value-type="string">
            <text:p>Approved</text:p>
          </table:table-cell>
          <table:table-cell office:value-type="string">
            <text:p>Thu Mar 27 01:08:42 CDT 2014</text:p>
          </table:table-cell>
          <table:table-cell office:value-type="string">
            <text:p>Mon Mar 24 01:06:39 CDT 2014</text:p>
          </table:table-cell>
          <table:table-cell office:value-type="string">
            <text:p>Mon Mar 24 01:08:42 CDT 2014</text:p>
          </table:table-cell>
          <table:table-cell office:value-type="string">
            <text:p>Tue Mar 25 09:34:36 CDT 2014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http://imgur.com/w0fxc3c</text:p>
          </table:table-cell>
        </table:table-row>
        <table:table-row table:style-name="ro1">
          <table:table-cell office:value-type="string">
            <text:p>2XXL6VCPWZ9R3SSEP5SSISN3FXZO9A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XXL6VCPWZ9R3SSEP5SSISN3FXZO9A</text:p>
          </table:table-cell>
          <table:table-cell office:value-type="string">
            <text:p>2VQ58B727M0IWUGDEBXYQSVFA9BBWD</text:p>
          </table:table-cell>
          <table:table-cell office:value-type="string">
            <text:p>A1Z048705962W6</text:p>
          </table:table-cell>
          <table:table-cell office:value-type="string">
            <text:p>Approved</text:p>
          </table:table-cell>
          <table:table-cell office:value-type="string">
            <text:p>Wed Mar 26 22:39:13 CDT 2014</text:p>
          </table:table-cell>
          <table:table-cell office:value-type="string">
            <text:p>Sun Mar 23 22:38:18 CDT 2014</text:p>
          </table:table-cell>
          <table:table-cell office:value-type="string">
            <text:p>Sun Mar 23 22:39:13 CDT 2014</text:p>
          </table:table-cell>
          <table:table-cell office:value-type="string">
            <text:p>Tue Mar 25 09:34:34 CDT 201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http://i.imgur.com/6XW4b7Z.png</text:p>
          </table:table-cell>
        </table:table-row>
        <table:table-row table:style-name="ro1">
          <table:table-cell office:value-type="string">
            <text:p>2XXL6VCPWZ9R3SSEP5SSISN3FXZO9A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XXL6VCPWZ9R3SSEP5SSISN3FXZO9A</text:p>
          </table:table-cell>
          <table:table-cell office:value-type="string">
            <text:p>2V33L0FBJ9IORYAFSOMEGRPR80TZNG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45:23 CDT 2014</text:p>
          </table:table-cell>
          <table:table-cell office:value-type="string">
            <text:p>Sun Mar 23 22:44:32 CDT 2014</text:p>
          </table:table-cell>
          <table:table-cell office:value-type="string">
            <text:p>Sun Mar 23 22:45:23 CDT 2014</text:p>
          </table:table-cell>
          <table:table-cell office:value-type="string">
            <text:p>Tue Mar 25 09:34:35 CDT 201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http://i.imgur.com/nwRZpL9.jpg</text:p>
          </table:table-cell>
        </table:table-row>
        <table:table-row table:style-name="ro1">
          <table:table-cell office:value-type="string">
            <text:p>2XXL6VCPWZ9R3SSEP5SSISN3FXZO9A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XXL6VCPWZ9R3SSEP5SSISN3FXZO9A</text:p>
          </table:table-cell>
          <table:table-cell office:value-type="string">
            <text:p>2KMC26DG67D1DIRWGURCZK2JKFK7EC</text:p>
          </table:table-cell>
          <table:table-cell office:value-type="string">
            <text:p>A3ICG6AUFB4AT</text:p>
          </table:table-cell>
          <table:table-cell office:value-type="string">
            <text:p>Approved</text:p>
          </table:table-cell>
          <table:table-cell office:value-type="string">
            <text:p>Thu Mar 27 00:07:08 CDT 2014</text:p>
          </table:table-cell>
          <table:table-cell office:value-type="string">
            <text:p>Mon Mar 24 00:03:17 CDT 2014</text:p>
          </table:table-cell>
          <table:table-cell office:value-type="string">
            <text:p>Mon Mar 24 00:07:08 CDT 2014</text:p>
          </table:table-cell>
          <table:table-cell office:value-type="string">
            <text:p>Tue Mar 25 09:34:35 CDT 201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http://imgur.com/nHKkSUJ</text:p>
          </table:table-cell>
        </table:table-row>
        <table:table-row table:style-name="ro1">
          <table:table-cell office:value-type="string">
            <text:p>2XXL6VCPWZ9R3SSEP5SSISN3FXZO9A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XXL6VCPWZ9R3SSEP5SSISN3FXZO9A</text:p>
          </table:table-cell>
          <table:table-cell office:value-type="string">
            <text:p>2TTLY58B727MGXCBLR41HYFS1T2U9S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21:57 CDT 2014</text:p>
          </table:table-cell>
          <table:table-cell office:value-type="string">
            <text:p>Mon Mar 24 00:20:56 CDT 2014</text:p>
          </table:table-cell>
          <table:table-cell office:value-type="string">
            <text:p>Mon Mar 24 00:21:57 CDT 2014</text:p>
          </table:table-cell>
          <table:table-cell office:value-type="string">
            <text:p>Tue Mar 25 09:34:36 CDT 201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http://imgur.com/OY1tVUw</text:p>
          </table:table-cell>
        </table:table-row>
        <table:table-row table:style-name="ro1">
          <table:table-cell office:value-type="string">
            <text:p>2XXL6VCPWZ9R3SSEP5SSISN3FXZO9A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XXL6VCPWZ9R3SSEP5SSISN3FXZO9A</text:p>
          </table:table-cell>
          <table:table-cell office:value-type="string">
            <text:p>224XKNQY2RCJ0LZVWOUH20KUOOP2R5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33:16 CDT 2014</text:p>
          </table:table-cell>
          <table:table-cell office:value-type="string">
            <text:p>Mon Mar 24 00:32:25 CDT 2014</text:p>
          </table:table-cell>
          <table:table-cell office:value-type="string">
            <text:p>Mon Mar 24 00:33:16 CDT 2014</text:p>
          </table:table-cell>
          <table:table-cell office:value-type="string">
            <text:p>Tue Mar 25 09:34:36 CDT 201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http://imgur.com/TqSdM9R</text:p>
          </table:table-cell>
        </table:table-row>
        <table:table-row table:style-name="ro1">
          <table:table-cell office:value-type="string">
            <text:p>227HIT3HVWAV0X2YOTH2C72ZBD9DLZ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27HIT3HVWAV0X2YOTH2C72ZBD9DLZ</text:p>
          </table:table-cell>
          <table:table-cell office:value-type="string">
            <text:p>2RNWAVKI62NJ6HX339091H6BQZ6JR4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58:55 CDT 2014</text:p>
          </table:table-cell>
          <table:table-cell office:value-type="string">
            <text:p>Sun Mar 23 22:58:08 CDT 2014</text:p>
          </table:table-cell>
          <table:table-cell office:value-type="string">
            <text:p>Sun Mar 23 22:58:55 CDT 2014</text:p>
          </table:table-cell>
          <table:table-cell office:value-type="string">
            <text:p>Tue Mar 25 09:34:34 CDT 201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http://imgur.com/g5nyLzg</text:p>
          </table:table-cell>
        </table:table-row>
        <table:table-row table:style-name="ro1">
          <table:table-cell office:value-type="string">
            <text:p>227HIT3HVWAV0X2YOTH2C72ZBD9DLZ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27HIT3HVWAV0X2YOTH2C72ZBD9DLZ</text:p>
          </table:table-cell>
          <table:table-cell office:value-type="string">
            <text:p>29B51RYQM3EL62I8RIKG5FTE07L0Z9</text:p>
          </table:table-cell>
          <table:table-cell office:value-type="string">
            <text:p>A3SUTXC5CE4NF5</text:p>
          </table:table-cell>
          <table:table-cell office:value-type="string">
            <text:p>Approved</text:p>
          </table:table-cell>
          <table:table-cell office:value-type="string">
            <text:p>Wed Mar 26 23:26:54 CDT 2014</text:p>
          </table:table-cell>
          <table:table-cell office:value-type="string">
            <text:p>Sun Mar 23 23:25:40 CDT 2014</text:p>
          </table:table-cell>
          <table:table-cell office:value-type="string">
            <text:p>Sun Mar 23 23:26:54 CDT 2014</text:p>
          </table:table-cell>
          <table:table-cell office:value-type="string">
            <text:p>Tue Mar 25 09:34:35 CDT 201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http://imgur.com/jIVop7g</text:p>
          </table:table-cell>
        </table:table-row>
        <table:table-row table:style-name="ro1">
          <table:table-cell office:value-type="string">
            <text:p>227HIT3HVWAV0X2YOTH2C72ZBD9DLZ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27HIT3HVWAV0X2YOTH2C72ZBD9DLZ</text:p>
          </table:table-cell>
          <table:table-cell office:value-type="string">
            <text:p>2AGNNVRH1KHOPTCNCHXN69LK2LUPYF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12:46 CDT 2014</text:p>
          </table:table-cell>
          <table:table-cell office:value-type="string">
            <text:p>Mon Mar 24 00:11:39 CDT 2014</text:p>
          </table:table-cell>
          <table:table-cell office:value-type="string">
            <text:p>Mon Mar 24 00:12:46 CDT 2014</text:p>
          </table:table-cell>
          <table:table-cell office:value-type="string">
            <text:p>Tue Mar 25 09:34:36 CDT 201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http://imgur.com/mR3mpS5</text:p>
          </table:table-cell>
        </table:table-row>
        <table:table-row table:style-name="ro1">
          <table:table-cell office:value-type="string">
            <text:p>227HIT3HVWAV0X2YOTH2C72ZBD9DLZ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27HIT3HVWAV0X2YOTH2C72ZBD9DLZ</text:p>
          </table:table-cell>
          <table:table-cell office:value-type="string">
            <text:p>27MYT3DHJHP4RS9GHEP82SX93IG1UU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49:23 CDT 2014</text:p>
          </table:table-cell>
          <table:table-cell office:value-type="string">
            <text:p>Mon Mar 24 00:48:46 CDT 2014</text:p>
          </table:table-cell>
          <table:table-cell office:value-type="string">
            <text:p>Mon Mar 24 00:49:23 CDT 2014</text:p>
          </table:table-cell>
          <table:table-cell office:value-type="string">
            <text:p>Tue Mar 25 09:34:36 CDT 201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http://imgur.com/JS2851o</text:p>
          </table:table-cell>
        </table:table-row>
        <table:table-row table:style-name="ro1">
          <table:table-cell office:value-type="string">
            <text:p>227HIT3HVWAV0X2YOTH2C72ZBD9DLZ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27HIT3HVWAV0X2YOTH2C72ZBD9DLZ</text:p>
          </table:table-cell>
          <table:table-cell office:value-type="string">
            <text:p>214JK63ZVE3H7FGQJKH9UL5R9T0ZA2</text:p>
          </table:table-cell>
          <table:table-cell office:value-type="string">
            <text:p>A1RHA9JFKC1Q12</text:p>
          </table:table-cell>
          <table:table-cell office:value-type="string">
            <text:p>Approved</text:p>
          </table:table-cell>
          <table:table-cell office:value-type="string">
            <text:p>Thu Mar 27 00:52:04 CDT 2014</text:p>
          </table:table-cell>
          <table:table-cell office:value-type="string">
            <text:p>Mon Mar 24 00:48:34 CDT 2014</text:p>
          </table:table-cell>
          <table:table-cell office:value-type="string">
            <text:p>Mon Mar 24 00:52:04 CDT 2014</text:p>
          </table:table-cell>
          <table:table-cell office:value-type="string">
            <text:p>Tue Mar 25 09:34:37 CDT 201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<text:s/>7 character drawn <text:s/>and uploaded</text:p>
          </table:table-cell>
        </table:table-row>
        <table:table-row table:style-name="ro1">
          <table:table-cell office:value-type="string">
            <text:p>215QY2RCJK63FAAZI1RK5IAQBN45UD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8">
            <text:p>8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15QY2RCJK63FAAZI1RK5IAQBN45UD</text:p>
          </table:table-cell>
          <table:table-cell office:value-type="string">
            <text:p>2TMNU8LZ6R70WKN59NZJEVE726ML5U</text:p>
          </table:table-cell>
          <table:table-cell office:value-type="string">
            <text:p>AZGV0WGL7XMX7</text:p>
          </table:table-cell>
          <table:table-cell office:value-type="string">
            <text:p>Approved</text:p>
          </table:table-cell>
          <table:table-cell office:value-type="string">
            <text:p>Wed Mar 26 22:49:40 CDT 2014</text:p>
          </table:table-cell>
          <table:table-cell office:value-type="string">
            <text:p>Sun Mar 23 22:46:18 CDT 2014</text:p>
          </table:table-cell>
          <table:table-cell office:value-type="string">
            <text:p>Sun Mar 23 22:49:40 CDT 2014</text:p>
          </table:table-cell>
          <table:table-cell office:value-type="string">
            <text:p>Tue Mar 25 09:34:34 CDT 2014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http://imgur.com/CzqsvjY</text:p>
          </table:table-cell>
        </table:table-row>
        <table:table-row table:style-name="ro1">
          <table:table-cell office:value-type="string">
            <text:p>215QY2RCJK63FAAZI1RK5IAQBN45UD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8">
            <text:p>8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15QY2RCJK63FAAZI1RK5IAQBN45UD</text:p>
          </table:table-cell>
          <table:table-cell office:value-type="string">
            <text:p>2AGNNVRH1KHOPTCNCHXN69LK2LRYPL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53:07 CDT 2014</text:p>
          </table:table-cell>
          <table:table-cell office:value-type="string">
            <text:p>Sun Mar 23 22:51:57 CDT 2014</text:p>
          </table:table-cell>
          <table:table-cell office:value-type="string">
            <text:p>Sun Mar 23 22:53:07 CDT 2014</text:p>
          </table:table-cell>
          <table:table-cell office:value-type="string">
            <text:p>Tue Mar 25 09:34:35 CDT 2014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http://imgur.com/xBjaLn8</text:p>
          </table:table-cell>
        </table:table-row>
        <table:table-row table:style-name="ro1">
          <table:table-cell office:value-type="string">
            <text:p>215QY2RCJK63FAAZI1RK5IAQBN45UD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8">
            <text:p>8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15QY2RCJK63FAAZI1RK5IAQBN45UD</text:p>
          </table:table-cell>
          <table:table-cell office:value-type="string">
            <text:p>2D7DEY5COW0LW6VZ9MIFWC6VT8SV4H</text:p>
          </table:table-cell>
          <table:table-cell office:value-type="string">
            <text:p>A2YPGARAKET7N5</text:p>
          </table:table-cell>
          <table:table-cell office:value-type="string">
            <text:p>Approved</text:p>
          </table:table-cell>
          <table:table-cell office:value-type="string">
            <text:p>Wed Mar 26 22:53:48 CDT 2014</text:p>
          </table:table-cell>
          <table:table-cell office:value-type="string">
            <text:p>Sun Mar 23 22:49:25 CDT 2014</text:p>
          </table:table-cell>
          <table:table-cell office:value-type="string">
            <text:p>Sun Mar 23 22:53:48 CDT 2014</text:p>
          </table:table-cell>
          <table:table-cell office:value-type="string">
            <text:p>Tue Mar 25 09:34:36 CDT 2014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http://imgur.com/WjcFe5F</text:p>
          </table:table-cell>
        </table:table-row>
        <table:table-row table:style-name="ro1">
          <table:table-cell office:value-type="string">
            <text:p>215QY2RCJK63FAAZI1RK5IAQBN45UD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8">
            <text:p>8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15QY2RCJK63FAAZI1RK5IAQBN45UD</text:p>
          </table:table-cell>
          <table:table-cell office:value-type="string">
            <text:p>2BG3W5XH0JPP8XYGZOGL3P75QZJKEU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Thu Mar 27 00:03:34 CDT 2014</text:p>
          </table:table-cell>
          <table:table-cell office:value-type="string">
            <text:p>Mon Mar 24 00:02:46 CDT 2014</text:p>
          </table:table-cell>
          <table:table-cell office:value-type="string">
            <text:p>Mon Mar 24 00:03:34 CDT 2014</text:p>
          </table:table-cell>
          <table:table-cell office:value-type="string">
            <text:p>Tue Mar 25 09:34:36 CDT 2014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http://imgur.com/WtOjxWd</text:p>
          </table:table-cell>
        </table:table-row>
        <table:table-row table:style-name="ro1">
          <table:table-cell office:value-type="string">
            <text:p>215QY2RCJK63FAAZI1RK5IAQBN45UD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7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8">
            <text:p>8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15QY2RCJK63FAAZI1RK5IAQBN45UD</text:p>
          </table:table-cell>
          <table:table-cell office:value-type="string">
            <text:p>2DJY0LWSBRI8Y97YZ408UHSTRP20CD</text:p>
          </table:table-cell>
          <table:table-cell office:value-type="string">
            <text:p>A2NUBLALZSI6OA</text:p>
          </table:table-cell>
          <table:table-cell office:value-type="string">
            <text:p>Approved</text:p>
          </table:table-cell>
          <table:table-cell office:value-type="string">
            <text:p>Thu Mar 27 00:47:22 CDT 2014</text:p>
          </table:table-cell>
          <table:table-cell office:value-type="string">
            <text:p>Mon Mar 24 00:33:02 CDT 2014</text:p>
          </table:table-cell>
          <table:table-cell office:value-type="string">
            <text:p>Mon Mar 24 00:47:22 CDT 2014</text:p>
          </table:table-cell>
          <table:table-cell office:value-type="string">
            <text:p>Tue Mar 25 09:34:37 CDT 2014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http://imgur.com/iAizabp</text:p>
          </table:table-cell>
        </table:table-row>
        <table:table-row table:style-name="ro1">
          <table:table-cell office:value-type="string">
            <text:p>2DKDIPDOBDDPO4FSL44DJXMB5UMB0H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8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9">
            <text:p>9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DKDIPDOBDDPO4FSL44DJXMB5UMB0H</text:p>
          </table:table-cell>
          <table:table-cell office:value-type="string">
            <text:p>20KCM6IAA2SEY9QQ1AFQVKA4OWLLLH</text:p>
          </table:table-cell>
          <table:table-cell office:value-type="string">
            <text:p>A1Z048705962W6</text:p>
          </table:table-cell>
          <table:table-cell office:value-type="string">
            <text:p>Approved</text:p>
          </table:table-cell>
          <table:table-cell office:value-type="string">
            <text:p>Wed Mar 26 22:33:32 CDT 2014</text:p>
          </table:table-cell>
          <table:table-cell office:value-type="string">
            <text:p>Sun Mar 23 22:32:56 CDT 2014</text:p>
          </table:table-cell>
          <table:table-cell office:value-type="string">
            <text:p>Sun Mar 23 22:33:32 CDT 2014</text:p>
          </table:table-cell>
          <table:table-cell office:value-type="string">
            <text:p>Tue Mar 25 09:34:35 CDT 2014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string">
            <text:p>http://i.imgur.com/pkcWmV4.png</text:p>
          </table:table-cell>
        </table:table-row>
        <table:table-row table:style-name="ro1">
          <table:table-cell office:value-type="string">
            <text:p>2DKDIPDOBDDPO4FSL44DJXMB5UMB0H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8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9">
            <text:p>9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DKDIPDOBDDPO4FSL44DJXMB5UMB0H</text:p>
          </table:table-cell>
          <table:table-cell office:value-type="string">
            <text:p>2S1NZW6HEZ6OUJMS83Z6KGUM8FVZPD</text:p>
          </table:table-cell>
          <table:table-cell office:value-type="string">
            <text:p>A3SUTXC5CE4NF5</text:p>
          </table:table-cell>
          <table:table-cell office:value-type="string">
            <text:p>Approved</text:p>
          </table:table-cell>
          <table:table-cell office:value-type="string">
            <text:p>Wed Mar 26 23:05:03 CDT 2014</text:p>
          </table:table-cell>
          <table:table-cell office:value-type="string">
            <text:p>Sun Mar 23 23:03:29 CDT 2014</text:p>
          </table:table-cell>
          <table:table-cell office:value-type="string">
            <text:p>Sun Mar 23 23:05:03 CDT 2014</text:p>
          </table:table-cell>
          <table:table-cell office:value-type="string">
            <text:p>Tue Mar 25 09:34:35 CDT 2014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string">
            <text:p>http://imgur.com/eRDM5rw</text:p>
          </table:table-cell>
        </table:table-row>
        <table:table-row table:style-name="ro1">
          <table:table-cell office:value-type="string">
            <text:p>2DKDIPDOBDDPO4FSL44DJXMB5UMB0H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8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9">
            <text:p>9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DKDIPDOBDDPO4FSL44DJXMB5UMB0H</text:p>
          </table:table-cell>
          <table:table-cell office:value-type="string">
            <text:p>2UHEIB9BAWLS2CLM65OUO3MTX54Z2R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3:11:56 CDT 2014</text:p>
          </table:table-cell>
          <table:table-cell office:value-type="string">
            <text:p>Sun Mar 23 23:11:09 CDT 2014</text:p>
          </table:table-cell>
          <table:table-cell office:value-type="string">
            <text:p>Sun Mar 23 23:11:56 CDT 2014</text:p>
          </table:table-cell>
          <table:table-cell office:value-type="string">
            <text:p>Tue Mar 25 09:34:36 CDT 2014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string">
            <text:p>http://imgur.com/tjAy3n8</text:p>
          </table:table-cell>
        </table:table-row>
        <table:table-row table:style-name="ro1">
          <table:table-cell office:value-type="string">
            <text:p>2DKDIPDOBDDPO4FSL44DJXMB5UMB0H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8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9">
            <text:p>9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DKDIPDOBDDPO4FSL44DJXMB5UMB0H</text:p>
          </table:table-cell>
          <table:table-cell office:value-type="string">
            <text:p>2CWE6AUBXHWSXMBHAJMBAWDRRB22Y5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Wed Mar 26 23:50:05 CDT 2014</text:p>
          </table:table-cell>
          <table:table-cell office:value-type="string">
            <text:p>Sun Mar 23 23:47:49 CDT 2014</text:p>
          </table:table-cell>
          <table:table-cell office:value-type="string">
            <text:p>Sun Mar 23 23:50:05 CDT 2014</text:p>
          </table:table-cell>
          <table:table-cell office:value-type="string">
            <text:p>Tue Mar 25 09:34:37 CDT 2014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string">
            <text:p>http://imgur.com/Y3LAZ4M</text:p>
          </table:table-cell>
        </table:table-row>
        <table:table-row table:style-name="ro1">
          <table:table-cell office:value-type="string">
            <text:p>2DKDIPDOBDDPO4FSL44DJXMB5UMB0H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8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9">
            <text:p>9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DKDIPDOBDDPO4FSL44DJXMB5UMB0H</text:p>
          </table:table-cell>
          <table:table-cell office:value-type="string">
            <text:p>2SPKO2L92HECCP2T48FCNF0CVJIFG5</text:p>
          </table:table-cell>
          <table:table-cell office:value-type="string">
            <text:p>A29E2QCMUI6BTY</text:p>
          </table:table-cell>
          <table:table-cell office:value-type="string">
            <text:p>Approved</text:p>
          </table:table-cell>
          <table:table-cell office:value-type="string">
            <text:p>Thu Mar 27 00:41:24 CDT 2014</text:p>
          </table:table-cell>
          <table:table-cell office:value-type="string">
            <text:p>Mon Mar 24 00:36:50 CDT 2014</text:p>
          </table:table-cell>
          <table:table-cell office:value-type="string">
            <text:p>Mon Mar 24 00:41:24 CDT 2014</text:p>
          </table:table-cell>
          <table:table-cell office:value-type="string">
            <text:p>Tue Mar 25 09:34:37 CDT 2014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string">
            <text:p>http://imgur.com/2FhZ1Xs</text:p>
          </table:table-cell>
        </table:table-row>
        <table:table-row table:style-name="ro1">
          <table:table-cell office:value-type="string">
            <text:p>2DJINMHGYQ4JJ2677L6MQFOY0MC8LO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8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DJINMHGYQ4JJ2677L6MQFOY0MC8LO</text:p>
          </table:table-cell>
          <table:table-cell office:value-type="string">
            <text:p>2OJSQV66RLPHY8ZDW61VVI62TXJD55</text:p>
          </table:table-cell>
          <table:table-cell office:value-type="string">
            <text:p>A1Z048705962W6</text:p>
          </table:table-cell>
          <table:table-cell office:value-type="string">
            <text:p>Approved</text:p>
          </table:table-cell>
          <table:table-cell office:value-type="string">
            <text:p>Wed Mar 26 22:29:56 CDT 2014</text:p>
          </table:table-cell>
          <table:table-cell office:value-type="string">
            <text:p>Sun Mar 23 22:28:54 CDT 2014</text:p>
          </table:table-cell>
          <table:table-cell office:value-type="string">
            <text:p>Sun Mar 23 22:29:56 CDT 2014</text:p>
          </table:table-cell>
          <table:table-cell office:value-type="string">
            <text:p>Tue Mar 25 09:34:35 CDT 201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ttp://i.imgur.com/b6PNzu7.png</text:p>
          </table:table-cell>
        </table:table-row>
        <table:table-row table:style-name="ro1">
          <table:table-cell office:value-type="string">
            <text:p>2DJINMHGYQ4JJ2677L6MQFOY0MC8LO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8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DJINMHGYQ4JJ2677L6MQFOY0MC8LO</text:p>
          </table:table-cell>
          <table:table-cell office:value-type="string">
            <text:p>22LLB3L0FBJ9Y37FFTIE6E5RV5WLX4</text:p>
          </table:table-cell>
          <table:table-cell office:value-type="string">
            <text:p>A21753FQKCM5DQ</text:p>
          </table:table-cell>
          <table:table-cell office:value-type="string">
            <text:p>Approved</text:p>
          </table:table-cell>
          <table:table-cell office:value-type="string">
            <text:p>Wed Mar 26 22:53:58 CDT 2014</text:p>
          </table:table-cell>
          <table:table-cell office:value-type="string">
            <text:p>Sun Mar 23 22:53:08 CDT 2014</text:p>
          </table:table-cell>
          <table:table-cell office:value-type="string">
            <text:p>Sun Mar 23 22:53:58 CDT 2014</text:p>
          </table:table-cell>
          <table:table-cell office:value-type="string">
            <text:p>Tue Mar 25 09:34:35 CDT 201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ttp://imgur.com/OJdKfUZ</text:p>
          </table:table-cell>
        </table:table-row>
        <table:table-row table:style-name="ro1">
          <table:table-cell office:value-type="string">
            <text:p>2DJINMHGYQ4JJ2677L6MQFOY0MC8LO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8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DJINMHGYQ4JJ2677L6MQFOY0MC8LO</text:p>
          </table:table-cell>
          <table:table-cell office:value-type="string">
            <text:p>24IIHPCGJ2D2H3ZS6780UPPSOGF93W</text:p>
          </table:table-cell>
          <table:table-cell office:value-type="string">
            <text:p>A3SUTXC5CE4NF5</text:p>
          </table:table-cell>
          <table:table-cell office:value-type="string">
            <text:p>Approved</text:p>
          </table:table-cell>
          <table:table-cell office:value-type="string">
            <text:p>Wed Mar 26 23:14:17 CDT 2014</text:p>
          </table:table-cell>
          <table:table-cell office:value-type="string">
            <text:p>Sun Mar 23 23:12:23 CDT 2014</text:p>
          </table:table-cell>
          <table:table-cell office:value-type="string">
            <text:p>Sun Mar 23 23:14:17 CDT 2014</text:p>
          </table:table-cell>
          <table:table-cell office:value-type="string">
            <text:p>Tue Mar 25 09:34:36 CDT 201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ttp://imgur.com/wEDmZvh</text:p>
          </table:table-cell>
        </table:table-row>
        <table:table-row table:style-name="ro1">
          <table:table-cell office:value-type="string">
            <text:p>2DJINMHGYQ4JJ2677L6MQFOY0MC8LO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8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DJINMHGYQ4JJ2677L6MQFOY0MC8LO</text:p>
          </table:table-cell>
          <table:table-cell office:value-type="string">
            <text:p>2ZHSI2KYEPLS5M1GMWXWU3OAN4BTNY</text:p>
          </table:table-cell>
          <table:table-cell office:value-type="string">
            <text:p>A5YNMUFWH5Z7K</text:p>
          </table:table-cell>
          <table:table-cell office:value-type="string">
            <text:p>Approved</text:p>
          </table:table-cell>
          <table:table-cell office:value-type="string">
            <text:p>Wed Mar 26 23:52:16 CDT 2014</text:p>
          </table:table-cell>
          <table:table-cell office:value-type="string">
            <text:p>Sun Mar 23 23:51:21 CDT 2014</text:p>
          </table:table-cell>
          <table:table-cell office:value-type="string">
            <text:p>Sun Mar 23 23:52:16 CDT 2014</text:p>
          </table:table-cell>
          <table:table-cell office:value-type="string">
            <text:p>Tue Mar 25 09:34:37 CDT 201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ttp://imgur.com/ytEji0Y</text:p>
          </table:table-cell>
        </table:table-row>
        <table:table-row table:style-name="ro1">
          <table:table-cell office:value-type="string">
            <text:p>2DJINMHGYQ4JJ2677L6MQFOY0MC8LO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Sun Mar 23 22:24:58 CDT 20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sposed</text:p>
          </table:table-cell>
          <table:table-cell office:value-type="string">
            <text:p>NotReviewed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Tue Mar 25 09:33:34 CDT 2014</text:p>
          </table:table-cell>
          <table:table-cell office:value-type="string">
            <text:p>https://requester.mturk.com/mturk/manageHIT?HITId=2DJINMHGYQ4JJ2677L6MQFOY0MC8LO</text:p>
          </table:table-cell>
          <table:table-cell office:value-type="string">
            <text:p>26R9RNDWIOV18MOJ4NKG513YJD6VG9</text:p>
          </table:table-cell>
          <table:table-cell office:value-type="string">
            <text:p>A2Z5WU5Z2HMABQ</text:p>
          </table:table-cell>
          <table:table-cell office:value-type="string">
            <text:p>Approved</text:p>
          </table:table-cell>
          <table:table-cell office:value-type="string">
            <text:p>Thu Mar 27 00:35:34 CDT 2014</text:p>
          </table:table-cell>
          <table:table-cell office:value-type="string">
            <text:p>Mon Mar 24 00:34:45 CDT 2014</text:p>
          </table:table-cell>
          <table:table-cell office:value-type="string">
            <text:p>Mon Mar 24 00:35:34 CDT 2014</text:p>
          </table:table-cell>
          <table:table-cell office:value-type="string">
            <text:p>Tue Mar 25 09:34:37 CDT 201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ttp://imgur.com/YiLq6tv</text:p>
          </table:table-cell>
        </table:table-row>
        <table:table-row table:style-name="ro1">
          <table:table-cell office:value-type="string">
            <text:p>306996CF6WK8QC6EK66YB53EYILB19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Tue Mar 25 12:12:39 CDT 20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viewable</text:p>
          </table:table-cell>
          <table:table-cell office:value-type="string">
            <text:p>NotReviewed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Fri Mar 28 12:12:39 CDT 2014</text:p>
          </table:table-cell>
          <table:table-cell office:value-type="string">
            <text:p>https://requester.mturk.com/mturk/manageHIT?HITId=306996CF6WK8QC6EK66YB53EYILB19</text:p>
          </table:table-cell>
          <table:table-cell office:value-type="string">
            <text:p>3EFVCAY5L39Y6EL4XLXWCN5IMNYJ8B</text:p>
          </table:table-cell>
          <table:table-cell office:value-type="string">
            <text:p>A3RQQWMUZJUWJ1</text:p>
          </table:table-cell>
          <table:table-cell office:value-type="string">
            <text:p>Submitted</text:p>
          </table:table-cell>
          <table:table-cell office:value-type="string">
            <text:p>Fri Mar 28 12:59:53 CDT 2014</text:p>
          </table:table-cell>
          <table:table-cell office:value-type="string">
            <text:p>Tue Mar 25 12:56:09 CDT 2014</text:p>
          </table:table-cell>
          <table:table-cell office:value-type="string">
            <text:p>Tue Mar 25 12:59:53 CDT 201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http://imgur.com/pX2Hsic</text:p>
          </table:table-cell>
        </table:table-row>
        <table:table-row table:style-name="ro1">
          <table:table-cell office:value-type="string">
            <text:p>3MIVREZQVHYX0JUPBY96B9UCTOLQK2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Tue Mar 25 12:12:42 CDT 20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viewable</text:p>
          </table:table-cell>
          <table:table-cell office:value-type="string">
            <text:p>NotReviewed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Fri Mar 28 12:12:42 CDT 2014</text:p>
          </table:table-cell>
          <table:table-cell office:value-type="string">
            <text:p>https://requester.mturk.com/mturk/manageHIT?HITId=3MIVREZQVHYX0JUPBY96B9UCTOLQK2</text:p>
          </table:table-cell>
          <table:table-cell office:value-type="string">
            <text:p>3TESA3PJ31A3SBTTUJK7XXYUAMIMM6</text:p>
          </table:table-cell>
          <table:table-cell office:value-type="string">
            <text:p>A3QXNAM2KZ1E73</text:p>
          </table:table-cell>
          <table:table-cell office:value-type="string">
            <text:p>Submitted</text:p>
          </table:table-cell>
          <table:table-cell office:value-type="string">
            <text:p>Fri Mar 28 13:10:04 CDT 2014</text:p>
          </table:table-cell>
          <table:table-cell office:value-type="string">
            <text:p>Tue Mar 25 13:06:20 CDT 2014</text:p>
          </table:table-cell>
          <table:table-cell office:value-type="string">
            <text:p>Tue Mar 25 13:10:04 CDT 201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http://imgur.com/RSX0ZMv</text:p>
          </table:table-cell>
        </table:table-row>
        <table:table-row table:style-name="ro1">
          <table:table-cell office:value-type="string">
            <text:p>3PIOQ99R7YMQ0IM9PKLRD285Q4WNU9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Tue Mar 25 12:12:41 CDT 20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viewable</text:p>
          </table:table-cell>
          <table:table-cell office:value-type="string">
            <text:p>NotReviewed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Fri Mar 28 12:12:41 CDT 2014</text:p>
          </table:table-cell>
          <table:table-cell office:value-type="string">
            <text:p>https://requester.mturk.com/mturk/manageHIT?HITId=3PIOQ99R7YMQ0IM9PKLRD285Q4WNU9</text:p>
          </table:table-cell>
          <table:table-cell office:value-type="string">
            <text:p>3ATPCQ38J8A2KR9IGJIDI1Q1PF6YAN</text:p>
          </table:table-cell>
          <table:table-cell office:value-type="string">
            <text:p>A3QXNAM2KZ1E73</text:p>
          </table:table-cell>
          <table:table-cell office:value-type="string">
            <text:p>Submitted</text:p>
          </table:table-cell>
          <table:table-cell office:value-type="string">
            <text:p>Fri Mar 28 12:49:08 CDT 2014</text:p>
          </table:table-cell>
          <table:table-cell office:value-type="string">
            <text:p>Tue Mar 25 12:38:00 CDT 2014</text:p>
          </table:table-cell>
          <table:table-cell office:value-type="string">
            <text:p>Tue Mar 25 12:49:08 CDT 2014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string">
            <text:p>http://imgur.com/iogh3Ub</text:p>
          </table:table-cell>
        </table:table-row>
        <table:table-row table:style-name="ro1">
          <table:table-cell office:value-type="string">
            <text:p>37VUR2VJ6APR0HYKY62TMP9WG3L1C6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Tue Mar 25 12:12:39 CDT 20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viewable</text:p>
          </table:table-cell>
          <table:table-cell office:value-type="string">
            <text:p>NotReviewed</text:p>
          </table:table-cell>
          <table:table-cell office:value-type="string">
            <text:p>H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Fri Mar 28 12:12:39 CDT 2014</text:p>
          </table:table-cell>
          <table:table-cell office:value-type="string">
            <text:p>https://requester.mturk.com/mturk/manageHIT?HITId=37VUR2VJ6APR0HYKY62TMP9WG3L1C6</text:p>
          </table:table-cell>
          <table:table-cell office:value-type="string">
            <text:p>3L2IS5HSFAISN1J2FMQT1M4OSYTUN4</text:p>
          </table:table-cell>
          <table:table-cell office:value-type="string">
            <text:p>A3QXNAM2KZ1E73</text:p>
          </table:table-cell>
          <table:table-cell office:value-type="string">
            <text:p>Submitted</text:p>
          </table:table-cell>
          <table:table-cell office:value-type="string">
            <text:p>Fri Mar 28 12:37:49 CDT 2014</text:p>
          </table:table-cell>
          <table:table-cell office:value-type="string">
            <text:p>Tue Mar 25 12:31:16 CDT 2014</text:p>
          </table:table-cell>
          <table:table-cell office:value-type="string">
            <text:p>Tue Mar 25 12:37:49 CDT 2014</text:p>
          </table:table-cell>
          <table:table-cell table:number-columns-repeated="4"/>
          <table:table-cell office:value-type="string">
            <text:p>H</text:p>
          </table:table-cell>
          <table:table-cell office:value-type="string">
            <text:p>http://imgur.com/PsZWRL7</text:p>
          </table:table-cell>
        </table:table-row>
        <table:table-row table:style-name="ro1">
          <table:table-cell office:value-type="string">
            <text:p>3S37Y8CWI80H6E182FLWWHN2K3CW4M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Tue Mar 25 12:12:39 CDT 20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viewable</text:p>
          </table:table-cell>
          <table:table-cell office:value-type="string">
            <text:p>NotReviewed</text:p>
          </table:table-cell>
          <table:table-cell office:value-type="string">
            <text:p>J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Fri Mar 28 12:12:39 CDT 2014</text:p>
          </table:table-cell>
          <table:table-cell office:value-type="string">
            <text:p>https://requester.mturk.com/mturk/manageHIT?HITId=3S37Y8CWI80H6E182FLWWHN2K3CW4M</text:p>
          </table:table-cell>
          <table:table-cell office:value-type="string">
            <text:p>3XC1O3LBOSMNZO1S34K4JYEX4PNTLB</text:p>
          </table:table-cell>
          <table:table-cell office:value-type="string">
            <text:p>A2IICB0FDT3QE2</text:p>
          </table:table-cell>
          <table:table-cell office:value-type="string">
            <text:p>Submitted</text:p>
          </table:table-cell>
          <table:table-cell office:value-type="string">
            <text:p>Fri Mar 28 12:45:33 CDT 2014</text:p>
          </table:table-cell>
          <table:table-cell office:value-type="string">
            <text:p>Tue Mar 25 12:40:40 CDT 2014</text:p>
          </table:table-cell>
          <table:table-cell office:value-type="string">
            <text:p>Tue Mar 25 12:45:33 CDT 2014</text:p>
          </table:table-cell>
          <table:table-cell table:number-columns-repeated="4"/>
          <table:table-cell office:value-type="string">
            <text:p>J</text:p>
          </table:table-cell>
          <table:table-cell office:value-type="string">
            <text:p>http://imgur.com/kZRiK7B</text:p>
          </table:table-cell>
        </table:table-row>
        <table:table-row table:style-name="ro1">
          <table:table-cell office:value-type="string">
            <text:p>375VMB7D4JJC5F0W69IAYU80I58DIA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Tue Mar 25 12:12:39 CDT 20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viewable</text:p>
          </table:table-cell>
          <table:table-cell office:value-type="string">
            <text:p>NotReviewed</text:p>
          </table:table-cell>
          <table:table-cell office:value-type="string">
            <text:p>K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Fri Mar 28 12:12:39 CDT 2014</text:p>
          </table:table-cell>
          <table:table-cell office:value-type="string">
            <text:p>https://requester.mturk.com/mturk/manageHIT?HITId=375VMB7D4JJC5F0W69IAYU80I58DIA</text:p>
          </table:table-cell>
          <table:table-cell office:value-type="string">
            <text:p>34HJIJKLP5W6E8YW27L2YZ07FOA4VB</text:p>
          </table:table-cell>
          <table:table-cell office:value-type="string">
            <text:p>AFXXITXE6FK4X</text:p>
          </table:table-cell>
          <table:table-cell office:value-type="string">
            <text:p>Submitted</text:p>
          </table:table-cell>
          <table:table-cell office:value-type="string">
            <text:p>Fri Mar 28 13:07:41 CDT 2014</text:p>
          </table:table-cell>
          <table:table-cell office:value-type="string">
            <text:p>Tue Mar 25 13:04:15 CDT 2014</text:p>
          </table:table-cell>
          <table:table-cell office:value-type="string">
            <text:p>Tue Mar 25 13:07:41 CDT 2014</text:p>
          </table:table-cell>
          <table:table-cell table:number-columns-repeated="4"/>
          <table:table-cell office:value-type="string">
            <text:p>K</text:p>
          </table:table-cell>
          <table:table-cell office:value-type="string">
            <text:p>http://imgur.com/DZjiQCs</text:p>
          </table:table-cell>
        </table:table-row>
        <table:table-row table:style-name="ro1">
          <table:table-cell office:value-type="string">
            <text:p>3LXX8KJXPW9AYBYISOQDWVLW3TSO9Z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Tue Mar 25 12:12:40 CDT 20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viewable</text:p>
          </table:table-cell>
          <table:table-cell office:value-type="string">
            <text:p>NotReviewed</text:p>
          </table:table-cell>
          <table:table-cell office:value-type="string">
            <text:p>M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Fri Mar 28 12:12:40 CDT 2014</text:p>
          </table:table-cell>
          <table:table-cell office:value-type="string">
            <text:p>https://requester.mturk.com/mturk/manageHIT?HITId=3LXX8KJXPW9AYBYISOQDWVLW3TSO9Z</text:p>
          </table:table-cell>
          <table:table-cell office:value-type="string">
            <text:p>3SKEMFQBZ35THYRMF6X8D25V1CXK8A</text:p>
          </table:table-cell>
          <table:table-cell office:value-type="string">
            <text:p>A3L765G2GHCIHX</text:p>
          </table:table-cell>
          <table:table-cell office:value-type="string">
            <text:p>Submitted</text:p>
          </table:table-cell>
          <table:table-cell office:value-type="string">
            <text:p>Fri Mar 28 12:32:53 CDT 2014</text:p>
          </table:table-cell>
          <table:table-cell office:value-type="string">
            <text:p>Tue Mar 25 12:28:10 CDT 2014</text:p>
          </table:table-cell>
          <table:table-cell office:value-type="string">
            <text:p>Tue Mar 25 12:32:53 CDT 2014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http://imgur.com/DnWQTlA</text:p>
          </table:table-cell>
        </table:table-row>
        <table:table-row table:style-name="ro1">
          <table:table-cell office:value-type="string">
            <text:p>3ZQX1VYFTD5AK6F8NWKZWZQLJNAO8A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Tue Mar 25 12:12:40 CDT 20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viewable</text:p>
          </table:table-cell>
          <table:table-cell office:value-type="string">
            <text:p>NotReviewed</text:p>
          </table:table-cell>
          <table:table-cell office:value-type="string">
            <text:p>T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Fri Mar 28 12:12:40 CDT 2014</text:p>
          </table:table-cell>
          <table:table-cell office:value-type="string">
            <text:p>https://requester.mturk.com/mturk/manageHIT?HITId=3ZQX1VYFTD5AK6F8NWKZWZQLJNAO8A</text:p>
          </table:table-cell>
          <table:table-cell office:value-type="string">
            <text:p>3I0BTBYZAXL6JEB0OHLKTVEOGTW0Y0</text:p>
          </table:table-cell>
          <table:table-cell office:value-type="string">
            <text:p>A3QXNAM2KZ1E73</text:p>
          </table:table-cell>
          <table:table-cell office:value-type="string">
            <text:p>Submitted</text:p>
          </table:table-cell>
          <table:table-cell office:value-type="string">
            <text:p>Fri Mar 28 12:53:25 CDT 2014</text:p>
          </table:table-cell>
          <table:table-cell office:value-type="string">
            <text:p>Tue Mar 25 12:52:32 CDT 2014</text:p>
          </table:table-cell>
          <table:table-cell office:value-type="string">
            <text:p>Tue Mar 25 12:53:25 CDT 2014</text:p>
          </table:table-cell>
          <table:table-cell table:number-columns-repeated="4"/>
          <table:table-cell office:value-type="string">
            <text:p>T</text:p>
          </table:table-cell>
          <table:table-cell office:value-type="string">
            <text:p>http://imgur.com/LNxD8Lj</text:p>
          </table:table-cell>
        </table:table-row>
        <table:table-row table:style-name="ro1">
          <table:table-cell office:value-type="string">
            <text:p>3KVQ0UJWPXLZ2X58GK4619TGKZ7W5R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Tue Mar 25 12:12:41 CDT 20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viewable</text:p>
          </table:table-cell>
          <table:table-cell office:value-type="string">
            <text:p>NotReviewed</text:p>
          </table:table-cell>
          <table:table-cell office:value-type="string">
            <text:p>W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Fri Mar 28 12:12:41 CDT 2014</text:p>
          </table:table-cell>
          <table:table-cell office:value-type="string">
            <text:p>https://requester.mturk.com/mturk/manageHIT?HITId=3KVQ0UJWPXLZ2X58GK4619TGKZ7W5R</text:p>
          </table:table-cell>
          <table:table-cell office:value-type="string">
            <text:p>3JJVG1YBEBX91D4QBVDC2FCECSNB5F</text:p>
          </table:table-cell>
          <table:table-cell office:value-type="string">
            <text:p>A3RQQWMUZJUWJ1</text:p>
          </table:table-cell>
          <table:table-cell office:value-type="string">
            <text:p>Submitted</text:p>
          </table:table-cell>
          <table:table-cell office:value-type="string">
            <text:p>Fri Mar 28 12:48:48 CDT 2014</text:p>
          </table:table-cell>
          <table:table-cell office:value-type="string">
            <text:p>Tue Mar 25 12:41:49 CDT 2014</text:p>
          </table:table-cell>
          <table:table-cell office:value-type="string">
            <text:p>Tue Mar 25 12:48:48 CDT 2014</text:p>
          </table:table-cell>
          <table:table-cell table:number-columns-repeated="4"/>
          <table:table-cell office:value-type="string">
            <text:p>W</text:p>
          </table:table-cell>
          <table:table-cell office:value-type="string">
            <text:p>http://imgur.com/wmns6Gy</text:p>
          </table:table-cell>
        </table:table-row>
        <table:table-row table:style-name="ro1">
          <table:table-cell office:value-type="string">
            <text:p>3T5ZXGO9DEOSPETBBZCGYOIPXXZQZP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Tue Mar 25 12:12:42 CDT 20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viewable</text:p>
          </table:table-cell>
          <table:table-cell office:value-type="string">
            <text:p>NotReviewed</text:p>
          </table:table-cell>
          <table:table-cell office:value-type="string">
            <text:p>Z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Fri Mar 28 12:12:42 CDT 2014</text:p>
          </table:table-cell>
          <table:table-cell office:value-type="string">
            <text:p>https://requester.mturk.com/mturk/manageHIT?HITId=3T5ZXGO9DEOSPETBBZCGYOIPXXZQZP</text:p>
          </table:table-cell>
          <table:table-cell office:value-type="string">
            <text:p>3N4BPTXIO8SRFVYZI9YD9UNKY3PUK0</text:p>
          </table:table-cell>
          <table:table-cell office:value-type="string">
            <text:p>A2IICB0FDT3QE2</text:p>
          </table:table-cell>
          <table:table-cell office:value-type="string">
            <text:p>Submitted</text:p>
          </table:table-cell>
          <table:table-cell office:value-type="string">
            <text:p>Fri Mar 28 12:50:30 CDT 2014</text:p>
          </table:table-cell>
          <table:table-cell office:value-type="string">
            <text:p>Tue Mar 25 12:48:24 CDT 2014</text:p>
          </table:table-cell>
          <table:table-cell office:value-type="string">
            <text:p>Tue Mar 25 12:50:30 CDT 2014</text:p>
          </table:table-cell>
          <table:table-cell table:number-columns-repeated="4"/>
          <table:table-cell office:value-type="string">
            <text:p>Z</text:p>
          </table:table-cell>
          <table:table-cell office:value-type="string">
            <text:p>http://imgur.com/nhhAeKI</text:p>
          </table:table-cell>
        </table:table-row>
        <table:table-row table:style-name="ro1">
          <table:table-cell office:value-type="string">
            <text:p>35F6NGNVM8JMXKFX98ESC90D7BKT7D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Tue Mar 25 12:12:39 CDT 20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viewable</text:p>
          </table:table-cell>
          <table:table-cell office:value-type="string">
            <text:p>NotReviewed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Fri Mar 28 12:12:39 CDT 2014</text:p>
          </table:table-cell>
          <table:table-cell office:value-type="string">
            <text:p>https://requester.mturk.com/mturk/manageHIT?HITId=35F6NGNVM8JMXKFX98ESC90D7BKT7D</text:p>
          </table:table-cell>
          <table:table-cell office:value-type="string">
            <text:p>36WLNQG78ZA9XWXJMW6F69IRPLNEBK</text:p>
          </table:table-cell>
          <table:table-cell office:value-type="string">
            <text:p>A3RQQWMUZJUWJ1</text:p>
          </table:table-cell>
          <table:table-cell office:value-type="string">
            <text:p>Submitted</text:p>
          </table:table-cell>
          <table:table-cell office:value-type="string">
            <text:p>Fri Mar 28 13:03:17 CDT 2014</text:p>
          </table:table-cell>
          <table:table-cell office:value-type="string">
            <text:p>Tue Mar 25 13:03:05 CDT 2014</text:p>
          </table:table-cell>
          <table:table-cell office:value-type="string">
            <text:p>Tue Mar 25 13:03:17 CDT 2014</text:p>
          </table:table-cell>
          <table:table-cell table:number-columns-repeated="4"/>
          <table:table-cell office:value-type="string">
            <text:p>.</text:p>
          </table:table-cell>
          <table:table-cell office:value-type="string">
            <text:p>http://imgur.com/BA6QcgM</text:p>
          </table:table-cell>
        </table:table-row>
        <table:table-row table:style-name="ro1">
          <table:table-cell office:value-type="string">
            <text:p>3QE4DGPGBRBL9SB8NAHEAE1EQFNG48</text:p>
          </table:table-cell>
          <table:table-cell office:value-type="string">
            <text:p>2JUO3W5XH0JP57EYL85PWSP75L8JDA</text:p>
          </table:table-cell>
          <table:table-cell office:value-type="string">
            <text:p>Draw a single character</text:p>
          </table:table-cell>
          <table:table-cell office:value-type="string">
            <text:p>The task is to draw a character, upload an image of it to imgur.com, and submit this link.</text:p>
          </table:table-cell>
          <table:table-cell office:value-type="string">
            <text:p>drawing, letter, character, photo</text:p>
          </table:table-cell>
          <table:table-cell office:value-type="string">
            <text:p>$0.10</text:p>
          </table:table-cell>
          <table:table-cell office:value-type="string">
            <text:p>Tue Mar 25 12:12:40 CDT 20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viewable</text:p>
          </table:table-cell>
          <table:table-cell office:value-type="string">
            <text:p>NotReviewed</text:p>
          </table:table-cell>
          <table:table-cell office:value-type="string">
            <text:p>?</text:p>
          </table:table-cell>
          <table:table-cell office:value-type="float" office:value="900">
            <text:p>900</text:p>
          </table:table-cell>
          <table:table-cell office:value-type="float" office:value="259200">
            <text:p>259200</text:p>
          </table:table-cell>
          <table:table-cell office:value-type="string">
            <text:p>Fri Mar 28 12:12:40 CDT 2014</text:p>
          </table:table-cell>
          <table:table-cell office:value-type="string">
            <text:p>https://requester.mturk.com/mturk/manageHIT?HITId=3QE4DGPGBRBL9SB8NAHEAE1EQFNG48</text:p>
          </table:table-cell>
          <table:table-cell office:value-type="string">
            <text:p>3DY46V3X3PI7CXNHALMZZTCM2W2559</text:p>
          </table:table-cell>
          <table:table-cell office:value-type="string">
            <text:p>A2IICB0FDT3QE2</text:p>
          </table:table-cell>
          <table:table-cell office:value-type="string">
            <text:p>Submitted</text:p>
          </table:table-cell>
          <table:table-cell office:value-type="string">
            <text:p>Fri Mar 28 12:48:17 CDT 2014</text:p>
          </table:table-cell>
          <table:table-cell office:value-type="string">
            <text:p>Tue Mar 25 12:45:42 CDT 2014</text:p>
          </table:table-cell>
          <table:table-cell office:value-type="string">
            <text:p>Tue Mar 25 12:48:17 CDT 2014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http://imgur.com/L0DFN4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3/25/2014</text:date>, <text:time>14:4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arris</meta:initial-creator>
    <meta:creation-date>2014-03-25T14:43:27</meta:creation-date>
    <dc:date>2014-03-25T14:48:37</dc:date>
    <dc:creator>Jason Harris</dc:creator>
    <meta:editing-duration>PT5M11S</meta:editing-duration>
    <meta:editing-cycles>1</meta:editing-cycles>
    <meta:document-statistic meta:table-count="3" meta:cell-count="5742" meta:object-count="0"/>
    <meta:generator>OpenOffice/4.0.1$Unix OpenOffice.org_project/401m5$Build-9714</meta:generator>
  </office:meta>
</office:document-meta>
</file>